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MS Sans Serif" svg:font-family="'MS Sans Serif'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41.86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9.7mm"/>
    </style:style>
    <style:style style:name="co6" style:family="table-column">
      <style:table-column-properties fo:break-before="auto" style:column-width="69.02mm"/>
    </style:style>
    <style:style style:name="co7" style:family="table-column">
      <style:table-column-properties fo:break-before="auto" style:column-width="28.82mm"/>
    </style:style>
    <style:style style:name="co8" style:family="table-column">
      <style:table-column-properties fo:break-before="auto" style:column-width="29.1mm"/>
    </style:style>
    <style:style style:name="co9" style:family="table-column">
      <style:table-column-properties fo:break-before="auto" style:column-width="100.89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26.33mm"/>
    </style:style>
    <style:style style:name="co12" style:family="table-column">
      <style:table-column-properties fo:break-before="auto" style:column-width="28.54mm"/>
    </style:style>
    <style:style style:name="co13" style:family="table-column">
      <style:table-column-properties fo:break-before="auto" style:column-width="52.11mm"/>
    </style:style>
    <style:style style:name="co14" style:family="table-column">
      <style:table-column-properties fo:break-before="auto" style:column-width="19.95mm"/>
    </style:style>
    <style:style style:name="co15" style:family="table-column">
      <style:table-column-properties fo:break-before="auto" style:column-width="38.52mm"/>
    </style:style>
    <style:style style:name="co16" style:family="table-column">
      <style:table-column-properties fo:break-before="auto" style:column-width="26.05mm"/>
    </style:style>
    <style:style style:name="co17" style:family="table-column">
      <style:table-column-properties fo:break-before="auto" style:column-width="17.73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14.11mm" fo:break-before="auto" style:use-optimal-row-height="true"/>
    </style:style>
    <style:style style:name="ro5" style:family="table-row">
      <style:table-row-properties style:row-height="35.28mm" fo:break-before="auto" style:use-optimal-row-height="true"/>
    </style:style>
    <style:style style:name="ro6" style:family="table-row">
      <style:table-row-properties style:row-height="22.58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Nebytové_5f_prostory_5f_2014_5f_10_5f_02_5f_Bá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99"/>
    <style:style style:name="ce12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80c0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80c0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80c0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T1" style:family="text">
      <style:text-properties style:font-name="Arial CE" fo:font-size="8pt" fo:font-weight="normal" style:text-underline-style="none" style:text-underline-color="font-color" style:text-line-through-type="none" fo:font-style="normal" style:text-outline="false" fo:text-shadow="none" style:text-position="0%" style:font-name-complex="Arial CE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font-name="Arial CE" fo:font-weight="normal" style:text-underline-style="none" style:text-underline-color="font-color" style:text-line-through-type="none" fo:font-style="normal" style:text-outline="false" fo:text-shadow="none" style:text-position="0%" style:font-name-complex="Arial CE" style:font-weight-asian="normal" style:font-weight-complex="normal" style:font-style-asian="normal" style:font-style-complex="normal"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Nebytové_prostory_2014_10_02_Bá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ce8"/>
        <table:table-column table:style-name="co12" table:default-cell-style-name="ce6"/>
        <table:table-column table:style-name="co13" table:default-cell-style-name="ce10"/>
        <table:table-column table:style-name="co14" table:default-cell-style-name="ce6"/>
        <table:table-column table:style-name="co15" table:default-cell-style-name="ce3"/>
        <table:table-column table:style-name="co16" table:default-cell-style-name="ce3"/>
        <table:table-column table:style-name="co17" table:number-columns-repeated="241" table:default-cell-style-name="ce6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SPRAVCE</text:p>
          </table:table-cell>
          <table:table-cell table:style-name="ce1" office:value-type="string" calcext:value-type="string">
            <text:p>PORAD_CISLO</text:p>
          </table:table-cell>
          <table:table-cell table:style-name="ce4" office:value-type="string" calcext:value-type="string">
            <text:p>ULICE</text:p>
          </table:table-cell>
          <table:table-cell table:style-name="ce1" office:value-type="string" calcext:value-type="string">
            <text:p>CP_CO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PARCELY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KU</text:p>
          </table:table-cell>
          <table:table-cell table:style-name="ce4" office:value-type="string" calcext:value-type="string">
            <text:p>NAJEMCE</text:p>
          </table:table-cell>
          <table:table-cell table:style-name="ce1" office:value-type="string" calcext:value-type="string">
            <text:p>TYP_PROSTORU</text:p>
          </table:table-cell>
          <table:table-cell table:style-name="ce7" office:value-type="string" calcext:value-type="string">
            <text:p>NAJEM_M2_ROK</text:p>
          </table:table-cell>
          <table:table-cell table:style-name="ce4" office:value-type="string" calcext:value-type="string">
            <text:p>PLOCHA_CELKEM</text:p>
          </table:table-cell>
          <table:table-cell table:style-name="ce9" office:value-type="string" calcext:value-type="string">
            <text:p>DOBA_NAJMU</text:p>
          </table:table-cell>
          <table:table-cell table:style-name="ce4" office:value-type="string" calcext:value-type="string">
            <text:p>NAJEM_ROK</text:p>
          </table:table-cell>
          <table:table-cell table:style-name="ce1" office:value-type="string" calcext:value-type="string">
            <text:p>POZNAMKA</text:p>
          </table:table-cell>
          <table:table-cell table:style-name="ce1" office:value-type="string" calcext:value-type="string">
            <text:p>VYBER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Ďáblická</text:p>
          </table:table-cell>
          <table:table-cell table:style-name="ce2" office:value-type="string" calcext:value-type="string">
            <text:p>736/48a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194/37 255/2, 256/8. 257/2,3 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JARA PRAHA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0.25" calcext:value-type="float">
            <text:p>110,2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HASA GROUP S R 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40" calcext:value-type="float">
            <text:p>840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TO MAS KEJMAR KETO.S R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35" calcext:value-type="float">
            <text:p>73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Hlavni</text:p>
          </table:table-cell>
          <table:table-cell table:style-name="ce2" office:value-type="string" calcext:value-type="string">
            <text:p>22</text:p>
          </table:table-cell>
          <table:table-cell/>
          <table:table-cell table:style-name="ce2" office:value-type="string" calcext:value-type="string">
            <text:p>750</text:p>
          </table:table-cell>
          <table:table-cell table:number-columns-repeated="2" table:style-name="ce2" office:value-type="string" calcext:value-type="string">
            <text:p>Káraný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6.4" calcext:value-type="float">
            <text:p>456</text:p>
          </table:table-cell>
          <table:table-cell table:style-name="ce5" office:value-type="float" office:value="272.3" calcext:value-type="float">
            <text:p>272,3</text:p>
          </table:table-cell>
          <table:table-cell office:value-type="string" calcext:value-type="string">
            <text:p>doba neurčitá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řenská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1027/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ELEFONICA 02 CR AS.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é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K Letňanům</text:p>
          </table:table-cell>
          <table:table-cell table:style-name="ce2" office:value-type="string" calcext:value-type="string">
            <text:p>816/2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1729/25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HI THANH THUY NG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" calcext:value-type="float">
            <text:p>945</text:p>
          </table:table-cell>
          <table:table-cell table:style-name="ce5" office:value-type="float" office:value="126.99" calcext:value-type="float">
            <text:p>126,99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77/1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string" calcext:value-type="string">
            <text:p>2442/1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AREL POKOR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78.25" calcext:value-type="float">
            <text:p>1 578</text:p>
          </table:table-cell>
          <table:table-cell table:style-name="ce5" office:value-type="float" office:value="42.62" calcext:value-type="float">
            <text:p>42,62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315.07" calcext:value-type="float">
            <text:p>315,07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66" calcext:value-type="float">
            <text:p>29,66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86/7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string" calcext:value-type="string">
            <text:p>2442/2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 &amp; K COMPANY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7.46" calcext:value-type="float">
            <text:p>27,46</text:p>
          </table:table-cell>
          <table:table-cell office:value-type="string" calcext:value-type="string">
            <text:p>doba neurčité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87/9</text:p>
          </table:table-cell>
          <table:table-cell table:style-name="ce2" office:value-type="float" office:value="2287" calcext:value-type="float">
            <text:p>2287</text:p>
          </table:table-cell>
          <table:table-cell table:style-name="ce2" office:value-type="string" calcext:value-type="string">
            <text:p>2442/22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HA VAN D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7.58" calcext:value-type="float">
            <text:p>27,58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-41/2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string" calcext:value-type="string">
            <text:p>2442/28 3830/2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OMÁŠ RIPCSíK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0.75" calcext:value-type="float">
            <text:p>20,7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43/6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string" calcext:value-type="string">
            <text:p>2442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ÁCLAV PETERKA DANA RAKOVANOV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20.9" calcext:value-type="float">
            <text:p>1 121</text:p>
          </table:table-cell>
          <table:table-cell table:style-name="ce5" office:value-type="float" office:value="84.75" calcext:value-type="float">
            <text:p>84,7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MINISTERSTVO VNITR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podstř prostoru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186970" calcext:value-type="float">
            <text:p>18697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03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DVEŘE CZ SR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/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ZDENĚK BAR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15" calcext:value-type="float">
            <text:p>27,1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MICHAL STEFANISKO -M M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64.5" calcext:value-type="float">
            <text:p>264,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i areál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7/6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string" calcext:value-type="string">
            <text:p>1293/159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JAROSLAV ZEM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3.11" calcext:value-type="float">
            <text:p>643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8/4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string" calcext:value-type="string">
            <text:p>1293/160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Fittness centrum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odřanská</text:p>
          </table:table-cell>
          <table:table-cell table:number-columns-repeated="2"/>
          <table:table-cell table:style-name="ce2" office:value-type="string" calcext:value-type="string">
            <text:p>1978/1-5 1979/1-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ývalý areál vodárny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GOOD LUCK SP SRO</text:p>
          </table:table-cell>
          <table:table-cell table:style-name="ce2" office:value-type="string" calcext:value-type="string">
            <text:p>kotelna</text:p>
          </table:table-cell>
          <table:table-cell office:value-type="float" office:value="96" calcext:value-type="float">
            <text:p>96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PETR PŘÍHOD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10/6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1208/2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LUDMILA FILIPOVÁ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výpověd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8/60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1142/23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RADKA ZEMA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1.2" calcext:value-type="float">
            <text:p>61,2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9/58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1142/24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ACTON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0.26" calcext:value-type="float">
            <text:p>70,26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OCNl-DABLICE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4.6" calcext:value-type="float">
            <text:p>134,6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MČ PRAHA-ĎÁBLICE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3.67" calcext:value-type="float">
            <text:p>133,67</text:p>
          </table:table-cell>
          <table:table-cell office:value-type="string" calcext:value-type="string">
            <text:p>doba 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Podzámecká</text:p>
          </table:table-cell>
          <table:table-cell table:style-name="ce2" office:value-type="string" calcext:value-type="string">
            <text:p>211/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Praha - Koloděje</text:p>
          </table:table-cell>
          <table:table-cell table:style-name="ce2" office:value-type="string" calcext:value-type="string">
            <text:p>Koloděje</text:p>
          </table:table-cell>
          <table:table-cell table:style-name="ce5" office:value-type="string" calcext:value-type="string">
            <text:p>VODAFONE CZECH REPUBLIC. A S</text:p>
          </table:table-cell>
          <table:table-cell table:style-name="ce2" office:value-type="string" calcext:value-type="string">
            <text:p>část podstř. prostoru (antény)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45/9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string" calcext:value-type="string">
            <text:p>1521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ARHULiKOVÁ IVANA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3" calcext:value-type="float">
            <text:p>83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5 let s automat, prodlužováním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9/11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1149/2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LANIT PL AST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M immo, a s</text:p>
          </table:table-cell>
          <table:table-cell table:style-name="ce2" office:value-type="string" calcext:value-type="string">
            <text:p>kancelářské prostory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697.5" calcext:value-type="float">
            <text:p>697,5</text:p>
          </table:table-cell>
          <table:table-cell office:value-type="string" calcext:value-type="string">
            <text:p>5 let od kolaudac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WEBU Gmg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2" calcext:value-type="float">
            <text:p>4 072</text:p>
          </table:table-cell>
          <table:table-cell table:style-name="ce5" office:value-type="float" office:value="413.89" calcext:value-type="float">
            <text:p>413,8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CR-KRAJSKE RP HL. M.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0.79" calcext:value-type="float">
            <text:p>930,79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 R 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.R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T-MOBILE CZECH REPUBLIC A S.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2000" calcext:value-type="float">
            <text:p>102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Zahradníčkova</text:p>
          </table:table-cell>
          <table:table-cell table:number-columns-repeated="2"/>
          <table:table-cell table:style-name="ce2" office:value-type="string" calcext:value-type="string">
            <text:p>51/6.7,9,10 ,12,13,14,1 ,2,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Motol</text:p>
          </table:table-cell>
          <table:table-cell table:style-name="ce5" office:value-type="string" calcext:value-type="string">
            <text:p>MILAN KIRLIK</text:p>
          </table:table-cell>
          <table:table-cell table:style-name="ce2" office:value-type="string" calcext:value-type="string">
            <text:p>areál koupaliště Motol</text:p>
          </table:table-cell>
          <table:table-cell/>
          <table:table-cell table:style-name="ce5" office:value-type="float" office:value="1103" calcext:value-type="float">
            <text:p>1103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areál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Zenklova</text:p>
          </table:table-cell>
          <table:table-cell table:style-name="ce2" office:value-type="string" calcext:value-type="string">
            <text:p>1513/115</text:p>
          </table:table-cell>
          <table:table-cell table:style-name="ce2" office:value-type="float" office:value="1513" calcext:value-type="float">
            <text:p>1513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TUPARICOVA Helen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1" calcext:value-type="float">
            <text:p>111</text:p>
          </table:table-cell>
          <table:table-cell office:value-type="string" calcext:value-type="string">
            <text:p>16.10.20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8/1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221/2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Pospíši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.3" calcext:value-type="float">
            <text:p>1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9/3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221/2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schel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56" calcext:value-type="float">
            <text:p>5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" calcext:value-type="float">
            <text:p>11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Prest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53.94" calcext:value-type="float">
            <text:p>954</text:p>
          </table:table-cell>
          <table:table-cell table:style-name="ce5" office:value-type="float" office:value="52.7" calcext:value-type="float">
            <text:p>5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ichal Kubá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34.4" calcext:value-type="float">
            <text:p>3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.7" calcext:value-type="float">
            <text:p>113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54" calcext:value-type="float">
            <text:p>27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Jakub Pass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9.8" calcext:value-type="float">
            <text:p>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Eva Kotrbat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104.81" calcext:value-type="float">
            <text:p>1 105</text:p>
          </table:table-cell>
          <table:table-cell table:style-name="ce5" office:value-type="float" office:value="34.6" calcext:value-type="float">
            <text:p>34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Viet H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3.8" calcext:value-type="float">
            <text:p>43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Thi Thuong H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4.5" calcext:value-type="float">
            <text:p>44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fmann foto Renat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.75" calcext:value-type="float">
            <text:p>1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1.4" calcext:value-type="float">
            <text:p>131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3/39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21/7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Tvrdý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51.05" calcext:value-type="float">
            <text:p>51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8" calcext:value-type="float">
            <text:p>5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31" calcext:value-type="float">
            <text:p>7,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Exnerové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00" calcext:value-type="float">
            <text:p>2 500</text:p>
          </table:table-cell>
          <table:table-cell table:style-name="ce5" office:value-type="float" office:value="24.36" calcext:value-type="float">
            <text:p>24,3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řetislav Nádvor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něžana Lužaič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abriela Hro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55.9" calcext:value-type="float">
            <text:p>55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35.9" calcext:value-type="float">
            <text:p>35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1" calcext:value-type="float">
            <text:p>1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slav Novotn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616" calcext:value-type="float">
            <text:p>616</text:p>
          </table:table-cell>
          <table:table-cell table:style-name="ce5" office:value-type="float" office:value="18.4" calcext:value-type="float">
            <text:p>18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7.6" calcext:value-type="float">
            <text:p>10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dilizic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0" calcext:value-type="float">
            <text:p>86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rátký Jaromí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8" calcext:value-type="float">
            <text:p>458</text:p>
          </table:table-cell>
          <table:table-cell table:style-name="ce5" office:value-type="float" office:value="26.2" calcext:value-type="float">
            <text:p>26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1" calcext:value-type="float">
            <text:p>1 031</text:p>
          </table:table-cell>
          <table:table-cell table:style-name="ce5" office:value-type="float" office:value="37.15" calcext:value-type="float">
            <text:p>37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a Consulting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25" calcext:value-type="float">
            <text:p>37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lborn group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0" calcext:value-type="float">
            <text:p>1 600</text:p>
          </table:table-cell>
          <table:table-cell table:style-name="ce5" office:value-type="float" office:value="43.85" calcext:value-type="float">
            <text:p>43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3.2" calcext:value-type="float">
            <text:p>73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7.55" calcext:value-type="float">
            <text:p>77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2.55" calcext:value-type="float">
            <text:p>72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94/8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232/3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1.86" calcext:value-type="float">
            <text:p>41,8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Bojčenkova</text:p>
          </table:table-cell>
          <table:table-cell table:style-name="ce2" office:value-type="string" calcext:value-type="string">
            <text:p>1094/2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C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7/14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string" calcext:value-type="string">
            <text:p>2342/7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adrma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8/16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string" calcext:value-type="string">
            <text:p>2342/7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uřic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31/22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string" calcext:value-type="string">
            <text:p>2342/8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CENTR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19.87" calcext:value-type="float">
            <text:p>420</text:p>
          </table:table-cell>
          <table:table-cell table:style-name="ce5" office:value-type="float" office:value="18.1" calcext:value-type="float">
            <text:p>18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5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6/13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omáš Wyrwo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3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P Spektrum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666/4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221/7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8.85" calcext:value-type="float">
            <text:p>48,8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CS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Lanka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66.22" calcext:value-type="float">
            <text:p>66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Ríege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95" calcext:value-type="float">
            <text:p>44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š Nový</text:p>
          </table:table-cell>
          <table:table-cell table:style-name="ce2" office:value-type="string" calcext:value-type="string">
            <text:p>servis a prodej výp. techniky</text:p>
          </table:table-cell>
          <table:table-cell office:value-type="float" office:value="1273.75" calcext:value-type="float">
            <text:p>1 274</text:p>
          </table:table-cell>
          <table:table-cell table:style-name="ce5" office:value-type="float" office:value="32.04" calcext:value-type="float">
            <text:p>32,0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85" calcext:value-type="float">
            <text:p>9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4.2" calcext:value-type="float">
            <text:p>64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9/69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232/6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mislav Vojnovič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55" calcext:value-type="float">
            <text:p>1 255</text:p>
          </table:table-cell>
          <table:table-cell table:style-name="ce5" office:value-type="float" office:value="34.9" calcext:value-type="float">
            <text:p>34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4.7" calcext:value-type="float">
            <text:p>34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ranová Thi May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Veselý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20" calcext:value-type="float">
            <text:p>1 020</text:p>
          </table:table-cell>
          <table:table-cell table:style-name="ce5" office:value-type="float" office:value="87.4" calcext:value-type="float">
            <text:p>87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.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Roušavá</text:p>
          </table:table-cell>
          <table:table-cell table:style-name="ce2" office:value-type="string" calcext:value-type="string">
            <text:p>vinoték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66.08" calcext:value-type="float">
            <text:p>66,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9" calcext:value-type="float">
            <text:p>24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4" calcext:value-type="float">
            <text:p>27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5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ter Globál s.r.o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6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adevosyan Gag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talieonline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3" calcext:value-type="float">
            <text:p>12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5" calcext:value-type="float">
            <text:p>23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3" calcext:value-type="float">
            <text:p>2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befi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00" calcext:value-type="float">
            <text:p>2 600</text:p>
          </table:table-cell>
          <table:table-cell table:style-name="ce5" office:value-type="float" office:value="42.7" calcext:value-type="float">
            <text:p>4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řitelna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500" calcext:value-type="float">
            <text:p>3 500</text:p>
          </table:table-cell>
          <table:table-cell table:style-name="ce5" office:value-type="float" office:value="137.25" calcext:value-type="float">
            <text:p>137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erční banka a.s</text:p>
          </table:table-cell>
          <table:table-cell table:style-name="ce2" office:value-type="string" calcext:value-type="string">
            <text:p>pobočka KB</text:p>
          </table:table-cell>
          <table:table-cell office:value-type="float" office:value="5196.9" calcext:value-type="float">
            <text:p>5 197</text:p>
          </table:table-cell>
          <table:table-cell table:style-name="ce5" office:value-type="float" office:value="129.39" calcext:value-type="float">
            <text:p>129,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2.4" calcext:value-type="float">
            <text:p>72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0.1" calcext:value-type="float">
            <text:p>80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.7" calcext:value-type="float">
            <text:p>45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Bořkova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20" calcext:value-type="float">
            <text:p>1 1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lanka Ryb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34.89" calcext:value-type="float">
            <text:p>1 335</text:p>
          </table:table-cell>
          <table:table-cell table:style-name="ce5" office:value-type="float" office:value="71.2" calcext:value-type="float">
            <text:p>7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ei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.12" calcext:value-type="float">
            <text:p>2,1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Serobjan</text:p>
          </table:table-cell>
          <table:table-cell table:style-name="ce2" office:value-type="string" calcext:value-type="string">
            <text:p>krejčovství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Nepoví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oš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99.3" calcext:value-type="float">
            <text:p>99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8.7" calcext:value-type="float">
            <text:p>48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Haranto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85.63" calcext:value-type="float">
            <text:p>85,6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Kolling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20" calcext:value-type="float">
            <text:p>2 020</text:p>
          </table:table-cell>
          <table:table-cell table:style-name="ce5" office:value-type="float" office:value="74.8" calcext:value-type="float">
            <text:p>74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2.25" calcext:value-type="float">
            <text:p>22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adislava Bernáth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4.5" calcext:value-type="float">
            <text:p>74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Ptačinsk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6.71" calcext:value-type="float">
            <text:p>1 017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.87" calcext:value-type="float">
            <text:p>7,8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920" calcext:value-type="float">
            <text:p>920</text:p>
          </table:table-cell>
          <table:table-cell table:style-name="ce5" office:value-type="float" office:value="85.05" calcext:value-type="float">
            <text:p>85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ela Růžičk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9" calcext:value-type="float">
            <text:p>7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ladovni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735" calcext:value-type="float">
            <text:p>1 735</text:p>
          </table:table-cell>
          <table:table-cell table:style-name="ce5" office:value-type="float" office:value="89.15" calcext:value-type="float">
            <text:p>89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Nová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85.5" calcext:value-type="float">
            <text:p>8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7" calcext:value-type="float">
            <text:p>5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rena Bohat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81.69" calcext:value-type="float">
            <text:p>3 282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Hamoud</text:p>
          </table:table-cell>
          <table:table-cell table:style-name="ce2" office:value-type="string" calcext:value-type="string">
            <text:p>herna</text:p>
          </table:table-cell>
          <table:table-cell office:value-type="float" office:value="3212.92" calcext:value-type="float">
            <text:p>3 213</text:p>
          </table:table-cell>
          <table:table-cell table:style-name="ce5" office:value-type="float" office:value="64.7" calcext:value-type="float">
            <text:p>6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Záhrubs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44.56" calcext:value-type="float">
            <text:p>245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1/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250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imcnek Petr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127.81" calcext:value-type="float">
            <text:p>127,8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54.23" calcext:value-type="float">
            <text:p>54,2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k elektrosystém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8/1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243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asta Grube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95.22" calcext:value-type="float">
            <text:p>95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94.32" calcext:value-type="float">
            <text:p>594</text:p>
          </table:table-cell>
          <table:table-cell table:style-name="ce5" office:value-type="float" office:value="209.63" calcext:value-type="float">
            <text:p>209,6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EZ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occer realit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na Smej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3.71" calcext:value-type="float">
            <text:p>53,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lezáková Kateři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83" calcext:value-type="float">
            <text:p>1 783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mona dent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573.36" calcext:value-type="float">
            <text:p>573</text:p>
          </table:table-cell>
          <table:table-cell table:style-name="ce5" office:value-type="float" office:value="142.4" calcext:value-type="float">
            <text:p>14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Broumo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6/2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515, 221/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8" calcext:value-type="float">
            <text:p>24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8/5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221/5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328.68" calcext:value-type="float">
            <text:p>12 32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0.5" calcext:value-type="float">
            <text:p>30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roslava Má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5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Zdenka Zelen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29.8" calcext:value-type="float">
            <text:p>2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na Bene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3.9" calcext:value-type="float">
            <text:p>23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S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iří Horáč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.9" calcext:value-type="float">
            <text:p>4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IC Praha s.r.o</text:p>
          </table:table-cell>
          <table:table-cell table:style-name="ce2" office:value-type="string" calcext:value-type="string">
            <text:p>hobby obchod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45.6" calcext:value-type="float">
            <text:p>4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řítenská</text:p>
          </table:table-cell>
          <table:table-cell table:style-name="ce2" office:value-type="string" calcext:value-type="string">
            <text:p>1266</text:p>
          </table:table-cell>
          <table:table-cell table:style-name="ce2" office:value-type="float" office:value="1266" calcext:value-type="float">
            <text:p>1266</text:p>
          </table:table-cell>
          <table:table-cell table:style-name="ce2" office:value-type="string" calcext:value-type="string">
            <text:p>793/10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České truhlářstvi a dřevař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831.91" calcext:value-type="float">
            <text:p>2 832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Dřitenská</text:p>
          </table:table-cell>
          <table:table-cell table:style-name="ce2" office:value-type="string" calcext:value-type="string">
            <text:p>1268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string" calcext:value-type="string">
            <text:p>793/10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12.75" calcext:value-type="float">
            <text:p>12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37/1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cel Kaš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468.51" calcext:value-type="float">
            <text:p>10 469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7/1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8/3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221/59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us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.55" calcext:value-type="float">
            <text:p>6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5/10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531.221/26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Pospíši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6/8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221/2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asociace parapleg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03" calcext:value-type="float">
            <text:p>2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3/17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527. 221/2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8000" calcext:value-type="float">
            <text:p>8 000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6/11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221/21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i H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.17" calcext:value-type="float">
            <text:p>840</text:p>
          </table:table-cell>
          <table:table-cell table:style-name="ce5" office:value-type="float" office:value="72.5" calcext:value-type="float">
            <text:p>72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8/7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221/21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9/5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221/21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la Pelikán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sial Gastro servi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35" calcext:value-type="float">
            <text:p>1 435</text:p>
          </table:table-cell>
          <table:table-cell table:style-name="ce5" office:value-type="float" office:value="99.05" calcext:value-type="float">
            <text:p>99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6" calcext:value-type="float">
            <text:p>18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2/5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221/9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 Kep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2/4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221/7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ichard Čern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8.2" calcext:value-type="float">
            <text:p>38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4.45" calcext:value-type="float">
            <text:p>44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25" calcext:value-type="float">
            <text:p>39,2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5/10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221/76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adim Chmel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8.9" calcext:value-type="float">
            <text:p>5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Jandova</text:p>
          </table:table-cell>
          <table:table-cell table:style-name="ce2" office:value-type="string" calcext:value-type="string">
            <text:p>623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278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29.19" calcext:value-type="float">
            <text:p>529</text:p>
          </table:table-cell>
          <table:table-cell table:style-name="ce5" office:value-type="float" office:value="1414" calcext:value-type="float">
            <text:p>1414</text:p>
          </table:table-cell>
          <table:table-cell office:value-type="string" calcext:value-type="string">
            <text:p>3.11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6/81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string" calcext:value-type="string">
            <text:p>2342/1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kéta Matuš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725.85" calcext:value-type="float">
            <text:p>726</text:p>
          </table:table-cell>
          <table:table-cell table:style-name="ce5" office:value-type="float" office:value="14.8" calcext:value-type="float">
            <text:p>14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8/85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string" calcext:value-type="string">
            <text:p>2342/1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aniel Štromaj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.86" calcext:value-type="float">
            <text:p>9,8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ažská správa soc. zab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65" calcext:value-type="float">
            <text:p>465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lub lidové tvorby, zájm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ístní úřad Praha 13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9.55" calcext:value-type="float">
            <text:p>210</text:p>
          </table:table-cell>
          <table:table-cell table:style-name="ce5" office:value-type="float" office:value="978.5" calcext:value-type="float">
            <text:p>97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ima interier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839.79" calcext:value-type="float">
            <text:p>4 84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0</text:p>
          </table:table-cell>
          <table:table-cell table:style-name="ce2" office:value-type="float" office:value="1260" calcext:value-type="float">
            <text:p>1260</text:p>
          </table:table-cell>
          <table:table-cell table:style-name="ce2" office:value-type="string" calcext:value-type="string">
            <text:p>765/2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2" calcext:value-type="float">
            <text:p>12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3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string" calcext:value-type="string">
            <text:p>765/3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2" calcext:value-type="float">
            <text:p>16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65.26" calcext:value-type="float">
            <text:p>465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55.77" calcext:value-type="float">
            <text:p>55,7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83.5" calcext:value-type="float">
            <text:p>83,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04.2" calcext:value-type="float">
            <text:p>104,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ohod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75.42" calcext:value-type="float">
            <text:p>475</text:p>
          </table:table-cell>
          <table:table-cell table:style-name="ce5" office:value-type="float" office:value="120.47" calcext:value-type="float">
            <text:p>120,4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0.44" calcext:value-type="float">
            <text:p>20,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pro postižené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.56" calcext:value-type="float">
            <text:p>10,5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23.02" calcext:value-type="float">
            <text:p>623</text:p>
          </table:table-cell>
          <table:table-cell table:style-name="ce5" office:value-type="float" office:value="6.93" calcext:value-type="float">
            <text:p>6,9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centrum pro zdr.p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.77" calcext:value-type="float">
            <text:p>9,7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2.14" calcext:value-type="float">
            <text:p>22,1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.4" calcext:value-type="float">
            <text:p>8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8" calcext:value-type="float">
            <text:p>21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96" calcext:value-type="float">
            <text:p>21,9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edor Peva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dmila Lang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6" calcext:value-type="float">
            <text:p>10,6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Prokůp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2.48" calcext:value-type="float">
            <text:p>42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ý červený křiž</text:p>
          </table:table-cell>
          <table:table-cell table:style-name="ce2" office:value-type="string" calcext:value-type="string">
            <text:p>středisko soc. služeb</text:p>
          </table:table-cell>
          <table:table-cell office:value-type="float" office:value="489.49" calcext:value-type="float">
            <text:p>489</text:p>
          </table:table-cell>
          <table:table-cell table:style-name="ce5" office:value-type="float" office:value="125.92" calcext:value-type="float">
            <text:p>125,9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51.69" calcext:value-type="float">
            <text:p>452</text:p>
          </table:table-cell>
          <table:table-cell table:style-name="ce5" office:value-type="float" office:value="6.95" calcext:value-type="float">
            <text:p>6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i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44" calcext:value-type="float">
            <text:p>451</text:p>
          </table:table-cell>
          <table:table-cell table:style-name="ce5" office:value-type="float" office:value="32.6" calcext:value-type="float">
            <text:p>32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Kloc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21.93" calcext:value-type="float">
            <text:p>21,9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2" calcext:value-type="float">
            <text:p>21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káš Wartha</text:p>
          </table:table-cell>
          <table:table-cell table:style-name="ce2" office:value-type="string" calcext:value-type="string">
            <text:p>archiv fotografii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26" calcext:value-type="float">
            <text:p>22,2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mír Adamec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27.81" calcext:value-type="float">
            <text:p>428</text:p>
          </table:table-cell>
          <table:table-cell table:style-name="ce5" office:value-type="float" office:value="22.05" calcext:value-type="float">
            <text:p>22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.75" calcext:value-type="float">
            <text:p>10,7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.91" calcext:value-type="float">
            <text:p>21,9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7" calcext:value-type="float">
            <text:p>10,6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8" calcext:value-type="float">
            <text:p>22,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0.72" calcext:value-type="float">
            <text:p>10,7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rej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1.82" calcext:value-type="float">
            <text:p>21,8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6146.79" calcext:value-type="float">
            <text:p>6 147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8/2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Hai Nam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2.39" calcext:value-type="float">
            <text:p>22,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rina Vompany s.s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l. přát. drobné p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4" calcext:value-type="float">
            <text:p>22,0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Škop-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5" calcext:value-type="float">
            <text:p>22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9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0.7" calcext:value-type="float">
            <text:p>10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Such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635.16" calcext:value-type="float">
            <text:p>635</text:p>
          </table:table-cell>
          <table:table-cell table:style-name="ce5" office:value-type="float" office:value="52.65" calcext:value-type="float">
            <text:p>5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0.2" calcext:value-type="float">
            <text:p>50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olámi studio s.r.o.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otraviny Hani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a Cestr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na Hl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99.64" calcext:value-type="float">
            <text:p>1 8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9" calcext:value-type="float">
            <text:p>29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2.5" calcext:value-type="float">
            <text:p>32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 p.s.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77.35" calcext:value-type="float">
            <text:p>177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4.65" calcext:value-type="float">
            <text:p>34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31.1" calcext:value-type="float">
            <text:p>131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 Kovác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2.25" calcext:value-type="float">
            <text:p>42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8.7" calcext:value-type="float">
            <text:p>78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1" calcext:value-type="float">
            <text:p>27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5" calcext:value-type="float">
            <text:p>38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65.02" calcext:value-type="float">
            <text:p>65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dybalantes s.r.o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950.5" calcext:value-type="float">
            <text:p>951</text:p>
          </table:table-cell>
          <table:table-cell table:style-name="ce5" office:value-type="float" office:value="75.75" calcext:value-type="float">
            <text:p>75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eslád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9" calcext:value-type="float">
            <text:p>29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47.45" calcext:value-type="float">
            <text:p>4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1.15" calcext:value-type="float">
            <text:p>31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arglas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2.15" calcext:value-type="float">
            <text:p>42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750" calcext:value-type="float">
            <text:p>1 750</text:p>
          </table:table-cell>
          <table:table-cell table:style-name="ce5" office:value-type="float" office:value="48.35" calcext:value-type="float">
            <text:p>48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nance garan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48.3" calcext:value-type="float">
            <text:p>48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2.65" calcext:value-type="float">
            <text:p>4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7" calcext:value-type="float">
            <text:p>39,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2" calcext:value-type="float">
            <text:p>10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6.5" calcext:value-type="float">
            <text:p>66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inar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22.53" calcext:value-type="float">
            <text:p>1 723</text:p>
          </table:table-cell>
          <table:table-cell table:style-name="ce5" office:value-type="float" office:value="36.4" calcext:value-type="float">
            <text:p>36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E Money Bank a.s.kan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00" calcext:value-type="float">
            <text:p>3 200</text:p>
          </table:table-cell>
          <table:table-cell table:style-name="ce5" office:value-type="float" office:value="141.71" calcext:value-type="float">
            <text:p>141,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2" calcext:value-type="float">
            <text:p>15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6" calcext:value-type="float">
            <text:p>14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232/44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28.1" calcext:value-type="float">
            <text:p>428</text:p>
          </table:table-cell>
          <table:table-cell table:style-name="ce5" office:value-type="float" office:value="73" calcext:value-type="float">
            <text:p>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Hlaváček</text:p>
          </table:table-cell>
          <table:table-cell table:style-name="ce2" office:value-type="string" calcext:value-type="string">
            <text:p>autoškola</text:p>
          </table:table-cell>
          <table:table-cell office:value-type="float" office:value="2803.57" calcext:value-type="float">
            <text:p>2 80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5.18" calcext:value-type="float">
            <text:p>5,1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.2" calcext:value-type="float">
            <text:p>2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ython-Import s.r 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3" calcext:value-type="float">
            <text:p>7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pil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enario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67.93" calcext:value-type="float">
            <text:p>1 568</text:p>
          </table:table-cell>
          <table:table-cell table:style-name="ce5" office:value-type="float" office:value="65.65" calcext:value-type="float">
            <text:p>65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23.45" calcext:value-type="float">
            <text:p>423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.1" calcext:value-type="float">
            <text:p>53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7.4" calcext:value-type="float">
            <text:p>87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aorle tour s 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i AB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70.03" calcext:value-type="float">
            <text:p>70,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nka Gruberová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1661.38" calcext:value-type="float">
            <text:p>1 661</text:p>
          </table:table-cell>
          <table:table-cell table:style-name="ce5" office:value-type="float" office:value="75.25" calcext:value-type="float">
            <text:p>75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0/11</text:p>
          </table:table-cell>
          <table:table-cell table:style-name="ce2" office:value-type="float" office:value="2390" calcext:value-type="float">
            <text:p>2390</text:p>
          </table:table-cell>
          <table:table-cell table:style-name="ce2" office:value-type="string" calcext:value-type="string">
            <text:p>2342/8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Naděžda Doškářové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3/25</text:p>
          </table:table-cell>
          <table:table-cell table:style-name="ce2" office:value-type="float" office:value="2373" calcext:value-type="float">
            <text:p>2373</text:p>
          </table:table-cell>
          <table:table-cell table:style-name="ce2" office:value-type="string" calcext:value-type="string">
            <text:p>2342/72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ICTUS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6.3" calcext:value-type="float">
            <text:p>36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6" calcext:value-type="float">
            <text:p>1 426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Gaye Pap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5/21</text:p>
          </table:table-cell>
          <table:table-cell table:style-name="ce2" office:value-type="float" office:value="2375" calcext:value-type="float">
            <text:p>2375</text:p>
          </table:table-cell>
          <table:table-cell table:style-name="ce2" office:value-type="string" calcext:value-type="string">
            <text:p>2342/7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5.55" calcext:value-type="float">
            <text:p>15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6/19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string" calcext:value-type="string">
            <text:p>2342/7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45" calcext:value-type="float">
            <text:p>14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Blanka Babič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1.84" calcext:value-type="float">
            <text:p>852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.38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8/15</text:p>
          </table:table-cell>
          <table:table-cell table:style-name="ce2" office:value-type="float" office:value="2388" calcext:value-type="float">
            <text:p>2388</text:p>
          </table:table-cell>
          <table:table-cell table:style-name="ce2" office:value-type="string" calcext:value-type="string">
            <text:p>2342/8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omuald Wasilewski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tin Koube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76.42" calcext:value-type="float">
            <text:p>576</text:p>
          </table:table-cell>
          <table:table-cell table:style-name="ce5" office:value-type="float" office:value="11.02" calcext:value-type="float">
            <text:p>11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iří Skalic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1/9</text:p>
          </table:table-cell>
          <table:table-cell table:style-name="ce2" office:value-type="float" office:value="2391" calcext:value-type="float">
            <text:p>2391</text:p>
          </table:table-cell>
          <table:table-cell table:style-name="ce2" office:value-type="string" calcext:value-type="string">
            <text:p>2342/9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SK Velká Ohrad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.71" calcext:value-type="float">
            <text:p>18,7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uhemed Keki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71.7" calcext:value-type="float">
            <text:p>71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Cald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426.6" calcext:value-type="float">
            <text:p>1 427</text:p>
          </table:table-cell>
          <table:table-cell table:style-name="ce5" office:value-type="float" office:value="71.6" calcext:value-type="float">
            <text:p>71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iod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Brože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250" calcext:value-type="float">
            <text:p>1 250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Folkman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05.5" calcext:value-type="float">
            <text:p>1 906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hobey Vitaliy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yklo Jan Faltý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9.15" calcext:value-type="float">
            <text:p>49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30.4" calcext:value-type="float">
            <text:p>30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30.55" calcext:value-type="float">
            <text:p>30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Sklenář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49.3" calcext:value-type="float">
            <text:p>49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4" calcext:value-type="float">
            <text:p>16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,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-Pharma s.r.o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140.85" calcext:value-type="float">
            <text:p>140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9" calcext:value-type="float">
            <text:p>1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.3" calcext:value-type="float">
            <text:p>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elace s.r.o</text:p>
          </table:table-cell>
          <table:table-cell table:style-name="ce2" office:value-type="string" calcext:value-type="string">
            <text:p>středisko péče o tělo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06.4" calcext:value-type="float">
            <text:p>106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9.9" calcext:value-type="float">
            <text:p>19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9" calcext:value-type="float">
            <text:p>16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9.6" calcext:value-type="float">
            <text:p>79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3" calcext:value-type="float">
            <text:p>2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vid Tesař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2.7" calcext:value-type="float">
            <text:p>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ří Šime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952.74" calcext:value-type="float">
            <text:p>953</text:p>
          </table:table-cell>
          <table:table-cell table:style-name="ce5" office:value-type="float" office:value="95.4" calcext:value-type="float">
            <text:p>95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kéta Bučkové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25.01" calcext:value-type="float">
            <text:p>25,0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ha s.r.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.51" calcext:value-type="float">
            <text:p>1</text:p>
          </table:table-cell>
          <table:table-cell table:style-name="ce5" office:value-type="float" office:value="98.6" calcext:value-type="float">
            <text:p>98,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rko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7.79" calcext:value-type="float">
            <text:p>47,7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vahelp obč.sdružení</text:p>
          </table:table-cell>
          <table:table-cell table:style-name="ce2" office:value-type="string" calcext:value-type="string">
            <text:p>centrum pro zdr. post.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8.81" calcext:value-type="float">
            <text:p>78,8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ažské vod. Stav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51" calcext:value-type="float">
            <text:p>72,5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6.85" calcext:value-type="float">
            <text:p>76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4" calcext:value-type="float">
            <text:p>31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5" calcext:value-type="float">
            <text:p>31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1" calcext:value-type="float">
            <text:p>56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6" calcext:value-type="float">
            <text:p>31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2" calcext:value-type="float">
            <text:p>56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7" calcext:value-type="float">
            <text:p>31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 o.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146.95" calcext:value-type="float">
            <text:p>146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8" calcext:value-type="float">
            <text:p>31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konom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9" calcext:value-type="float">
            <text:p>31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ejan Veljanovski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9.75" calcext:value-type="float">
            <text:p>19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0" calcext:value-type="float">
            <text:p>32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n Phuc Bui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církve bratrské</text:p>
          </table:table-cell>
          <table:table-cell table:style-name="ce2" office:value-type="string" calcext:value-type="string">
            <text:p>poradenské centrum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6.9" calcext:value-type="float">
            <text:p>96,9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eře CZ srov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9.6" calcext:value-type="float">
            <text:p>59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ořáčková Zuz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4.95" calcext:value-type="float">
            <text:p>1 715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'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7" calcext:value-type="float">
            <text:p>32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/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8" calcext:value-type="float">
            <text:p>32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71.85" calcext:value-type="float">
            <text:p>71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sco fr.stor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0" calcext:value-type="float">
            <text:p>2 820</text:p>
          </table:table-cell>
          <table:table-cell table:style-name="ce5" office:value-type="float" office:value="74.85" calcext:value-type="float">
            <text:p>74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.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473.31" calcext:value-type="float">
            <text:p>12 473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pojišťovn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0" calcext:value-type="float">
            <text:p>2 800</text:p>
          </table:table-cell>
          <table:table-cell table:style-name="ce5" office:value-type="float" office:value="61.46" calcext:value-type="float">
            <text:p>61,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rá pyramid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00" calcext:value-type="float">
            <text:p>2 400</text:p>
          </table:table-cell>
          <table:table-cell table:style-name="ce5" office:value-type="float" office:value="81.7" calcext:value-type="float">
            <text:p>81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03/15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Van Linh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553" calcext:value-type="float">
            <text:p>2 553</text:p>
          </table:table-cell>
          <table:table-cell table:style-name="ce5" office:value-type="float" office:value="82.25" calcext:value-type="float">
            <text:p>82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4" calcext:value-type="float">
            <text:p>33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3/15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.6" calcext:value-type="float">
            <text:p>28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Frej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64.7" calcext:value-type="float">
            <text:p>16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4" calcext:value-type="float">
            <text:p>42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8" calcext:value-type="float">
            <text:p>42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Mart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kařství Moravec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lga Mitošin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hadžanjan Ruzanna</text:p>
          </table:table-cell>
          <table:table-cell table:style-name="ce2" office:value-type="string" calcext:value-type="string">
            <text:p>prodej a výroba cukr.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198.8" calcext:value-type="float">
            <text:p>198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lazyan Hovhann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94.12" calcext:value-type="float">
            <text:p>1 194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0/7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232/3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Pec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5.24" calcext:value-type="float">
            <text:p>1 015</text:p>
          </table:table-cell>
          <table:table-cell table:style-name="ce5" office:value-type="float" office:value="49.1" calcext:value-type="float">
            <text:p>4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1/5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232/3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Brouček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80" calcext:value-type="float">
            <text:p>1 280</text:p>
          </table:table-cell>
          <table:table-cell table:style-name="ce5" office:value-type="float" office:value="67.41" calcext:value-type="float">
            <text:p>67,4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2/3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232/3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tavby Praha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10" calcext:value-type="float">
            <text:p>1 310</text:p>
          </table:table-cell>
          <table:table-cell table:style-name="ce5" office:value-type="float" office:value="71.77" calcext:value-type="float">
            <text:p>71,7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vét vyšívání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6" calcext:value-type="float">
            <text:p>34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sien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56.22" calcext:value-type="float">
            <text:p>856</text:p>
          </table:table-cell>
          <table:table-cell table:style-name="ce5" office:value-type="float" office:value="214.36" calcext:value-type="float">
            <text:p>214,3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7" calcext:value-type="float">
            <text:p>347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4/3</text:p>
          </table:table-cell>
          <table:table-cell table:style-name="ce2" office:value-type="float" office:value="2324" calcext:value-type="float">
            <text:p>2324</text:p>
          </table:table-cell>
          <table:table-cell table:style-name="ce2" office:value-type="string" calcext:value-type="string">
            <text:p>282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 Čtvrt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36.6" calcext:value-type="float">
            <text:p>36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8" calcext:value-type="float">
            <text:p>348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7/11</text:p>
          </table:table-cell>
          <table:table-cell table:style-name="ce2" office:value-type="float" office:value="2327" calcext:value-type="float">
            <text:p>2327</text:p>
          </table:table-cell>
          <table:table-cell table:style-name="ce2" office:value-type="string" calcext:value-type="string">
            <text:p>28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ěra Havlen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27.27" calcext:value-type="float">
            <text:p>927</text:p>
          </table:table-cell>
          <table:table-cell table:style-name="ce5" office:value-type="float" office:value="14.03" calcext:value-type="float">
            <text:p>14,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9" calcext:value-type="float">
            <text:p>349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48.1" calcext:value-type="float">
            <text:p>48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0" calcext:value-type="float">
            <text:p>350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9.8" calcext:value-type="float">
            <text:p>6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indlová Pet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5" calcext:value-type="float">
            <text:p>1 055</text:p>
          </table:table-cell>
          <table:table-cell table:style-name="ce5" office:value-type="float" office:value="80.7" calcext:value-type="float">
            <text:p>8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Luděk Tvrdí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95.05" calcext:value-type="float">
            <text:p>95,0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95.02" calcext:value-type="float">
            <text:p>95,0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7/3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221/5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.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7.8" calcext:value-type="float">
            <text:p>197,8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8/2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221/5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ierce&amp;Valmen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106.42" calcext:value-type="float">
            <text:p>106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9/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221/5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87.3" calcext:value-type="float">
            <text:p>87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tatex s.r.o.</text:p>
          </table:table-cell>
          <table:table-cell table:style-name="ce2" office:value-type="string" calcext:value-type="string">
            <text:p>výrobna</text:p>
          </table:table-cell>
          <table:table-cell office:value-type="float" office:value="570" calcext:value-type="float">
            <text:p>570</text:p>
          </table:table-cell>
          <table:table-cell table:style-name="ce5" office:value-type="float" office:value="108.1" calcext:value-type="float">
            <text:p>108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6" calcext:value-type="float">
            <text:p>15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9/26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221/9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6/30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221/76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ciál Gastro servi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5" calcext:value-type="float">
            <text:p>1 155</text:p>
          </table:table-cell>
          <table:table-cell table:style-name="ce5" office:value-type="float" office:value="83.11" calcext:value-type="float">
            <text:p>83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9/36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221/77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Dub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11" calcext:value-type="float">
            <text:p>1 211</text:p>
          </table:table-cell>
          <table:table-cell table:style-name="ce5" office:value-type="float" office:value="32.11" calcext:value-type="float">
            <text:p>32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 Kro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6.3" calcext:value-type="float">
            <text:p>56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4" calcext:value-type="float">
            <text:p>364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 Petrů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5" calcext:value-type="float">
            <text:p>365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etr Šimo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4.38" calcext:value-type="float">
            <text:p>84,3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6" calcext:value-type="float">
            <text:p>366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ýková Anet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7.6" calcext:value-type="float">
            <text:p>48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7" calcext:value-type="float">
            <text:p>367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9.68" calcext:value-type="float">
            <text:p>7 26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8" calcext:value-type="float">
            <text:p>368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7/1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23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tanislav Bend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83.04" calcext:value-type="float">
            <text:p>883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8/16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271/1. 2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0.3" calcext:value-type="float">
            <text:p>40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0" calcext:value-type="float">
            <text:p>370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5/2</text:p>
          </table:table-cell>
          <table:table-cell table:style-name="ce2" office:value-type="float" office:value="3115" calcext:value-type="float">
            <text:p>3115</text:p>
          </table:table-cell>
          <table:table-cell table:style-name="ce2" office:value-type="string" calcext:value-type="string">
            <text:p>4130/24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ran Manh Chi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" calcext:value-type="float">
            <text:p>912</text:p>
          </table:table-cell>
          <table:table-cell table:style-name="ce5" office:value-type="float" office:value="18.36" calcext:value-type="float">
            <text:p>18,3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7/6</text:p>
          </table:table-cell>
          <table:table-cell table:style-name="ce2" office:value-type="float" office:value="3117" calcext:value-type="float">
            <text:p>3117</text:p>
          </table:table-cell>
          <table:table-cell table:style-name="ce2" office:value-type="string" calcext:value-type="string">
            <text:p>4130/20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36" calcext:value-type="float">
            <text:p>18,3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Podnádražní</text:p>
          </table:table-cell>
          <table:table-cell table:style-name="ce2" office:value-type="string" calcext:value-type="string">
            <text:p>367/4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167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CLO-ZOLL servi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42.18" calcext:value-type="float">
            <text:p>842</text:p>
          </table:table-cell>
          <table:table-cell table:style-name="ce5" office:value-type="float" office:value="58.26" calcext:value-type="float">
            <text:p>58,2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3" calcext:value-type="float">
            <text:p>373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Iva Erban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42.57" calcext:value-type="float">
            <text:p>943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4" calcext:value-type="float">
            <text:p>374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Zuzana Jedličk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39.72" calcext:value-type="float">
            <text:p>940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Ruka pro život o.s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0.43" calcext:value-type="float">
            <text:p>0</text:p>
          </table:table-cell>
          <table:table-cell table:style-name="ce5" office:value-type="float" office:value="275.54" calcext:value-type="float">
            <text:p>275,5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6" calcext:value-type="float">
            <text:p>376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Královská mateřs. Škola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13.8" calcext:value-type="float">
            <text:p>413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Fccu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256" calcext:value-type="float">
            <text:p>1 256</text:p>
          </table:table-cell>
          <table:table-cell table:style-name="ce5" office:value-type="float" office:value="277.4" calcext:value-type="float">
            <text:p>277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8" calcext:value-type="float">
            <text:p>378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vaz důchodců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1.78" calcext:value-type="float">
            <text:p>31,7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9" calcext:value-type="float">
            <text:p>379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dafone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6620" calcext:value-type="float">
            <text:p>26 62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0" calcext:value-type="float">
            <text:p>380</text:p>
          </table:table-cell>
          <table:table-cell table:style-name="ce5" office:value-type="string" calcext:value-type="string">
            <text:p>Smikova</text:p>
          </table:table-cell>
          <table:table-cell table:style-name="ce2" office:value-type="string" calcext:value-type="string">
            <text:p>831/12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221/1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Jiří Doležal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478.61" calcext:value-type="float">
            <text:p>1 47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4" calcext:value-type="float">
            <text:p>384</text:p>
          </table:table-cell>
          <table:table-cell table:style-name="ce5" office:value-type="string" calcext:value-type="string">
            <text:p>Šedova</text:p>
          </table:table-cell>
          <table:table-cell table:style-name="ce2" office:value-type="string" calcext:value-type="string">
            <text:p>655/6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221/9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1" calcext:value-type="float">
            <text:p>13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0/19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1798/15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unmay Trade s.r.o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04.56" calcext:value-type="float">
            <text:p>204,5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1/17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1798/16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3.44" calcext:value-type="float">
            <text:p>213,4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2/28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string" calcext:value-type="string">
            <text:p>1798/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etr Ziká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56.52" calcext:value-type="float">
            <text:p>156,5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3/26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string" calcext:value-type="string">
            <text:p>1798/4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Elektroservis B MIK</text:p>
          </table:table-cell>
          <table:table-cell table:style-name="ce2" office:value-type="string" calcext:value-type="string">
            <text:p>opravna</text:p>
          </table:table-cell>
          <table:table-cell office:value-type="float" office:value="1048.53" calcext:value-type="float">
            <text:p>1 049</text:p>
          </table:table-cell>
          <table:table-cell table:style-name="ce5" office:value-type="float" office:value="74.13" calcext:value-type="float">
            <text:p>74,1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0/15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221/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1/13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221/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MT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66.45" calcext:value-type="float">
            <text:p>1 466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2/11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221/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825.2" calcext:value-type="float">
            <text:p>9 825</text:p>
          </table:table-cell>
          <table:table-cell table:style-name="ce5" office:value-type="float" office:value="0.5" calcext:value-type="float">
            <text:p>0,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5/5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221/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ien Pham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8.13" calcext:value-type="float">
            <text:p>18,1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20/3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221/2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arbora Vaničk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RA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65.3" calcext:value-type="float">
            <text:p>465</text:p>
          </table:table-cell>
          <table:table-cell table:style-name="ce5" office:value-type="float" office:value="21.1" calcext:value-type="float">
            <text:p>21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5" calcext:value-type="float">
            <text:p>395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bility Czech s.r.o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6" calcext:value-type="float">
            <text:p>396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Lhoták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67.65" calcext:value-type="float">
            <text:p>67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7" calcext:value-type="float">
            <text:p>397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3" calcext:value-type="float">
            <text:p>1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8" calcext:value-type="float">
            <text:p>398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9/1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Cádr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12.84" calcext:value-type="float">
            <text:p>12,8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9" calcext:value-type="float">
            <text:p>399</text:p>
          </table:table-cell>
          <table:table-cell table:style-name="ce5" office:value-type="string" calcext:value-type="string">
            <text:p>Vocelova</text:p>
          </table:table-cell>
          <table:table-cell table:style-name="ce2" office:value-type="string" calcext:value-type="string">
            <text:p>602/3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nár menšin o.p.s</text:p>
          </table:table-cell>
          <table:table-cell table:style-name="ce2" office:value-type="string" calcext:value-type="string">
            <text:p>kanceláře</text:p>
          </table:table-cell>
          <table:table-cell/>
          <table:table-cell table:style-name="ce5" office:value-type="float" office:value="985.45" calcext:value-type="float">
            <text:p>985,45</text:p>
          </table:table-cell>
          <table:table-cell office:value-type="string" calcext:value-type="string">
            <text:p>neurčitá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2/16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1798/16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rcela Moudfich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26" calcext:value-type="float">
            <text:p>22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8" calcext:value-type="float">
            <text:p>46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tárková Jan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an Quang Hu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650" calcext:value-type="float">
            <text:p>1 650</text:p>
          </table:table-cell>
          <table:table-cell table:style-name="ce5" office:value-type="float" office:value="78.5" calcext:value-type="float">
            <text:p>7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49.4" calcext:value-type="float">
            <text:p>4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iři Koír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1.09" calcext:value-type="float">
            <text:p>831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39" calcext:value-type="float">
            <text:p>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ěra Pospíšil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80" calcext:value-type="float">
            <text:p>480</text:p>
          </table:table-cell>
          <table:table-cell table:style-name="ce5" office:value-type="float" office:value="280" calcext:value-type="float">
            <text:p>28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3.71" calcext:value-type="float">
            <text:p>1 424</text:p>
          </table:table-cell>
          <table:table-cell table:style-name="ce5" office:value-type="float" office:value="39.4" calcext:value-type="float">
            <text:p>3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edicim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410" calcext:value-type="float">
            <text:p>1 410</text:p>
          </table:table-cell>
          <table:table-cell table:style-name="ce5" office:value-type="float" office:value="88.5" calcext:value-type="float">
            <text:p>88,5</text:p>
          </table:table-cell>
          <table:table-cell office:value-type="string" calcext:value-type="string">
            <text:p>1.2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istián Koub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.5" calcext:value-type="float">
            <text:p>1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ibor Mar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9" calcext:value-type="float">
            <text:p>1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ilm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73.8" calcext:value-type="float">
            <text:p>73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ina-lnter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89" calcext:value-type="float">
            <text:p>1 189</text:p>
          </table:table-cell>
          <table:table-cell table:style-name="ce5" office:value-type="float" office:value="555.5" calcext:value-type="float">
            <text:p>555,5</text:p>
          </table:table-cell>
          <table:table-cell office:value-type="string" calcext:value-type="string">
            <text:p>4.10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CENTRA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20.98" calcext:value-type="float">
            <text:p>321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net int s.r o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8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dafon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2.57" calcext:value-type="float">
            <text:p>7 253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9" calcext:value-type="float">
            <text:p>419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ld Training ASS.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722.58" calcext:value-type="float">
            <text:p>723</text:p>
          </table:table-cell>
          <table:table-cell table:style-name="ce5" office:value-type="float" office:value="248" calcext:value-type="float">
            <text:p>2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td Training AS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60" calcext:value-type="float">
            <text:p>16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uk c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neurčití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2.66" calcext:value-type="float">
            <text:p>82,6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Ivana Danie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-Mobil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148.56" calcext:value-type="float">
            <text:p>4 149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elefó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3512.75" calcext:value-type="float">
            <text:p>3 513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MK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00" calcext:value-type="float">
            <text:p>30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04" calcext:value-type="float">
            <text:p>451</text:p>
          </table:table-cell>
          <table:table-cell table:style-name="ce5" office:value-type="float" office:value="874.06" calcext:value-type="float">
            <text:p>874,0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8" calcext:value-type="float">
            <text:p>428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50.57" calcext:value-type="float">
            <text:p>651</text:p>
          </table:table-cell>
          <table:table-cell table:style-name="ce5" office:value-type="float" office:value="361.47" calcext:value-type="float">
            <text:p>361,4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9" calcext:value-type="float">
            <text:p>429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teřské centrum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335.8" calcext:value-type="float">
            <text:p>335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0" calcext:value-type="float">
            <text:p>430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lena Peníšková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62.59" calcext:value-type="float">
            <text:p>463</text:p>
          </table:table-cell>
          <table:table-cell table:style-name="ce5" office:value-type="float" office:value="80.02" calcext:value-type="float">
            <text:p>80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í Herrm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Městská knihovna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441.33" calcext:value-type="float">
            <text:p>441</text:p>
          </table:table-cell>
          <table:table-cell table:style-name="ce5" office:value-type="float" office:value="216.61" calcext:value-type="float">
            <text:p>216,6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č.p. 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 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121.58" calcext:value-type="float">
            <text:p>121,58</text:p>
          </table:table-cell>
          <table:table-cell office:value-type="string" calcext:value-type="string">
            <text:p>1.9.2022</text:p>
          </table:table-cell>
          <table:table-cell table:style-name="ce5" office:value-type="float" office:value="716832" calcext:value-type="float">
            <text:p>716832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 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419.69" calcext:value-type="float">
            <text:p>419,69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ĚMECKÁ OBCH.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1.89" calcext:value-type="float">
            <text:p>541,89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-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38.43" calcext:value-type="float">
            <text:p>538,43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.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5.5" calcext:value-type="float">
            <text:p>545,5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327.69" calcext:value-type="float">
            <text:p>1327,6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400000" calcext:value-type="float">
            <text:p>400000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15.84" calcext:value-type="float">
            <text:p>115,84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RENINOVÁ AN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AIKO A.S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65" calcext:value-type="float">
            <text:p>565</text:p>
          </table:table-cell>
          <table:table-cell table:style-name="ce5" office:value-type="float" office:value="44.05" calcext:value-type="float">
            <text:p>44,0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ZEMĚDĚLSKÁ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700" calcext:value-type="float">
            <text:p>2 700</text:p>
          </table:table-cell>
          <table:table-cell table:style-name="ce5" office:value-type="float" office:value="691.31" calcext:value-type="float">
            <text:p>691,3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RINFA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50" calcext:value-type="float">
            <text:p>6 350</text:p>
          </table:table-cell>
          <table:table-cell table:style-name="ce5" office:value-type="float" office:value="106.18" calcext:value-type="float">
            <text:p>106,1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84.71" calcext:value-type="float">
            <text:p>184,71</text:p>
          </table:table-cell>
          <table:table-cell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27.16" calcext:value-type="float">
            <text:p>127,16</text:p>
          </table:table-cell>
          <table:table-cell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205.38" calcext:value-type="float">
            <text:p>205,38</text:p>
          </table:table-cell>
          <table:table-cell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CHMAN TOMÁŠ ING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8100" calcext:value-type="float">
            <text:p>38 100</text:p>
          </table:table-cell>
          <table:table-cell table:style-name="ce5" office:value-type="float" office:value="46.16" calcext:value-type="float">
            <text:p>46,1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vičebná 9</text:p>
          </table:table-cell>
          <table:table-cell table:style-name="ce2" office:value-type="string" calcext:value-type="string">
            <text:p>69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77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OS A SOU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275.46" calcext:value-type="float">
            <text:p>4275,46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učeb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ubečská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42.34" calcext:value-type="float">
            <text:p>442</text:p>
          </table:table-cell>
          <table:table-cell table:style-name="ce5" office:value-type="float" office:value="738.73" calcext:value-type="float">
            <text:p>738,73</text:p>
          </table:table-cell>
          <table:table-cell office:value-type="string" calcext:value-type="string">
            <text:p>31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Dubečská 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980" calcext:value-type="float">
            <text:p>980</text:p>
          </table:table-cell>
          <table:table-cell table:style-name="ce5" office:value-type="float" office:value="1727.24" calcext:value-type="float">
            <text:p>1727,24</text:p>
          </table:table-cell>
          <table:table-cell office:value-type="string" calcext:value-type="string">
            <text:p>31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2" calcext:value-type="float">
            <text:p>8 152</text:p>
          </table:table-cell>
          <table:table-cell table:style-name="ce5" office:value-type="float" office:value="103.89" calcext:value-type="float">
            <text:p>103,8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162.53" calcext:value-type="float">
            <text:p>162,5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69.09" calcext:value-type="float">
            <text:p>69,0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189.04" calcext:value-type="float">
            <text:p>189,0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60.16" calcext:value-type="float">
            <text:p>60,1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Dvorská 0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uchdol</text:p>
          </table:table-cell>
          <table:table-cell table:style-name="ce5" office:value-type="string" calcext:value-type="string">
            <text:p>ČESKÁ ZEMĚDĚLSKÁ UNIVERZITA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5" office:value-type="float" office:value="1522.56" calcext:value-type="float">
            <text:p>1522,5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ykova 2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31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YRŠMÍDOVÁ JANA</text:p>
          </table:table-cell>
          <table:table-cell/>
          <table:table-cell office:value-type="float" office:value="315.76" calcext:value-type="float">
            <text:p>316</text:p>
          </table:table-cell>
          <table:table-cell table:style-name="ce5" office:value-type="float" office:value="1334.16" calcext:value-type="float">
            <text:p>1334,16</text:p>
          </table:table-cell>
          <table:table-cell office:value-type="string" calcext:value-type="string">
            <text:p>1.9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loubětinská 26</text:p>
          </table:table-cell>
          <table:table-cell table:style-name="ce2" office:value-type="string" calcext:value-type="string">
            <text:p>7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70,71, 72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Hloubětín</text:p>
          </table:table-cell>
          <table:table-cell table:style-name="ce5" office:value-type="string" calcext:value-type="string">
            <text:p>UNIVERZITA KARL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27.7" calcext:value-type="float">
            <text:p>428</text:p>
          </table:table-cell>
          <table:table-cell table:style-name="ce5" office:value-type="float" office:value="2489.37" calcext:value-type="float">
            <text:p>2489,37</text:p>
          </table:table-cell>
          <table:table-cell office:value-type="string" calcext:value-type="string">
            <text:p>31.1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usitská 7</text:p>
          </table:table-cell>
          <table:table-cell table:style-name="ce2" office:value-type="string" calcext:value-type="string">
            <text:p>105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, 1151,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KOTEK PETR</text:p>
          </table:table-cell>
          <table:table-cell table:style-name="ce2" office:value-type="string" calcext:value-type="string">
            <text:p>hala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577.33" calcext:value-type="float">
            <text:p>577,33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. 1151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H I SERVIS S R.O</text:p>
          </table:table-cell>
          <table:table-cell table:style-name="ce2" office:value-type="string" calcext:value-type="string">
            <text:p>radiotelefonní síť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4520" calcext:value-type="float">
            <text:p>1452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rezidence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omek vrátného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51.77" calcext:value-type="float">
            <text:p>251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9.14" calcext:value-type="float">
            <text:p>1419,1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91" calcext:value-type="float">
            <text:p>89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262" calcext:value-type="float">
            <text:p>126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8" calcext:value-type="float">
            <text:p>60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uňky na</text:p>
          </table:table-cell>
          <table:table-cell/>
          <table:table-cell table:style-name="ce5" office:value-type="float" office:value="751" calcext:value-type="float">
            <text:p>75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108.89" calcext:value-type="float">
            <text:p>108,89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224.62" calcext:value-type="float">
            <text:p>224,62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1.25" calcext:value-type="float">
            <text:p>161,25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8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28.64" calcext:value-type="float">
            <text:p>128,64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95.24" calcext:value-type="float">
            <text:p>95,24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0.75" calcext:value-type="float">
            <text:p>180,75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Y O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4.37" calcext:value-type="float">
            <text:p>164,37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5.43" calcext:value-type="float">
            <text:p>185,43</text:p>
          </table:table-cell>
          <table:table-cell office:value-type="string" calcext:value-type="string">
            <text:p>3.17203e+006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33.54" calcext:value-type="float">
            <text:p>33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18.77" calcext:value-type="float">
            <text:p>18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Jana Růžičky 19</text:p>
          </table:table-cell>
          <table:table-cell table:style-name="ce2" office:value-type="string" calcext:value-type="string">
            <text:p>1179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string" calcext:value-type="string">
            <text:p>2342/72, 2342/7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ZÁKLADNÍ UMĚL ŠKOL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26.91" calcext:value-type="float">
            <text:p>1426,91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Jandova 7</text:p>
          </table:table-cell>
          <table:table-cell table:style-name="ce2" office:value-type="string" calcext:value-type="string">
            <text:p>319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640/7, 1640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1.02" calcext:value-type="float">
            <text:p>111,0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dům děti a mládeže</text:p>
          </table:table-cell>
          <table:table-cell/>
          <table:table-cell table:style-name="ce5" office:value-type="float" office:value="1849.58" calcext:value-type="float">
            <text:p>1849,58</text:p>
          </table:table-cell>
          <table:table-cell office:value-type="string" calcext:value-type="string">
            <text:p>7.11.201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.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AUTOCENTRUM ESA - jí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2.07" calcext:value-type="float">
            <text:p>242,07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87.82" calcext:value-type="float">
            <text:p>487,8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POSOLDA MILAN</text:p>
          </table:table-cell>
          <table:table-cell table:style-name="ce2" office:value-type="string" calcext:value-type="string">
            <text:p>autoservis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.51" calcext:value-type="float">
            <text:p>93,51</text:p>
          </table:table-cell>
          <table:table-cell office:value-type="string" calcext:value-type="string">
            <text:p>26.1.2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KALOUS STANI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27.26" calcext:value-type="float">
            <text:p>27,2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ADACE ARTEViDE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28.48" calcext:value-type="float">
            <text:p>128,4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6.1" calcext:value-type="float">
            <text:p>26,1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3.7" calcext:value-type="float">
            <text:p>33,7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informační místn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2.2" calcext:value-type="float">
            <text:p>62,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S.ÚSTAV ZAH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349" calcext:value-type="float">
            <text:p>34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97.85" calcext:value-type="float">
            <text:p>97,85</text:p>
          </table:table-cell>
          <table:table-cell office:value-type="string" calcext:value-type="string">
            <text:p>12.9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200" calcext:value-type="float">
            <text:p>7 200</text:p>
          </table:table-cell>
          <table:table-cell table:style-name="ce5" office:value-type="float" office:value="163.42" calcext:value-type="float">
            <text:p>163,42</text:p>
          </table:table-cell>
          <table:table-cell office:value-type="string" calcext:value-type="string">
            <text:p>12.9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MPRESS VERL. M.B.H. &amp;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83" calcext:value-type="float">
            <text:p>983</text:p>
          </table:table-cell>
          <table:table-cell table:style-name="ce5" office:value-type="float" office:value="326.7" calcext:value-type="float">
            <text:p>326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TRŽIŠTĚ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Ke Kotlářce 4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1901, 1903, 1904, 190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Košíř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663" calcext:value-type="float">
            <text:p>66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Kobrova 6</text:p>
          </table:table-cell>
          <table:table-cell table:style-name="ce2" office:value-type="string" calcext:value-type="string">
            <text:p>1399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string" calcext:value-type="string">
            <text:p>310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epni prostor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Komořanská 63</text:p>
          </table:table-cell>
          <table:table-cell table:style-name="ce2" office:value-type="string" calcext:value-type="string">
            <text:p>326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3835/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Lázně Toušeň 0</text:p>
          </table:table-cell>
          <table:table-cell table:style-name="ce2" office:value-type="string" calcext:value-type="string">
            <text:p>1001.1</text:p>
          </table:table-cell>
          <table:table-cell/>
          <table:table-cell table:style-name="ce2" office:value-type="string" calcext:value-type="string">
            <text:p>74/3</text:p>
          </table:table-cell>
          <table:table-cell table:number-columns-repeated="2" table:style-name="ce2" office:value-type="string" calcext:value-type="string">
            <text:p>Lázně Toušeň</text:p>
          </table:table-cell>
          <table:table-cell table:style-name="ce5" office:value-type="string" calcext:value-type="string">
            <text:p>AM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78.41" calcext:value-type="float">
            <text:p>178</text:p>
          </table:table-cell>
          <table:table-cell table:style-name="ce5" office:value-type="float" office:value="1121" calcext:value-type="float">
            <text:p>1121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.CZ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22.2" calcext:value-type="float">
            <text:p>22,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Český fond umění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4.58" calcext:value-type="float">
            <text:p>2 825</text:p>
          </table:table-cell>
          <table:table-cell table:style-name="ce5" office:value-type="float" office:value="97" calcext:value-type="float">
            <text:p>9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 CZ O.P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36" calcext:value-type="float">
            <text:p>136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IBULKOVÁ ILONA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21.33" calcext:value-type="float">
            <text:p>21,3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O-TRADE-POINT S.R.O</text:p>
          </table:table-cell>
          <table:table-cell table:style-name="ce2" office:value-type="string" calcext:value-type="string">
            <text:p>bar</text:p>
          </table:table-cell>
          <table:table-cell office:value-type="float" office:value="3000" calcext:value-type="float">
            <text:p>3 000</text:p>
          </table:table-cell>
          <table:table-cell table:style-name="ce5" office:value-type="float" office:value="198.42" calcext:value-type="float">
            <text:p>198,42</text:p>
          </table:table-cell>
          <table:table-cell office:value-type="string" calcext:value-type="string">
            <text:p>31.12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GIK TONI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233" calcext:value-type="float">
            <text:p>6 233</text:p>
          </table:table-cell>
          <table:table-cell table:style-name="ce5" office:value-type="float" office:value="18.3" calcext:value-type="float">
            <text:p>18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ŠRAJEROVÁ DANIE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13.7" calcext:value-type="float">
            <text:p>13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IAL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836" calcext:value-type="float">
            <text:p>1 836</text:p>
          </table:table-cell>
          <table:table-cell table:style-name="ce5" office:value-type="float" office:value="27.3" calcext:value-type="float">
            <text:p>27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IF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LIPSO GROUP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14" calcext:value-type="float">
            <text:p>8 51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26.4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LIVA GARD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4230" calcext:value-type="float">
            <text:p>44 23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352" calcext:value-type="float">
            <text:p>4 352</text:p>
          </table:table-cell>
          <table:table-cell table:style-name="ce5" office:value-type="float" office:value="278.3" calcext:value-type="float">
            <text:p>278,3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692" calcext:value-type="float">
            <text:p>1 692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28" calcext:value-type="float">
            <text:p>1 12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HLUMECKÁ MARTI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38" calcext:value-type="float">
            <text:p>1 038</text:p>
          </table:table-cell>
          <table:table-cell table:style-name="ce5" office:value-type="float" office:value="305.44" calcext:value-type="float">
            <text:p>305,4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137" calcext:value-type="float">
            <text:p>13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208" calcext:value-type="float">
            <text:p>7 208</text:p>
          </table:table-cell>
          <table:table-cell table:style-name="ce5" office:value-type="float" office:value="41.2" calcext:value-type="float">
            <text:p>41,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53.3" calcext:value-type="float">
            <text:p>53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96" calcext:value-type="float">
            <text:p>1 096</text:p>
          </table:table-cell>
          <table:table-cell table:style-name="ce5" office:value-type="float" office:value="150.7" calcext:value-type="float">
            <text:p>150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RT PARK PRAHA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8.7" calcext:value-type="float">
            <text:p>8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.6" calcext:value-type="float">
            <text:p>53,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69" calcext:value-type="float">
            <text:p>520</text:p>
          </table:table-cell>
          <table:table-cell table:style-name="ce5" office:value-type="float" office:value="263" calcext:value-type="float">
            <text:p>26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Ý HORIZON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58" calcext:value-type="float">
            <text:p>1 058</text:p>
          </table:table-cell>
          <table:table-cell table:style-name="ce5" office:value-type="float" office:value="23.4" calcext:value-type="float">
            <text:p>23,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OUPA ZDENĚK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43.3" calcext:value-type="float">
            <text:p>43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02" calcext:value-type="float">
            <text:p>1 102</text:p>
          </table:table-cell>
          <table:table-cell table:style-name="ce5" office:value-type="float" office:value="220.37" calcext:value-type="float">
            <text:p>220,37</text:p>
          </table:table-cell>
          <table:table-cell office:value-type="string" calcext:value-type="string">
            <text:p>11.5.2020</text:p>
          </table:table-cell>
          <table:table-cell/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Mikulandská 8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1.1" calcext:value-type="float">
            <text:p>3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Mlékárenská 3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Modřany - domek ČD</text:p>
          </table:table-cell>
          <table:table-cell table:style-name="ce2" office:value-type="string" calcext:value-type="string">
            <text:p>? 4100</text:p>
          </table:table-cell>
          <table:table-cell table:number-columns-repeated="2"/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J SPARTAK MODŘANY</text:p>
          </table:table-cell>
          <table:table-cell table:style-name="ce2" office:value-type="string" calcext:value-type="string">
            <text:p>loděnic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79.38" calcext:value-type="float">
            <text:p>79,3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Myjavská 2</text:p>
          </table:table-cell>
          <table:table-cell table:style-name="ce2" office:value-type="string" calcext:value-type="string">
            <text:p>624.1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485" calcext:value-type="float">
            <text:p>248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RMITE PAU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4.82" calcext:value-type="float">
            <text:p>44,8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LVIA SPO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63.8" calcext:value-type="float">
            <text:p>2 164</text:p>
          </table:table-cell>
          <table:table-cell table:style-name="ce5" office:value-type="float" office:value="113.31" calcext:value-type="float">
            <text:p>113,3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JHV-ENGINEERING S 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186.45" calcext:value-type="float">
            <text:p>186,4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ALÉN SPOL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282.44" calcext:value-type="float">
            <text:p>282,4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DR.BÝVALÝCH POL VĚZŇ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2.08" calcext:value-type="float">
            <text:p>252</text:p>
          </table:table-cell>
          <table:table-cell table:style-name="ce5" office:value-type="float" office:value="75.38" calcext:value-type="float">
            <text:p>75,38</text:p>
          </table:table-cell>
          <table:table-cell office:value-type="string" calcext:value-type="string">
            <text:p>13.1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LOSSA,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76.72" calcext:value-type="float">
            <text:p>2 077</text:p>
          </table:table-cell>
          <table:table-cell table:style-name="ce5" office:value-type="float" office:value="114.49" calcext:value-type="float">
            <text:p>114,4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KULÍŠEK KAR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16.67" calcext:value-type="float">
            <text:p>2 617</text:p>
          </table:table-cell>
          <table:table-cell table:style-name="ce5" office:value-type="float" office:value="27.23" calcext:value-type="float">
            <text:p>27,2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IKTOROVA JAN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7.47" calcext:value-type="float">
            <text:p>1 267</text:p>
          </table:table-cell>
          <table:table-cell table:style-name="ce5" office:value-type="float" office:value="46.22" calcext:value-type="float">
            <text:p>46,2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TS CZECH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29.91" calcext:value-type="float">
            <text:p>1 930</text:p>
          </table:table-cell>
          <table:table-cell table:style-name="ce5" office:value-type="float" office:value="5.28" calcext:value-type="float">
            <text:p>5,2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ČESKÁ SPOLEČNOST ORNITOLOG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57.06" calcext:value-type="float">
            <text:p>157,0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Bělohlávková Libuš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8.2" calcext:value-type="float">
            <text:p>108,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.58" calcext:value-type="float">
            <text:p>12,5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fyzioterapeutická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1.95" calcext:value-type="float">
            <text:p>111,9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Nad lomem 2</text:p>
          </table:table-cell>
          <table:table-cell table:style-name="ce2" office:value-type="string" calcext:value-type="string">
            <text:p>1770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string" calcext:value-type="string">
            <text:p>764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. SKLEP SOBĚ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.16" calcext:value-type="float">
            <text:p>26</text:p>
          </table:table-cell>
          <table:table-cell table:style-name="ce5" office:value-type="float" office:value="458.7" calcext:value-type="float">
            <text:p>458,7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Nad Slávii 0</text:p>
          </table:table-cell>
          <table:table-cell table:style-name="ce2" office:value-type="string" calcext:value-type="string">
            <text:p>3281</text:p>
          </table:table-cell>
          <table:table-cell table:style-name="ce2" office:value-type="float" office:value="3281" calcext:value-type="float">
            <text:p>3281</text:p>
          </table:table-cell>
          <table:table-cell table:style-name="ce2" office:value-type="string" calcext:value-type="string">
            <text:p>4501/15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7.7" calcext:value-type="float">
            <text:p>167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OSPODÁŘSKÁ KOMORA HL.M.P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59" calcext:value-type="float">
            <text:p>659</text:p>
          </table:table-cell>
          <table:table-cell table:style-name="ce5" office:value-type="float" office:value="490" calcext:value-type="float">
            <text:p>490</text:p>
          </table:table-cell>
          <table:table-cell office:value-type="string" calcext:value-type="string">
            <text:p>31.3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FF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459" calcext:value-type="float">
            <text:p>11 459</text:p>
          </table:table-cell>
          <table:table-cell table:style-name="ce5" office:value-type="float" office:value="314.75" calcext:value-type="float">
            <text:p>314,7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Něvská 24</text:p>
          </table:table-cell>
          <table:table-cell table:style-name="ce2" office:value-type="string" calcext:value-type="string">
            <text:p>622.1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5.57" calcext:value-type="float">
            <text:p>25,5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Nové mlýny 5</text:p>
          </table:table-cell>
          <table:table-cell table:style-name="ce2" office:value-type="string" calcext:value-type="string">
            <text:p>1244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string" calcext:value-type="string">
            <text:p>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RAŽSKÉ SLUŽB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8932" calcext:value-type="float">
            <text:p>13893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strov štvanice 0</text:p>
          </table:table-cell>
          <table:table-cell table:style-name="ce2" office:value-type="string" calcext:value-type="string">
            <text:p>858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1224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534.45" calcext:value-type="float">
            <text:p>534,4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HUSITSKÁ TEOL. FAK UK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6271.96" calcext:value-type="float">
            <text:p>6271,96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999" calcext:value-type="float">
            <text:p>999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2644.4" calcext:value-type="float">
            <text:p>2644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roboštská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07,906,909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219" calcext:value-type="float">
            <text:p>321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IDDEN PLACE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ÁGR MILO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29" calcext:value-type="float">
            <text:p>229</text:p>
          </table:table-cell>
          <table:table-cell table:style-name="ce5" office:value-type="float" office:value="45.8" calcext:value-type="float">
            <text:p>45,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ITREUS HOLDING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100" calcext:value-type="float">
            <text:p>32 100</text:p>
          </table:table-cell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ÁČEK JIŘÍ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3.44" calcext:value-type="float">
            <text:p>123,4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8.32" calcext:value-type="float">
            <text:p>168,3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NESTY INTER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41" calcext:value-type="float">
            <text:p>14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123.5" calcext:value-type="float">
            <text:p>123,5</text:p>
          </table:table-cell>
          <table:table-cell office:value-type="string" calcext:value-type="string">
            <text:p>30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202.2" calcext:value-type="float">
            <text:p>202,2</text:p>
          </table:table-cell>
          <table:table-cell office:value-type="string" calcext:value-type="string">
            <text:p>30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LOSIN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" calcext:value-type="float">
            <text:p>4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KONTAKTNÍ CENTR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9.49" calcext:value-type="float">
            <text:p>69,49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RBA S.R.O. <text:s/>- ex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0.9" calcext:value-type="float">
            <text:p>100,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jmonova 80 (13)</text:p>
          </table:table-cell>
          <table:table-cell/>
          <table:table-cell table:style-name="ce2" office:value-type="float" office:value="1198" calcext:value-type="float">
            <text:p>1198</text:p>
          </table:table-cell>
          <table:table-cell table:style-name="ce2" office:value-type="string" calcext:value-type="string">
            <text:p>2364/80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odvinovská 3</text:p>
          </table:table-cell>
          <table:table-cell table:style-name="ce2" office:value-type="string" calcext:value-type="string">
            <text:p>574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157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UŽENÍ POHODA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31.52" calcext:value-type="float">
            <text:p>231,5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00.48" calcext:value-type="float">
            <text:p>100,48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2798/63, 2798/64.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í</text:p>
          </table:table-cell>
          <table:table-cell/>
          <table:table-cell table:style-name="ce5" office:value-type="float" office:value="189.9" calcext:value-type="float">
            <text:p>189,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60.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2798/63, 2798/64,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i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46.4" calcext:value-type="float">
            <text:p>146,4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Sedlec</text:p>
          </table:table-cell>
          <table:table-cell table:style-name="ce2" office:value-type="string" calcext:value-type="string">
            <text:p>? 505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430/3, 430/22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edlec</text:p>
          </table:table-cell>
          <table:table-cell table:style-name="ce5" office:value-type="string" calcext:value-type="string">
            <text:p>VÝSTAVNICTVÍ PRAHA A 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30.7" calcext:value-type="float">
            <text:p>231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Šárka - Zlodějka</text:p>
          </table:table-cell>
          <table:table-cell table:style-name="ce2" office:value-type="string" calcext:value-type="string">
            <text:p>? 50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361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Ruzyně</text:p>
          </table:table-cell>
          <table:table-cell table:style-name="ce5" office:value-type="string" calcext:value-type="string">
            <text:p>ČESKÝ JUNÁK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NAŠE VOJSKO - KNIŽNÍ DISTRIBUC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200" calcext:value-type="float">
            <text:p>2 200</text:p>
          </table:table-cell>
          <table:table-cell table:style-name="ce5" office:value-type="float" office:value="224.19" calcext:value-type="float">
            <text:p>224,1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dům dětí a mládež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69.49" calcext:value-type="float">
            <text:p>2269,49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ŠKOLNÍ JÍDELNA PRAHA 5</text:p>
          </table:table-cell>
          <table:table-cell table:style-name="ce2" office:value-type="string" calcext:value-type="string">
            <text:p>školní jíde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14.36" calcext:value-type="float">
            <text:p>814,36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Štupartská 14</text:p>
          </table:table-cell>
          <table:table-cell table:style-name="ce2" office:value-type="string" calcext:value-type="string">
            <text:p>594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610/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U Skladu 0</text:p>
          </table:table-cell>
          <table:table-cell table:style-name="ce2" office:value-type="string" calcext:value-type="string">
            <text:p>2153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string" calcext:value-type="string">
            <text:p>28/4, 29/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omo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27.62" calcext:value-type="float">
            <text:p>727,6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Vyšehradská 3</text:p>
          </table:table-cell>
          <table:table-cell table:style-name="ce2" office:value-type="string" calcext:value-type="string">
            <text:p>25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1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RAILCOM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96.48" calcext:value-type="float">
            <text:p>196,48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Za Poříčskou bránou</text:p>
          </table:table-cell>
          <table:table-cell table:style-name="ce2" office:value-type="string" calcext:value-type="string">
            <text:p>284.1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17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arlín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338" calcext:value-type="float">
            <text:p>32338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AR FILI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2.65" calcext:value-type="float">
            <text:p>182,65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ÁR FILIP</text:p>
          </table:table-cell>
          <table:table-cell table:style-name="ce2" office:value-type="string" calcext:value-type="string">
            <text:p>přízemí</text:p>
          </table:table-cell>
          <table:table-cell office:value-type="float" office:value="720.69" calcext:value-type="float">
            <text:p>721</text:p>
          </table:table-cell>
          <table:table-cell table:style-name="ce5" office:value-type="float" office:value="98.55" calcext:value-type="float">
            <text:p>98,5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JANEČEK JINDŘICH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MACH RADEK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.34" calcext:value-type="float">
            <text:p>4,3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Spolek Pet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áňová Alen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.65" calcext:value-type="float">
            <text:p>1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Zimová Iv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9" calcext:value-type="float">
            <text:p>1 009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rtílková Vítězslav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13.02" calcext:value-type="float">
            <text:p>13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Malina Vlasti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18" calcext:value-type="float">
            <text:p>7,1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5/19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806/80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rejbalová D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6/21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806/808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rel Stejskal</text:p>
          </table:table-cell>
          <table:table-cell table:style-name="ce2" office:value-type="string" calcext:value-type="string">
            <text:p>palačinkám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VM CONSULT s. r. o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válek Richard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ořejší Tom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34.22" calcext:value-type="float">
            <text:p>34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esařík Iv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4.49" calcext:value-type="float">
            <text:p>34,4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rim Luk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35.03" calcext:value-type="float">
            <text:p>35,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6.17" calcext:value-type="float">
            <text:p>116,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82/17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5.6" calcext:value-type="float">
            <text:p>3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aidar AI Houráni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3.82" calcext:value-type="float">
            <text:p>183,8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Drahokoupilová Mirosla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icochet klub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66.5" calcext:value-type="float">
            <text:p>76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35.15" calcext:value-type="float">
            <text:p>135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iyahya Lina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660.91" calcext:value-type="float">
            <text:p>661</text:p>
          </table:table-cell>
          <table:table-cell table:style-name="ce5" office:value-type="float" office:value="190" calcext:value-type="float">
            <text:p>19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2/3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string" calcext:value-type="string">
            <text:p>2342/15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zza Ar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04" calcext:value-type="float">
            <text:p>704</text:p>
          </table:table-cell>
          <table:table-cell table:style-name="ce5" office:value-type="float" office:value="251.6" calcext:value-type="float">
            <text:p>251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rosaz o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5.65" calcext:value-type="float">
            <text:p>45,6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ri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8.6" calcext:value-type="float">
            <text:p>28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rehabilitace</text:p>
          </table:table-cell>
          <table:table-cell/>
          <table:table-cell table:style-name="ce5" office:value-type="float" office:value="79.98" calcext:value-type="float">
            <text:p>79,98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omola</text:p>
          </table:table-cell>
          <table:table-cell table:style-name="ce2" office:value-type="string" calcext:value-type="string">
            <text:p>laboratoř</text:p>
          </table:table-cell>
          <table:table-cell office:value-type="float" office:value="519.4" calcext:value-type="float">
            <text:p>519</text:p>
          </table:table-cell>
          <table:table-cell table:style-name="ce5" office:value-type="float" office:value="95.3" calcext:value-type="float">
            <text:p>9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laboratoř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Flora - Svaz těl.post.</text:p>
          </table:table-cell>
          <table:table-cell table:style-name="ce2" office:value-type="string" calcext:value-type="string">
            <text:p>provozní místnost</text:p>
          </table:table-cell>
          <table:table-cell/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3/2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string" calcext:value-type="string">
            <text:p>2342/15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otápěč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9.5" calcext:value-type="float">
            <text:p>1 350</text:p>
          </table:table-cell>
          <table:table-cell table:style-name="ce5" office:value-type="float" office:value="26.81" calcext:value-type="float">
            <text:p>26,8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družení Jadr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.32" calcext:value-type="float">
            <text:p>815</text:p>
          </table:table-cell>
          <table:table-cell table:style-name="ce5" office:value-type="float" office:value="42.3" calcext:value-type="float">
            <text:p>4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15" calcext:value-type="float">
            <text:p>815</text:p>
          </table:table-cell>
          <table:table-cell table:style-name="ce5" office:value-type="float" office:value="85.56" calcext:value-type="float">
            <text:p>85,5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3" calcext:value-type="float">
            <text:p>815</text:p>
          </table:table-cell>
          <table:table-cell table:style-name="ce5" office:value-type="float" office:value="85" calcext:value-type="float">
            <text:p>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abyCafe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alonek u Bubeníka</text:p>
          </table:table-cell>
          <table:table-cell table:style-name="ce2" office:value-type="string" calcext:value-type="string">
            <text:p>bowling</text:p>
          </table:table-cell>
          <table:table-cell table:number-columns-repeated="4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l-Halabie Mahmou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22.3" calcext:value-type="float">
            <text:p>12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, bow.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624.39" calcext:value-type="float">
            <text:p>624,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atoč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17.61" calcext:value-type="float">
            <text:p>818</text:p>
          </table:table-cell>
          <table:table-cell table:style-name="ce5" office:value-type="float" office:value="63.35" calcext:value-type="float">
            <text:p>63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MC FACILIT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85" calcext:value-type="float">
            <text:p>435</text:p>
          </table:table-cell>
          <table:table-cell table:style-name="ce5" office:value-type="float" office:value="28.7" calcext:value-type="float">
            <text:p>28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4" calcext:value-type="float">
            <text:p>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9/42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806/80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Djoremová Iva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33" calcext:value-type="float">
            <text:p>68,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ybe, s r. o.</text:p>
          </table:table-cell>
          <table:table-cell table:style-name="ce2" office:value-type="string" calcext:value-type="string">
            <text:p>vzorkov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8.84" calcext:value-type="float">
            <text:p>18,8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3" calcext:value-type="float">
            <text:p>7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uzeum dět.kresby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yskočil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5/5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Attrattivo Č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19.48" calcext:value-type="float">
            <text:p>19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6/2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ér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5" calcext:value-type="float">
            <text:p>405</text:p>
          </table:table-cell>
          <table:table-cell table:style-name="ce5" office:value-type="float" office:value="3709" calcext:value-type="float">
            <text:p>3709</text:p>
          </table:table-cell>
          <table:table-cell office:value-type="string" calcext:value-type="string">
            <text:p>31.12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Čermák Zdeně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50" calcext:value-type="float">
            <text:p>250</text:p>
          </table:table-cell>
          <table:table-cell table:style-name="ce5" office:value-type="float" office:value="8.94" calcext:value-type="float">
            <text:p>8,9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Novopharm s r.o.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318" calcext:value-type="float">
            <text:p>1 318</text:p>
          </table:table-cell>
          <table:table-cell table:style-name="ce5" office:value-type="float" office:value="138.87" calcext:value-type="float">
            <text:p>138,87</text:p>
          </table:table-cell>
          <table:table-cell office:value-type="string" calcext:value-type="string">
            <text:p>13.9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0" calcext:value-type="float">
            <text:p>4 0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Lihaco company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4.3" calcext:value-type="float">
            <text:p>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6.19" calcext:value-type="float">
            <text:p>116,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Počernické</text:p>
          </table:table-cell>
          <table:table-cell table:style-name="ce2" office:value-type="string" calcext:value-type="string">
            <text:p>631/91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5" calcext:value-type="float">
            <text:p>4 005</text:p>
          </table:table-cell>
          <table:table-cell table:style-name="ce5" office:value-type="float" office:value="83.4" calcext:value-type="float">
            <text:p>83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tsakyan Samvel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tip sport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3.73" calcext:value-type="float">
            <text:p>113,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leč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114.94" calcext:value-type="float">
            <text:p>114,9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achle Radek</text:p>
          </table:table-cell>
          <table:table-cell table:style-name="ce2" office:value-type="string" calcext:value-type="string">
            <text:p>optika</text:p>
          </table:table-cell>
          <table:table-cell office:value-type="float" office:value="1900" calcext:value-type="float">
            <text:p>1 9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S MP HMP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77.8" calcext:value-type="float">
            <text:p>877,8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NO. 99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1.6" calcext:value-type="float">
            <text:p>1 262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Telefonica 02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3199.87" calcext:value-type="float">
            <text:p>3 200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9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Ambrožová Ivana</text:p>
          </table:table-cell>
          <table:table-cell table:style-name="ce2" office:value-type="string" calcext:value-type="string">
            <text:p>masážní studi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S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15999" calcext:value-type="float">
            <text:p>15 999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8/2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string" calcext:value-type="string">
            <text:p>243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9/4</text:p>
          </table:table-cell>
          <table:table-cell table:style-name="ce2" office:value-type="float" office:value="1539" calcext:value-type="float">
            <text:p>1539</text:p>
          </table:table-cell>
          <table:table-cell table:style-name="ce2" office:value-type="string" calcext:value-type="string">
            <text:p>243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.51" calcext:value-type="float">
            <text:p>913</text:p>
          </table:table-cell>
          <table:table-cell table:style-name="ce5" office:value-type="float" office:value="23.75" calcext:value-type="float">
            <text:p>23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0/6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string" calcext:value-type="string">
            <text:p>243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Hradecká Renata</text:p>
          </table:table-cell>
          <table:table-cell table:style-name="ce2" office:value-type="string" calcext:value-type="string">
            <text:p>psí salon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5.4" calcext:value-type="float">
            <text:p>25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1/8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243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oksanská Veronik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24.33" calcext:value-type="float">
            <text:p>24,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legr Vilém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25.42" calcext:value-type="float">
            <text:p>25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3/12</text:p>
          </table:table-cell>
          <table:table-cell table:style-name="ce2" office:value-type="float" office:value="1543" calcext:value-type="float">
            <text:p>1543</text:p>
          </table:table-cell>
          <table:table-cell table:style-name="ce2" office:value-type="string" calcext:value-type="string">
            <text:p>242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říska Václa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V Zátočce</text:p>
          </table:table-cell>
          <table:table-cell table:style-name="ce2" office:value-type="string" calcext:value-type="string">
            <text:p>42/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služeb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71.2" calcext:value-type="float">
            <text:p>371,2</text:p>
          </table:table-cell>
          <table:table-cell office:value-type="string" calcext:value-type="string">
            <text:p>30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ufek Miloslav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jtové Simona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8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491/5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urdové Marie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491/54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2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491/56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Rýdl Lukáš</text:p>
          </table:table-cell>
          <table:table-cell table:style-name="ce2" office:value-type="string" calcext:value-type="string">
            <text:p>dil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491/57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vořáková Zuzana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ndrák Karel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8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Komerční Banka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One-world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7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491/8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Prvni společná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ang Ngo Thi Thu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uong Ngo Thi T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Svoboda Jakub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8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Žabka a.s.</text:p>
          </table:table-cell>
          <table:table-cell table:style-name="ce2" office:value-type="string" calcext:value-type="string">
            <text:p>bar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Znojemská</text:p>
          </table:table-cell>
          <table:table-cell table:style-name="ce2" office:value-type="string" calcext:value-type="string">
            <text:p>1248/2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string" calcext:value-type="string">
            <text:p>310/91, 310/92, 310 …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ichl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Národní památkový ústav v HLMP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7.83" calcext:value-type="float">
            <text:p>98</text:p>
          </table:table-cell>
          <table:table-cell table:style-name="ce5" office:value-type="float" office:value="2553.4" calcext:value-type="float">
            <text:p>2553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omunitní centrum</text:p>
          </table:table-cell>
          <table:table-cell/>
          <table:table-cell table:style-name="ce5" office:value-type="float" office:value="111.46" calcext:value-type="float">
            <text:p>111,4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ubenské nábř.</text:p>
          </table:table-cell>
          <table:table-cell table:style-name="ce2" office:value-type="string" calcext:value-type="string">
            <text:p>306/13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1188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tržnice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65502.43" calcext:value-type="float">
            <text:p>65502,43</text:p>
          </table:table-cell>
          <table:table-cell table:number-columns-repeated="2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po PV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22.26" calcext:value-type="float">
            <text:p>2122,2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ntains!!</text:p>
          </table:table-cell>
          <table:table-cell table:style-name="ce2" office:value-type="string" calcext:value-type="string">
            <text:p>kulturní vyžití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ědinova</text:p>
          </table:table-cell>
          <table:table-cell table:style-name="ce2" office:value-type="string" calcext:value-type="string">
            <text:p>1998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3341/15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are spol. s.r.o.</text:p>
          </table:table-cell>
          <table:table-cell table:style-name="ce2" office:value-type="string" calcext:value-type="string">
            <text:p>wellnes</text:p>
          </table:table-cell>
          <table:table-cell office:value-type="float" office:value="1665.73" calcext:value-type="float">
            <text:p>1 666</text:p>
          </table:table-cell>
          <table:table-cell table:style-name="ce5" office:value-type="float" office:value="688.6" calcext:value-type="float">
            <text:p>688,6</text:p>
          </table:table-cell>
          <table:table-cell office:value-type="string" calcext:value-type="string">
            <text:p>1.5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bacant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087.04" calcext:value-type="float">
            <text:p>5 087</text:p>
          </table:table-cell>
          <table:table-cell table:style-name="ce5" office:value-type="float" office:value="304" calcext:value-type="float">
            <text:p>30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4.74" calcext:value-type="float">
            <text:p>84,7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T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etr Josef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6.5" calcext:value-type="float">
            <text:p>36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koupilová Petr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7.7" calcext:value-type="float">
            <text:p>57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rejča Ale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Světlana Zvolánková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.54" calcext:value-type="float">
            <text:p>1 558</text:p>
          </table:table-cell>
          <table:table-cell table:style-name="ce5" office:value-type="float" office:value="19.78" calcext:value-type="float">
            <text:p>19,7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udolf Ríčánek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" calcext:value-type="float">
            <text:p>1 557</text:p>
          </table:table-cell>
          <table:table-cell table:style-name="ce5" office:value-type="float" office:value="13.64" calcext:value-type="float">
            <text:p>13,6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Valenta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73.36" calcext:value-type="float">
            <text:p>873</text:p>
          </table:table-cell>
          <table:table-cell table:style-name="ce5" office:value-type="float" office:value="22.9" calcext:value-type="float">
            <text:p>22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C stavební spol.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74.74" calcext:value-type="float">
            <text:p>74,7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olák Ladislav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87.55" calcext:value-type="float">
            <text:p>3 388</text:p>
          </table:table-cell>
          <table:table-cell table:style-name="ce5" office:value-type="float" office:value="57.4" calcext:value-type="float">
            <text:p>57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aplac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500" calcext:value-type="float">
            <text:p>4 500</text:p>
          </table:table-cell>
          <table:table-cell table:style-name="ce5" office:value-type="float" office:value="221.76" calcext:value-type="float">
            <text:p>221,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inková Lucie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5504.45" calcext:value-type="float">
            <text:p>5 504</text:p>
          </table:table-cell>
          <table:table-cell table:style-name="ce5" office:value-type="float" office:value="76.49" calcext:value-type="float">
            <text:p>76,4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6.19" calcext:value-type="float">
            <text:p>116,1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átek Václav Ing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72.57" calcext:value-type="float">
            <text:p>72,5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IKA projektováni staveb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75.83" calcext:value-type="float">
            <text:p>3 176</text:p>
          </table:table-cell>
          <table:table-cell table:style-name="ce5" office:value-type="float" office:value="54.4" calcext:value-type="float">
            <text:p>54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ublicum Commodum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.86" calcext:value-type="float">
            <text:p>106</text:p>
          </table:table-cell>
          <table:table-cell table:style-name="ce5" office:value-type="float" office:value="68.3" calcext:value-type="float">
            <text:p>68,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ochman Přemysl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92.52" calcext:value-type="float">
            <text:p>2 793</text:p>
          </table:table-cell>
          <table:table-cell table:style-name="ce5" office:value-type="float" office:value="161.4" calcext:value-type="float">
            <text:p>161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ybernská</text:p>
          </table:table-cell>
          <table:table-cell table:style-name="ce2" office:value-type="string" calcext:value-type="string">
            <text:p>998/4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711.38" calcext:value-type="float">
            <text:p>6711,3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15.17" calcext:value-type="float">
            <text:p>415,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6" calcext:value-type="float">
            <text:p>27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International Offshore Company Services (C.E.)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83.4" calcext:value-type="float">
            <text:p>2 783</text:p>
          </table:table-cell>
          <table:table-cell table:style-name="ce5" office:value-type="float" office:value="125.24" calcext:value-type="float">
            <text:p>125,2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Sun Group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69.93" calcext:value-type="float">
            <text:p>3 170</text:p>
          </table:table-cell>
          <table:table-cell table:style-name="ce5" office:value-type="float" office:value="195.7" calcext:value-type="float">
            <text:p>195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esta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120.75" calcext:value-type="float">
            <text:p>120,7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eská komora architekt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44.37" calcext:value-type="float">
            <text:p>1 544</text:p>
          </table:table-cell>
          <table:table-cell table:style-name="ce5" office:value-type="float" office:value="592.7" calcext:value-type="float">
            <text:p>592,7</text:p>
          </table:table-cell>
          <table:table-cell office:value-type="string" calcext:value-type="string">
            <text:p>31.12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HLMP Městská policie hl. 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94.81" calcext:value-type="float">
            <text:p>394,8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3.6" calcext:value-type="float">
            <text:p>223,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09.52" calcext:value-type="float">
            <text:p>309,5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8300" calcext:value-type="float">
            <text:p>18 300</text:p>
          </table:table-cell>
          <table:table-cell table:style-name="ce5" office:value-type="float" office:value="78.52" calcext:value-type="float">
            <text:p>78,52</text:p>
          </table:table-cell>
          <table:table-cell office:value-type="string" calcext:value-type="string">
            <text:p>11.6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49.5" calcext:value-type="float">
            <text:p>749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rychlé občerstvení</text:p>
          </table:table-cell>
          <table:table-cell office:value-type="float" office:value="60720" calcext:value-type="float">
            <text:p>60 720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0100" calcext:value-type="float">
            <text:p>30 100</text:p>
          </table:table-cell>
          <table:table-cell table:style-name="ce5" office:value-type="float" office:value="27.05" calcext:value-type="float">
            <text:p>27,0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ncover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380" calcext:value-type="float">
            <text:p>12 380</text:p>
          </table:table-cell>
          <table:table-cell table:style-name="ce5" office:value-type="float" office:value="193.5" calcext:value-type="float">
            <text:p>193,5</text:p>
          </table:table-cell>
          <table:table-cell office:value-type="string" calcext:value-type="string">
            <text:p>14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půda</text:p>
          </table:table-cell>
          <table:table-cell office:value-type="float" office:value="12098.39" calcext:value-type="float">
            <text:p>12 098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141.22" calcext:value-type="float">
            <text:p>18141,2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Šír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ediclinic a.s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9.29" calcext:value-type="float">
            <text:p>179,29</text:p>
          </table:table-cell>
          <table:table-cell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81/2</text:p>
          </table:table-cell>
          <table:table-cell table:style-name="ce2" office:value-type="float" office:value="3081" calcext:value-type="float">
            <text:p>308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VČR</text:p>
          </table:table-cell>
          <table:table-cell table:style-name="ce2" office:value-type="string" calcext:value-type="string">
            <text:p>stroj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tin Kačire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Jiří Kobylá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ie Moravcová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iroslav Váň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Lublaňské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i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93" calcext:value-type="float">
            <text:p>19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Zelený Kru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0" calcext:value-type="float">
            <text:p>190</text:p>
          </table:table-cell>
          <table:table-cell table:style-name="ce5" office:value-type="float" office:value="153" calcext:value-type="float">
            <text:p>15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1.16" calcext:value-type="float">
            <text:p>241,1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stro Brazi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012.89" calcext:value-type="float">
            <text:p>1 013</text:p>
          </table:table-cell>
          <table:table-cell table:style-name="ce5" office:value-type="float" office:value="507.44" calcext:value-type="float">
            <text:p>507,4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zeta Prah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344.77" calcext:value-type="float">
            <text:p>5 345</text:p>
          </table:table-cell>
          <table:table-cell table:style-name="ce5" office:value-type="float" office:value="922.45" calcext:value-type="float">
            <text:p>922,45</text:p>
          </table:table-cell>
          <table:table-cell office:value-type="date" office:date-value="2022-11-16" calcext:value-type="date">
            <text:p>16.11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211.4" calcext:value-type="float">
            <text:p>211,4</text:p>
          </table:table-cell>
          <table:table-cell office:value-type="string" calcext:value-type="string">
            <text:p>31.3.2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8.1" calcext:value-type="float">
            <text:p>128,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Ms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lefonica 02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956.49" calcext:value-type="float">
            <text:p>2 956</text:p>
          </table:table-cell>
          <table:table-cell table:style-name="ce5" office:value-type="float" office:value="25.5" calcext:value-type="float">
            <text:p>25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ivek Viliam Euroagentura Prah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3236.87" calcext:value-type="float">
            <text:p>3 237</text:p>
          </table:table-cell>
          <table:table-cell table:style-name="ce5" office:value-type="float" office:value="769.9" calcext:value-type="float">
            <text:p>769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 Iv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46" calcext:value-type="float">
            <text:p>44,4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Žmolík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11" calcext:value-type="float">
            <text:p>44,1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88.23" calcext:value-type="float">
            <text:p>2 388</text:p>
          </table:table-cell>
          <table:table-cell table:style-name="ce5" office:value-type="float" office:value="41.85" calcext:value-type="float">
            <text:p>41,8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rigo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2991.02" calcext:value-type="float">
            <text:p>42 991</text:p>
          </table:table-cell>
          <table:table-cell table:style-name="ce5" office:value-type="float" office:value="13.3" calcext:value-type="float">
            <text:p>13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etropolis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4829" calcext:value-type="float">
            <text:p>4 829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Malantri chová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112.3" calcext:value-type="float">
            <text:p>112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Charty 77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380.17" calcext:value-type="float">
            <text:p>380,1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edmikrásky sdruženi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109.8" calcext:value-type="float">
            <text:p>109,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Inter-Kontakt-Grafik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59.41" calcext:value-type="float">
            <text:p>1 759</text:p>
          </table:table-cell>
          <table:table-cell table:style-name="ce5" office:value-type="float" office:value="37.1" calcext:value-type="float">
            <text:p>37,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.H.P.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2500" calcext:value-type="float">
            <text:p>32 50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veřejné prostranstv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46.68" calcext:value-type="float">
            <text:p>1346,68</text:p>
          </table:table-cell>
          <table:table-cell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73.21" calcext:value-type="float">
            <text:p>373,2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5.63" calcext:value-type="float">
            <text:p>175,6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9.48" calcext:value-type="float">
            <text:p>29,48</text:p>
          </table:table-cell>
          <table:table-cell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745.34" calcext:value-type="float">
            <text:p>6 745</text:p>
          </table:table-cell>
          <table:table-cell table:style-name="ce5" office:value-type="float" office:value="246.3" calcext:value-type="float">
            <text:p>246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o-japonská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5.3" calcext:value-type="float">
            <text:p>1 605</text:p>
          </table:table-cell>
          <table:table-cell table:style-name="ce5" office:value-type="float" office:value="198.75" calcext:value-type="float">
            <text:p>198,7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ůstek Propertie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5" calcext:value-type="float">
            <text:p>1 038</text:p>
          </table:table-cell>
          <table:table-cell table:style-name="ce5" office:value-type="float" office:value="55.4" calcext:value-type="float">
            <text:p>55,4</text:p>
          </table:table-cell>
          <table:table-cell office:value-type="string" calcext:value-type="string">
            <text:p>21.1.205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4472.71" calcext:value-type="float">
            <text:p>4 473</text:p>
          </table:table-cell>
          <table:table-cell table:style-name="ce5" office:value-type="float" office:value="187.55" calcext:value-type="float">
            <text:p>187,5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OWNTOWN CIGAR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6000" calcext:value-type="float">
            <text:p>56 000</text:p>
          </table:table-cell>
          <table:table-cell table:style-name="ce5" office:value-type="float" office:value="51.73" calcext:value-type="float">
            <text:p>51,7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 Car spot. s 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37381" calcext:value-type="float">
            <text:p>37 381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sdružení Na můstku 382/4 -Díamit s.r.o., Rit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3875.49" calcext:value-type="float">
            <text:p>33 875</text:p>
          </table:table-cell>
          <table:table-cell table:style-name="ce5" office:value-type="float" office:value="64.5" calcext:value-type="float">
            <text:p>64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etyst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9852" calcext:value-type="float">
            <text:p>49 852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1.8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ison &amp; Rose Public Relation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ůvka Vladimí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69" calcext:value-type="float">
            <text:p>269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4/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273.59" calcext:value-type="float">
            <text:p>1273,5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dem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0" calcext:value-type="float">
            <text:p>9 450</text:p>
          </table:table-cell>
          <table:table-cell table:style-name="ce5" office:value-type="float" office:value="115.1" calcext:value-type="float">
            <text:p>115,1</text:p>
          </table:table-cell>
          <table:table-cell office:value-type="string" calcext:value-type="string">
            <text:p>30.5.20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arong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978" calcext:value-type="float">
            <text:p>3 978</text:p>
          </table:table-cell>
          <table:table-cell table:style-name="ce5" office:value-type="float" office:value="133.25" calcext:value-type="float">
            <text:p>133,2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B LIMITED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0" calcext:value-type="float">
            <text:p>10 500</text:p>
          </table:table-cell>
          <table:table-cell table:style-name="ce5" office:value-type="float" office:value="135.4" calcext:value-type="float">
            <text:p>135,4</text:p>
          </table:table-cell>
          <table:table-cell office:value-type="string" calcext:value-type="string">
            <text:p>22.11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Winkler Milo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939.16" calcext:value-type="float">
            <text:p>2 939</text:p>
          </table:table-cell>
          <table:table-cell table:style-name="ce5" office:value-type="float" office:value="80.05" calcext:value-type="float">
            <text:p>80,0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lorea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95.56" calcext:value-type="float">
            <text:p>95,5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470.14" calcext:value-type="float">
            <text:p>3 470</text:p>
          </table:table-cell>
          <table:table-cell table:style-name="ce5" office:value-type="float" office:value="785.88" calcext:value-type="float">
            <text:p>785,88</text:p>
          </table:table-cell>
          <table:table-cell office:value-type="string" calcext:value-type="string">
            <text:p>15.12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rdio - Angio s.r.o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ational Trading and Consulting Company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42.35" calcext:value-type="float">
            <text:p>942</text:p>
          </table:table-cell>
          <table:table-cell table:style-name="ce5" office:value-type="float" office:value="107.3" calcext:value-type="float">
            <text:p>107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13.35" calcext:value-type="float">
            <text:p>213,3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Ústřední automotoklub České republ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18.54" calcext:value-type="float">
            <text:p>118,5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olečnost přátel USA, obč. sdružen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211" calcext:value-type="float">
            <text:p>21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předzahrádk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ymu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31" calcext:value-type="float">
            <text:p>1 231</text:p>
          </table:table-cell>
          <table:table-cell table:style-name="ce5" office:value-type="float" office:value="344.08" calcext:value-type="float">
            <text:p>344,0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á asociace fotbalových hráčů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0" calcext:value-type="float">
            <text:p>1 710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Nám. F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STUDIO DESIG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978.49" calcext:value-type="float">
            <text:p>8 978</text:p>
          </table:table-cell>
          <table:table-cell table:style-name="ce5" office:value-type="float" office:value="55.8" calcext:value-type="float">
            <text:p>55,8</text:p>
          </table:table-cell>
          <table:table-cell office:value-type="string" calcext:value-type="string">
            <text:p>31.8.2012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i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00.9" calcext:value-type="float">
            <text:p>200,9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í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6.2" calcext:value-type="float">
            <text:p>136,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ám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esign blok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94.2" calcext:value-type="float">
            <text:p>1194,2</text:p>
          </table:table-cell>
          <table:table-cell office:value-type="string" calcext:value-type="string">
            <text:p>18.10.2013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uterén</text:p>
          </table:table-cell>
          <table:table-cell/>
          <table:table-cell table:style-name="ce5" office:value-type="float" office:value="693.77" calcext:value-type="float">
            <text:p>693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arok Duš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9.9" calcext:value-type="float">
            <text:p>59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LR Group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257.28" calcext:value-type="float">
            <text:p>4 257</text:p>
          </table:table-cell>
          <table:table-cell table:style-name="ce5" office:value-type="float" office:value="287.12" calcext:value-type="float">
            <text:p>287,1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64.91" calcext:value-type="float">
            <text:p>364,9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MC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22.76" calcext:value-type="float">
            <text:p>3 323</text:p>
          </table:table-cell>
          <table:table-cell table:style-name="ce5" office:value-type="float" office:value="430.06" calcext:value-type="float">
            <text:p>430,0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6.53" calcext:value-type="float">
            <text:p>2 647</text:p>
          </table:table-cell>
          <table:table-cell table:style-name="ce5" office:value-type="float" office:value="97.97" calcext:value-type="float">
            <text:p>97,9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9.2" calcext:value-type="float">
            <text:p>259,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35.84" calcext:value-type="float">
            <text:p>35,8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nek Domini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100" calcext:value-type="float">
            <text:p>2 100</text:p>
          </table:table-cell>
          <table:table-cell table:style-name="ce5" office:value-type="float" office:value="77.9" calcext:value-type="float">
            <text:p>77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FA+H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811.04" calcext:value-type="float">
            <text:p>5 811</text:p>
          </table:table-cell>
          <table:table-cell table:style-name="ce5" office:value-type="float" office:value="89.6" calcext:value-type="float">
            <text:p>89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raj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600" calcext:value-type="float">
            <text:p>9 600</text:p>
          </table:table-cell>
          <table:table-cell table:style-name="ce5" office:value-type="float" office:value="66.7" calcext:value-type="float">
            <text:p>66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ny Mód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727.84" calcext:value-type="float">
            <text:p>7 728</text:p>
          </table:table-cell>
          <table:table-cell table:style-name="ce5" office:value-type="float" office:value="70.3" calcext:value-type="float">
            <text:p>70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-Copy centrum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0" calcext:value-type="float">
            <text:p>8 400</text:p>
          </table:table-cell>
          <table:table-cell table:style-name="ce5" office:value-type="float" office:value="65.6" calcext:value-type="float">
            <text:p>65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22.6" calcext:value-type="float">
            <text:p>822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suterén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zvojové projekty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02.66" calcext:value-type="float">
            <text:p>3 003</text:p>
          </table:table-cell>
          <table:table-cell table:style-name="ce5" office:value-type="float" office:value="147.72" calcext:value-type="float">
            <text:p>147,7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1.1" calcext:value-type="float">
            <text:p>8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9.6" calcext:value-type="float">
            <text:p>99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6.54" calcext:value-type="float">
            <text:p>66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.8" calcext:value-type="float">
            <text:p>141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erahli Susser Dagmar</text:p>
          </table:table-cell>
          <table:table-cell table:style-name="ce2" office:value-type="string" calcext:value-type="string">
            <text:p>rychlé občerstveni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46.27" calcext:value-type="float">
            <text:p>46,2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ntik Prague Art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0" calcext:value-type="float">
            <text:p>13 000</text:p>
          </table:table-cell>
          <table:table-cell table:style-name="ce5" office:value-type="float" office:value="52.78" calcext:value-type="float">
            <text:p>52,7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HB - Starožitnosti,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90" calcext:value-type="float">
            <text:p>10 190</text:p>
          </table:table-cell>
          <table:table-cell table:style-name="ce5" office:value-type="float" office:value="51.51" calcext:value-type="float">
            <text:p>51,5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S A SPS Františka Křižík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4" calcext:value-type="float">
            <text:p>214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uchovni správa kostela u Sv. Kři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2.72" calcext:value-type="float">
            <text:p>103</text:p>
          </table:table-cell>
          <table:table-cell table:style-name="ce5" office:value-type="float" office:value="46.5" calcext:value-type="float">
            <text:p>46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urdské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24.18" calcext:value-type="float">
            <text:p>224</text:p>
          </table:table-cell>
          <table:table-cell table:style-name="ce5" office:value-type="float" office:value="22.74" calcext:value-type="float">
            <text:p>22,7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9.4" calcext:value-type="float">
            <text:p>2 649</text:p>
          </table:table-cell>
          <table:table-cell table:style-name="ce5" office:value-type="float" office:value="47.15" calcext:value-type="float">
            <text:p>47,1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82/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Elektrotechn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5" calcext:value-type="float">
            <text:p>165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ůtka Edga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mprevu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75" calcext:value-type="float">
            <text:p>15 575</text:p>
          </table:table-cell>
          <table:table-cell table:style-name="ce5" office:value-type="float" office:value="28.03" calcext:value-type="float">
            <text:p>28,0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spojové techn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uspak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90.99" calcext:value-type="float">
            <text:p>15 591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afidein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16776.79" calcext:value-type="float">
            <text:p>16 777</text:p>
          </table:table-cell>
          <table:table-cell table:style-name="ce5" office:value-type="float" office:value="38.1" calcext:value-type="float">
            <text:p>38,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üsserová Len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39.6" calcext:value-type="float">
            <text:p>39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Granát, družstvo uměl. výroby v Turnově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431.32" calcext:value-type="float">
            <text:p>19 431</text:p>
          </table:table-cell>
          <table:table-cell table:style-name="ce5" office:value-type="float" office:value="25.65" calcext:value-type="float">
            <text:p>25,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92" calcext:value-type="float">
            <text:p>2 692</text:p>
          </table:table-cell>
          <table:table-cell table:style-name="ce5" office:value-type="float" office:value="425.46" calcext:value-type="float">
            <text:p>425,4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15.08" calcext:value-type="float">
            <text:p>3 115</text:p>
          </table:table-cell>
          <table:table-cell table:style-name="ce5" office:value-type="float" office:value="27.67" calcext:value-type="float">
            <text:p>27,6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rpá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77.24" calcext:value-type="float">
            <text:p>77,2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.4" calcext:value-type="float">
            <text:p>0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,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950.67" calcext:value-type="float">
            <text:p>2 951</text:p>
          </table:table-cell>
          <table:table-cell table:style-name="ce5" office:value-type="float" office:value="97.5" calcext:value-type="float">
            <text:p>97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0.98" calcext:value-type="float">
            <text:p>30,9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692/1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listová Eva JUDr.</text:p>
          </table:table-cell>
          <table:table-cell table:style-name="ce2" office:value-type="string" calcext:value-type="string">
            <text:p>archiv - depozit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4.42" calcext:value-type="float">
            <text:p>24,4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elléova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773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Ministerstvo vnitra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1/14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91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544.97" calcext:value-type="float">
            <text:p>2 545</text:p>
          </table:table-cell>
          <table:table-cell table:style-name="ce5" office:value-type="float" office:value="1085.67" calcext:value-type="float">
            <text:p>1085,6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7/5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galeri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5.62" calcext:value-type="float">
            <text:p>205,6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vention Bureau, obč. sdruž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34.76" calcext:value-type="float">
            <text:p>535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P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6.09" calcext:value-type="float">
            <text:p>6 006</text:p>
          </table:table-cell>
          <table:table-cell table:style-name="ce5" office:value-type="float" office:value="995.6" calcext:value-type="float">
            <text:p>995,6</text:p>
          </table:table-cell>
          <table:table-cell office:value-type="string" calcext:value-type="string">
            <text:p>31.12.204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7752.5" calcext:value-type="float">
            <text:p>27 753</text:p>
          </table:table-cell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193.08" calcext:value-type="float">
            <text:p>193,0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9.96" calcext:value-type="float">
            <text:p>49,9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17.65" calcext:value-type="float">
            <text:p>2117,6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eno-Gastro v.o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821.25" calcext:value-type="float">
            <text:p>3 821</text:p>
          </table:table-cell>
          <table:table-cell table:style-name="ce5" office:value-type="float" office:value="135.31" calcext:value-type="float">
            <text:p>135,31</text:p>
          </table:table-cell>
          <table:table-cell office:value-type="string" calcext:value-type="string">
            <text:p>31.12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er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6933.08" calcext:value-type="float">
            <text:p>6 933</text:p>
          </table:table-cell>
          <table:table-cell table:style-name="ce5" office:value-type="float" office:value="102.95" calcext:value-type="float">
            <text:p>102,95</text:p>
          </table:table-cell>
          <table:table-cell office:value-type="string" calcext:value-type="string">
            <text:p>31.1.20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eca Shops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3348.9" calcext:value-type="float">
            <text:p>13 349</text:p>
          </table:table-cell>
          <table:table-cell table:style-name="ce5" office:value-type="float" office:value="191.9" calcext:value-type="float">
            <text:p>191,9</text:p>
          </table:table-cell>
          <table:table-cell office:value-type="string" calcext:value-type="string">
            <text:p>31.3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.41" calcext:value-type="float">
            <text:p>280</text:p>
          </table:table-cell>
          <table:table-cell table:style-name="ce5" office:value-type="float" office:value="727.47" calcext:value-type="float">
            <text:p>727,4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301.61" calcext:value-type="float">
            <text:p>301,61</text:p>
          </table:table-cell>
          <table:table-cell office:value-type="string" calcext:value-type="string">
            <text:p>29.4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ádek Richar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2.8" calcext:value-type="float">
            <text:p>112,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vbek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962" calcext:value-type="float">
            <text:p>15 962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um sociálních služeb Praha,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94.35" calcext:value-type="float">
            <text:p>94,3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omola Libor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663" calcext:value-type="float">
            <text:p>3 663</text:p>
          </table:table-cell>
          <table:table-cell table:style-name="ce5" office:value-type="float" office:value="484.76" calcext:value-type="float">
            <text:p>484,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restaurace, v likvidac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738.1" calcext:value-type="float">
            <text:p>3 738</text:p>
          </table:table-cell>
          <table:table-cell table:style-name="ce5" office:value-type="float" office:value="53.95" calcext:value-type="float">
            <text:p>53,9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.85" calcext:value-type="float">
            <text:p>350,8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6.22" calcext:value-type="float">
            <text:p>306</text:p>
          </table:table-cell>
          <table:table-cell table:style-name="ce5" office:value-type="float" office:value="88.45" calcext:value-type="float">
            <text:p>88,4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7.94" calcext:value-type="float">
            <text:p>458</text:p>
          </table:table-cell>
          <table:table-cell table:style-name="ce5" office:value-type="float" office:value="281.1" calcext:value-type="float">
            <text:p>281,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1.55" calcext:value-type="float">
            <text:p>41,5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é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1.85" calcext:value-type="float">
            <text:p>341,8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137.4" calcext:value-type="float">
            <text:p>137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233.85" calcext:value-type="float">
            <text:p>233,8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7.5" calcext:value-type="float">
            <text:p>47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í plochy</text:p>
          </table:table-cell>
          <table:table-cell/>
          <table:table-cell table:style-name="ce5" office:value-type="float" office:value="9782.44" calcext:value-type="float">
            <text:p>9782,4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681.47" calcext:value-type="float">
            <text:p>681,47</text:p>
          </table:table-cell>
          <table:table-cell office:value-type="string" calcext:value-type="string">
            <text:p>19.5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0.45" calcext:value-type="float">
            <text:p>180,4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15" calcext:value-type="float">
            <text:p>515</text:p>
          </table:table-cell>
          <table:table-cell office:value-type="string" calcext:value-type="string">
            <text:p>EM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polečný prostor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8.65" calcext:value-type="float">
            <text:p>58,65</text:p>
          </table:table-cell>
          <table:table-cell table:number-columns-repeated="2"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Wertheimová Milena Tourist Stop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3092.36" calcext:value-type="float">
            <text:p>3 092</text:p>
          </table:table-cell>
          <table:table-cell table:style-name="ce5" office:value-type="float" office:value="45.02" calcext:value-type="float">
            <text:p>45,0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říž Josef De la Croix</text:p>
          </table:table-cell>
          <table:table-cell table:style-name="ce2" office:value-type="string" calcext:value-type="string">
            <text:p>kuchyň, zázemí</text:p>
          </table:table-cell>
          <table:table-cell office:value-type="float" office:value="4654.7" calcext:value-type="float">
            <text:p>4 655</text:p>
          </table:table-cell>
          <table:table-cell table:style-name="ce5"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anec Jan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5011.74" calcext:value-type="float">
            <text:p>5 012</text:p>
          </table:table-cell>
          <table:table-cell table:style-name="ce5" office:value-type="float" office:value="86.5" calcext:value-type="float">
            <text:p>86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84.54" calcext:value-type="float">
            <text:p>6 085</text:p>
          </table:table-cell>
          <table:table-cell table:style-name="ce5" office:value-type="float" office:value="343" calcext:value-type="float">
            <text:p>34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.T.K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720.74" calcext:value-type="float">
            <text:p>10 721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sco Franchise Stores Č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362" calcext:value-type="float">
            <text:p>19 362</text:p>
          </table:table-cell>
          <table:table-cell table:style-name="ce5" office:value-type="float" office:value="77.47" calcext:value-type="float">
            <text:p>77,47</text:p>
          </table:table-cell>
          <table:table-cell office:value-type="string" calcext:value-type="string">
            <text:p>19.4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7815.26" calcext:value-type="float">
            <text:p>47 815</text:p>
          </table:table-cell>
          <table:table-cell table:style-name="ce5" office:value-type="float" office:value="19.65" calcext:value-type="float">
            <text:p>19,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e la Croix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56.87" calcext:value-type="float">
            <text:p>2 457</text:p>
          </table:table-cell>
          <table:table-cell table:style-name="ce5" office:value-type="float" office:value="332.07" calcext:value-type="float">
            <text:p>332,07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54.28" calcext:value-type="float">
            <text:p>1 154</text:p>
          </table:table-cell>
          <table:table-cell table:style-name="ce5" office:value-type="float" office:value="18.23" calcext:value-type="float">
            <text:p>18,2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office:value-type="float" office:value="9749.02" calcext:value-type="float">
            <text:p>9 749</text:p>
          </table:table-cell>
          <table:table-cell table:style-name="ce5" office:value-type="float" office:value="837.17" calcext:value-type="float">
            <text:p>837,17</text:p>
          </table:table-cell>
          <table:table-cell office:value-type="string" calcext:value-type="string">
            <text:p>31.12.202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ART Praha s.r.o.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8944.06" calcext:value-type="float">
            <text:p>8 944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1.10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 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42.17" calcext:value-type="float">
            <text:p>1 142</text:p>
          </table:table-cell>
          <table:table-cell table:style-name="ce5" office:value-type="float" office:value="85.38" calcext:value-type="float">
            <text:p>85,3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4.14" calcext:value-type="float">
            <text:p>54,1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a la Croix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656.98" calcext:value-type="float">
            <text:p>5 657</text:p>
          </table:table-cell>
          <table:table-cell table:style-name="ce5" office:value-type="float" office:value="413.27" calcext:value-type="float">
            <text:p>413,27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office:value-type="float" office:value="4842.77" calcext:value-type="float">
            <text:p>4 843</text:p>
          </table:table-cell>
          <table:table-cell table:style-name="ce5" office:value-type="float" office:value="200.35" calcext:value-type="float">
            <text:p>200,35</text:p>
          </table:table-cell>
          <table:table-cell office:value-type="string" calcext:value-type="string">
            <text:p>31.12.202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508.02" calcext:value-type="float">
            <text:p>3 508</text:p>
          </table:table-cell>
          <table:table-cell table:style-name="ce5" office:value-type="float" office:value="894.19" calcext:value-type="float">
            <text:p>894,19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ladá Fronta a.s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000" calcext:value-type="float">
            <text:p>3 000</text:p>
          </table:table-cell>
          <table:table-cell table:style-name="ce5"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92.7" calcext:value-type="float">
            <text:p>192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fil-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22.06" calcext:value-type="float">
            <text:p>822</text:p>
          </table:table-cell>
          <table:table-cell table:style-name="ce5" office:value-type="float" office:value="286.63" calcext:value-type="float">
            <text:p>286,6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3410.08" calcext:value-type="float">
            <text:p>23 410</text:p>
          </table:table-cell>
          <table:table-cell table:style-name="ce5" office:value-type="float" office:value="51.02" calcext:value-type="float">
            <text:p>51,0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482.08" calcext:value-type="float">
            <text:p>1 482</text:p>
          </table:table-cell>
          <table:table-cell table:style-name="ce5" office:value-type="float" office:value="181.64" calcext:value-type="float">
            <text:p>181,64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ohřební ústav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200" calcext:value-type="float">
            <text:p>3 200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6000" calcext:value-type="float">
            <text:p>26 000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56.5" calcext:value-type="float">
            <text:p>1 257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zyková škol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02.27" calcext:value-type="float">
            <text:p>402</text:p>
          </table:table-cell>
          <table:table-cell table:style-name="ce5" office:value-type="float" office:value="2230.87" calcext:value-type="float">
            <text:p>2230,87</text:p>
          </table:table-cell>
          <table:table-cell office:value-type="string" calcext:value-type="string">
            <text:p>1.9.2012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ZŠ Vodičk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615.98" calcext:value-type="float">
            <text:p>2615,98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chnická správa komunikac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chindler CZ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2210.18" calcext:value-type="float">
            <text:p>2 210</text:p>
          </table:table-cell>
          <table:table-cell table:style-name="ce5" office:value-type="float" office:value="130.36" calcext:value-type="float">
            <text:p>130,3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dká Bože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9.92" calcext:value-type="float">
            <text:p>220</text:p>
          </table:table-cell>
          <table:table-cell table:style-name="ce5" office:value-type="float" office:value="161.13" calcext:value-type="float">
            <text:p>161,1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Šolínova</text:p>
          </table:table-cell>
          <table:table-cell table:style-name="ce2" office:value-type="string" calcext:value-type="string">
            <text:p>344/1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54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800" calcext:value-type="float">
            <text:p>180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Šolinova</text:p>
          </table:table-cell>
          <table:table-cell table:style-name="ce2" office:value-type="string" calcext:value-type="string">
            <text:p>513/3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415.9" calcext:value-type="float">
            <text:p>1415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53.1" calcext:value-type="float">
            <text:p>2453,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425.6" calcext:value-type="float">
            <text:p>425,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7.4" calcext:value-type="float">
            <text:p>17,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Pavel Štrb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-Triation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0.84" calcext:value-type="float">
            <text:p>30,8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ílna</text:p>
          </table:table-cell>
          <table:table-cell/>
          <table:table-cell table:style-name="ce5" office:value-type="float" office:value="269.5" calcext:value-type="float">
            <text:p>269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7" calcext:value-type="float">
            <text:p>15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rm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lovan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.8" calcext:value-type="float">
            <text:p>15,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Šmídové Zdeň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3.5" calcext:value-type="float">
            <text:p>33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paprogre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15.7" calcext:value-type="float">
            <text:p>15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Havel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87.2" calcext:value-type="float">
            <text:p>587</text:p>
          </table:table-cell>
          <table:table-cell table:style-name="ce5" office:value-type="float" office:value="163.31" calcext:value-type="float">
            <text:p>163,3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49.36" calcext:value-type="float">
            <text:p>949</text:p>
          </table:table-cell>
          <table:table-cell table:style-name="ce5" office:value-type="float" office:value="80.08" calcext:value-type="float">
            <text:p>80,0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9.55" calcext:value-type="float">
            <text:p>49,5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y</text:p>
          </table:table-cell>
          <table:table-cell/>
          <table:table-cell table:style-name="ce5" office:value-type="float" office:value="2105.79" calcext:value-type="float">
            <text:p>2105,7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etr And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Chlumský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el Development - Modřan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edřich Štěpán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et Projekt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3600" calcext:value-type="float">
            <text:p>3 6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3. díln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4.44" calcext:value-type="float">
            <text:p>34,4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rahoslav Dlouh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31" calcext:value-type="float">
            <text:p>14,3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Pad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 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vadlo Archa o.p.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66" calcext:value-type="float">
            <text:p>16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áclav Daně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fralin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48.32" calcext:value-type="float">
            <text:p>48,3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0.3" calcext:value-type="float">
            <text:p>80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hortca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9.17" calcext:value-type="float">
            <text:p>59,1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teinové Štěpán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84" calcext:value-type="float">
            <text:p>61,8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uděk Kafka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Uhrová Olg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113.63" calcext:value-type="float">
            <text:p>113,6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PPA Agentur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man Mar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iSUS spoi.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GNIT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rtin Kroupa - Autodoprav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bor Zámečn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ide 2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1.3" calcext:value-type="float">
            <text:p>151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lan Cisk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G LINE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rex, veřejná obchodní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1.36" calcext:value-type="float">
            <text:p>31,3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ytiny R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62" calcext:value-type="float">
            <text:p>15,6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koub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784.08" calcext:value-type="float">
            <text:p>4 784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36.98" calcext:value-type="float">
            <text:p>737</text:p>
          </table:table-cell>
          <table:table-cell table:style-name="ce5" office:value-type="float" office:value="290.5" calcext:value-type="float">
            <text:p>290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Týnská</text:p>
          </table:table-cell>
          <table:table-cell table:style-name="ce2" office:value-type="string" calcext:value-type="string">
            <text:p>631/8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6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84.41" calcext:value-type="float">
            <text:p>384,41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.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720.09" calcext:value-type="float">
            <text:p>18720,0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COPROSY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KY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IAL TELEC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.5" calcext:value-type="float">
            <text:p>14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TAR 21 NETWORK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istel International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Zařízeni služeb MVCR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dina Ale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974.97" calcext:value-type="float">
            <text:p>6 975</text:p>
          </table:table-cell>
          <table:table-cell table:style-name="ce5" office:value-type="float" office:value="416.69" calcext:value-type="float">
            <text:p>416,69</text:p>
          </table:table-cell>
          <table:table-cell office:value-type="string" calcext:value-type="string">
            <text:p>31.5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tovec Jiří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40.3" calcext:value-type="float">
            <text:p>540</text:p>
          </table:table-cell>
          <table:table-cell table:style-name="ce5" office:value-type="float" office:value="304.41" calcext:value-type="float">
            <text:p>304,4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12" calcext:value-type="float">
            <text:p>31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rabenec J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da Gelati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297.8" calcext:value-type="float">
            <text:p>5 298</text:p>
          </table:table-cell>
          <table:table-cell table:style-name="ce5" office:value-type="float" office:value="145" calcext:value-type="float">
            <text:p>14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Vád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adace pro rozvoj architektury a stavebnictv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81.21" calcext:value-type="float">
            <text:p>181</text:p>
          </table:table-cell>
          <table:table-cell table:style-name="ce5" office:value-type="float" office:value="330.06" calcext:value-type="float">
            <text:p>330,0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3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éma Anah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645.15" calcext:value-type="float">
            <text:p>3 645</text:p>
          </table:table-cell>
          <table:table-cell table:style-name="ce5" office:value-type="float" office:value="620" calcext:value-type="float">
            <text:p>62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3649.33" calcext:value-type="float">
            <text:p>23 649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55/9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Ostav pro soudobé dějiny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54.64" calcext:value-type="float">
            <text:p>255</text:p>
          </table:table-cell>
          <table:table-cell table:style-name="ce5" office:value-type="float" office:value="792.61" calcext:value-type="float">
            <text:p>792,6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62/3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0" calcext:value-type="float">
            <text:p>53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135.38" calcext:value-type="float">
            <text:p>3 135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divadlo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28.33" calcext:value-type="float">
            <text:p>2128,3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27.79" calcext:value-type="float">
            <text:p>27,7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1.55" calcext:value-type="float">
            <text:p>61,55</text:p>
          </table:table-cell>
          <table:table-cell office:value-type="string" calcext:value-type="string">
            <text:p>18.6.2019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50.92" calcext:value-type="float">
            <text:p>450,9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2.99" calcext:value-type="float">
            <text:p>52,99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 Vida s.r.o.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3713.33" calcext:value-type="float">
            <text:p>3 713</text:p>
          </table:table-cell>
          <table:table-cell table:style-name="ce5" office:value-type="float" office:value="38.57" calcext:value-type="float">
            <text:p>38,5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4.41" calcext:value-type="float">
            <text:p>54,4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macoffee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356.87" calcext:value-type="float">
            <text:p>3 357</text:p>
          </table:table-cell>
          <table:table-cell table:style-name="ce5" office:value-type="float" office:value="183.23" calcext:value-type="float">
            <text:p>183,23</text:p>
          </table:table-cell>
          <table:table-cell office:value-type="string" calcext:value-type="string">
            <text:p>1.7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Zikova</text:p>
          </table:table-cell>
          <table:table-cell table:style-name="ce2" office:value-type="string" calcext:value-type="string">
            <text:p>514/1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539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700" calcext:value-type="float">
            <text:p>170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266.78" calcext:value-type="float">
            <text:p>266,7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á vodohospodářská společnost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31.2" calcext:value-type="float">
            <text:p>2 131</text:p>
          </table:table-cell>
          <table:table-cell table:style-name="ce5" office:value-type="float" office:value="1876.88" calcext:value-type="float">
            <text:p>1876,88</text:p>
          </table:table-cell>
          <table:table-cell office:value-type="string" calcext:value-type="string">
            <text:p>8.4.202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IP group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8.2" calcext:value-type="float">
            <text:p>1 348</text:p>
          </table:table-cell>
          <table:table-cell table:style-name="ce5" office:value-type="float" office:value="113.04" calcext:value-type="float">
            <text:p>113,0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macom Retai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136" calcext:value-type="float">
            <text:p>6 136</text:p>
          </table:table-cell>
          <table:table-cell table:style-name="ce5" office:value-type="float" office:value="431.91" calcext:value-type="float">
            <text:p>431,91</text:p>
          </table:table-cell>
          <table:table-cell office:value-type="string" calcext:value-type="string">
            <text:p>1.12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bec spisovatelů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89.96" calcext:value-type="float">
            <text:p>89,9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aroňavá Marcel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594" calcext:value-type="float">
            <text:p>2 594</text:p>
          </table:table-cell>
          <table:table-cell table:style-name="ce5" office:value-type="float" office:value="75.16" calcext:value-type="float">
            <text:p>75,1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3D FACE s.r.o.</text:p>
          </table:table-cell>
          <table:table-cell table:style-name="ce2" office:value-type="string" calcext:value-type="string">
            <text:p>výkladní skříň</text:p>
          </table:table-cell>
          <table:table-cell office:value-type="float" office:value="14040" calcext:value-type="float">
            <text:p>14 040</text:p>
          </table:table-cell>
          <table:table-cell table:style-name="ce5" office:value-type="float" office:value="1.5" calcext:value-type="float">
            <text:p>1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70.4" calcext:value-type="float">
            <text:p>1170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167.55" calcext:value-type="float">
            <text:p>167,5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CP Praha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14" calcext:value-type="float">
            <text:p>31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Řetězová</text:p>
          </table:table-cell>
          <table:table-cell office:value-type="string" calcext:value-type="string">
            <text:p>222/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Weiten - Trebetitsch, s.r.o.</text:p>
          </table:table-cell>
          <table:table-cell table:style-name="ce2" office:value-type="string" calcext:value-type="string">
            <text:p>kavárna-vinotéka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98.05" calcext:value-type="float">
            <text:p>98,05</text:p>
          </table:table-cell>
          <table:table-cell office:value-type="date" office:date-value="2018-09-30" calcext:value-type="date">
            <text:p>30.09.2018</text:p>
          </table:table-cell>
          <table:table-cell/>
          <table:table-cell office:value-type="string" calcext:value-type="string">
            <text:p><text:s/>98,05 + sklep 169,59)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FOKUS optik a.s. <text:s text:c="5"/></text:p>
          </table:table-cell>
          <table:table-cell table:style-name="ce2" office:value-type="string" calcext:value-type="string">
            <text:p>prodejna - optika včetně zázemí</text:p>
          </table:table-cell>
          <table:table-cell office:value-type="float" office:value="21059.3939393939" calcext:value-type="float">
            <text:p>21 059</text:p>
          </table:table-cell>
          <table:table-cell table:style-name="ce5" office:value-type="float" office:value="99" calcext:value-type="float">
            <text:p>99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Gammy Gold s.r.o. <text:s text:c="8"/></text:p>
          </table:table-cell>
          <table:table-cell table:style-name="ce2" office:value-type="string" calcext:value-type="string">
            <text:p>prodejna - zlatnictví</text:p>
          </table:table-cell>
          <table:table-cell office:value-type="float" office:value="30000" calcext:value-type="float">
            <text:p>30 000</text:p>
          </table:table-cell>
          <table:table-cell table:style-name="ce5" office:value-type="float" office:value="40" calcext:value-type="float">
            <text:p>4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DAD s. r. o. </text:p>
          </table:table-cell>
          <table:table-cell table:style-name="ce2" office:value-type="string" calcext:value-type="string">
            <text:p>pizzerie, zázemí, kuchyň, sklad</text:p>
          </table:table-cell>
          <table:table-cell office:value-type="float" office:value="7643.16981132076" calcext:value-type="float">
            <text:p>7 643</text:p>
          </table:table-cell>
          <table:table-cell table:style-name="ce5" office:value-type="float" office:value="477" calcext:value-type="float">
            <text:p>477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K Plus s.r.o.</text:p>
          </table:table-cell>
          <table:table-cell table:style-name="ce2" office:value-type="string" calcext:value-type="string">
            <text:p>prodejna se suvenýry, drobná elektronika</text:p>
          </table:table-cell>
          <table:table-cell office:value-type="float" office:value="25149.7005988024" calcext:value-type="float">
            <text:p>25 150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Ularia Company <text:s/>s.r.o.</text:p>
          </table:table-cell>
          <table:table-cell table:style-name="ce2" office:value-type="string" calcext:value-type="string">
            <text:p>kavárna - bistro</text:p>
          </table:table-cell>
          <table:table-cell office:value-type="float" office:value="17301.7507723996" calcext:value-type="float">
            <text:p>17 302</text:p>
          </table:table-cell>
          <table:table-cell table:style-name="ce5" office:value-type="float" office:value="97.1" calcext:value-type="float">
            <text:p>97,1</text:p>
          </table:table-cell>
          <table:table-cell office:value-type="date" office:date-value="2016-12-31" calcext:value-type="date">
            <text:p>31.12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ARA Trutnov a.s. <text:s/></text:p>
          </table:table-cell>
          <table:table-cell table:style-name="ce2" office:value-type="string" calcext:value-type="string">
            <text:p>prodejna - kožené oděvy, kožešiny, galanterie</text:p>
          </table:table-cell>
          <table:table-cell office:value-type="float" office:value="19022.1098901099" calcext:value-type="float">
            <text:p>19 022</text:p>
          </table:table-cell>
          <table:table-cell table:style-name="ce5" office:value-type="float" office:value="91" calcext:value-type="float">
            <text:p>91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enediktová Martina</text:p>
          </table:table-cell>
          <table:table-cell table:style-name="ce2" office:value-type="string" calcext:value-type="string">
            <text:p>prodejna - zlato, stříbro, šperky</text:p>
          </table:table-cell>
          <table:table-cell office:value-type="float" office:value="4060.92715231788" calcext:value-type="float">
            <text:p>4 061</text:p>
          </table:table-cell>
          <table:table-cell table:style-name="ce5" office:value-type="float" office:value="21.14" calcext:value-type="float">
            <text:p>21,14</text:p>
          </table:table-cell>
          <table:table-cell office:value-type="date" office:date-value="2019-05-31" calcext:value-type="date">
            <text:p>31.05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ILKEN <text:s/>s.r.o. <text:s text:c="6"/></text:p>
          </table:table-cell>
          <table:table-cell table:style-name="ce2" office:value-type="string" calcext:value-type="string">
            <text:p>prodejna - papír a výrobky z papíru</text:p>
          </table:table-cell>
          <table:table-cell office:value-type="float" office:value="5634.6875" calcext:value-type="float">
            <text:p>5 635</text:p>
          </table:table-cell>
          <table:table-cell table:style-name="ce5" office:value-type="float" office:value="76.8" calcext:value-type="float">
            <text:p>76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BE PRAHA s.r.o. <text:s text:c="16"/></text:p>
          </table:table-cell>
          <table:table-cell table:style-name="ce2" office:value-type="string" calcext:value-type="string">
            <text:p>čistírna oděvů</text:p>
          </table:table-cell>
          <table:table-cell office:value-type="float" office:value="5396.08695652174" calcext:value-type="float">
            <text:p>5 396</text:p>
          </table:table-cell>
          <table:table-cell table:style-name="ce5" office:value-type="float" office:value="46" calcext:value-type="float">
            <text:p>46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mková Zuzana</text:p>
          </table:table-cell>
          <table:table-cell table:style-name="ce2" office:value-type="string" calcext:value-type="string">
            <text:p>prodejna <text:s/>- bižuterie, šperky, doplňky</text:p>
          </table:table-cell>
          <table:table-cell office:value-type="float" office:value="15640.4494382022" calcext:value-type="float">
            <text:p>15 640</text:p>
          </table:table-cell>
          <table:table-cell table:style-name="ce5" office:value-type="float" office:value="8.9" calcext:value-type="float">
            <text:p>8,9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INPITRI a. s.</text:p>
          </table:table-cell>
          <table:table-cell table:style-name="ce2" office:value-type="string" calcext:value-type="string">
            <text:p>kavárna, zázemí, sklad, zahrádka</text:p>
          </table:table-cell>
          <table:table-cell office:value-type="float" office:value="5856.25554569654" calcext:value-type="float">
            <text:p>5 856</text:p>
          </table:table-cell>
          <table:table-cell table:style-name="ce5" office:value-type="float" office:value="112.7" calcext:value-type="float">
            <text:p>112,7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FISHKY ART s. r. o.</text:p>
          </table:table-cell>
          <table:table-cell table:style-name="ce2" office:value-type="string" calcext:value-type="string">
            <text:p>prodejna - produkty s tématem Prahy propagující české umělce</text:p>
          </table:table-cell>
          <table:table-cell office:value-type="float" office:value="15730.3370786517" calcext:value-type="float">
            <text:p>15 730</text:p>
          </table:table-cell>
          <table:table-cell table:style-name="ce5" office:value-type="float" office:value="26.7" calcext:value-type="float">
            <text:p>26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gon Pascal</text:p>
          </table:table-cell>
          <table:table-cell table:style-name="ce2" office:value-type="string" calcext:value-type="string">
            <text:p>vinotéka</text:p>
          </table:table-cell>
          <table:table-cell office:value-type="float" office:value="15194.8051948052" calcext:value-type="float">
            <text:p>15 195</text:p>
          </table:table-cell>
          <table:table-cell table:style-name="ce5" office:value-type="float" office:value="30.8" calcext:value-type="float">
            <text:p>30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ajer Martin</text:p>
          </table:table-cell>
          <table:table-cell table:style-name="ce2" office:value-type="string" calcext:value-type="string">
            <text:p>prodejna - <text:s/>výrobky z levandule a z Francie</text:p>
          </table:table-cell>
          <table:table-cell office:value-type="float" office:value="18947.3684210526" calcext:value-type="float">
            <text:p>18 947</text:p>
          </table:table-cell>
          <table:table-cell table:style-name="ce5" office:value-type="float" office:value="7.6" calcext:value-type="float">
            <text:p>7,6</text:p>
          </table:table-cell>
          <table:table-cell office:value-type="date" office:date-value="2017-08-31" calcext:value-type="date">
            <text:p>31.08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fé Bar Platýz s. r. o.</text:p>
          </table:table-cell>
          <table:table-cell table:style-name="ce2" office:value-type="string" calcext:value-type="string">
            <text:p>kavárna, zázemí, kuchyň, sklad</text:p>
          </table:table-cell>
          <table:table-cell office:value-type="float" office:value="4061.53846153846" calcext:value-type="float">
            <text:p>4 062</text:p>
          </table:table-cell>
          <table:table-cell table:style-name="ce5" office:value-type="float" office:value="325" calcext:value-type="float">
            <text:p>325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udychová Alena</text:p>
          </table:table-cell>
          <table:table-cell table:style-name="ce2" office:value-type="string" calcext:value-type="string">
            <text:p>galerie umění</text:p>
          </table:table-cell>
          <table:table-cell office:value-type="float" office:value="7722.77227722772" calcext:value-type="float">
            <text:p>7 723</text:p>
          </table:table-cell>
          <table:table-cell table:style-name="ce5" office:value-type="float" office:value="80.8" calcext:value-type="float">
            <text:p>80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Zlatá loď, s.r.o. <text:s text:c="8"/></text:p>
          </table:table-cell>
          <table:table-cell table:style-name="ce2" office:value-type="string" calcext:value-type="string">
            <text:p>prodejna - výtvarné potřeby</text:p>
          </table:table-cell>
          <table:table-cell office:value-type="float" office:value="8000" calcext:value-type="float">
            <text:p>8 000</text:p>
          </table:table-cell>
          <table:table-cell table:style-name="ce5" office:value-type="float" office:value="150" calcext:value-type="float">
            <text:p>150</text:p>
          </table:table-cell>
          <table:table-cell office:value-type="date" office:date-value="2017-07-31" calcext:value-type="date">
            <text:p>31.07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ADIN ANTIK s.r.o.</text:p>
          </table:table-cell>
          <table:table-cell table:style-name="ce2" office:value-type="string" calcext:value-type="string">
            <text:p>prodejna - starožitnosti, obrazy, galerie</text:p>
          </table:table-cell>
          <table:table-cell office:value-type="float" office:value="8638.74345549738" calcext:value-type="float">
            <text:p>8 639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ULTRA PRAHA s.r.o.</text:p>
          </table:table-cell>
          <table:table-cell table:style-name="ce2" office:value-type="string" calcext:value-type="string">
            <text:p>prodejna <text:s/>- květinářství, sklad</text:p>
          </table:table-cell>
          <table:table-cell office:value-type="float" office:value="8811.06775452288" calcext:value-type="float">
            <text:p>8 811</text:p>
          </table:table-cell>
          <table:table-cell table:style-name="ce5" office:value-type="float" office:value="84.57" calcext:value-type="float">
            <text:p>84,5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 Mia s.r.o.</text:p>
          </table:table-cell>
          <table:table-cell table:style-name="ce2" office:value-type="string" calcext:value-type="string">
            <text:p>prodejna - <text:s/>dámská konfekce</text:p>
          </table:table-cell>
          <table:table-cell office:value-type="float" office:value="14903.04" calcext:value-type="float">
            <text:p>14 903</text:p>
          </table:table-cell>
          <table:table-cell table:style-name="ce5" office:value-type="float" office:value="50" calcext:value-type="float">
            <text:p>50</text:p>
          </table:table-cell>
          <table:table-cell office:value-type="date" office:date-value="2017-08-31" calcext:value-type="date">
            <text:p>31.08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teřská škola Národní se zaměřením na ranou péči Národní 416/37</text:p>
          </table:table-cell>
          <table:table-cell table:style-name="ce2" office:value-type="string" calcext:value-type="string">
            <text:p>mateřská školka</text:p>
          </table:table-cell>
          <table:table-cell office:value-type="float" office:value="478.005633802817" calcext:value-type="float">
            <text:p>478</text:p>
          </table:table-cell>
          <table:table-cell table:style-name="ce5" office:value-type="float" office:value="710" calcext:value-type="float">
            <text:p>71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adační fond Festival spisovatelů Praha 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1367.91780821918" calcext:value-type="float">
            <text:p>1 368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NNÝ ARCHITECTS s.r.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2596.15384615385" calcext:value-type="float">
            <text:p>2 596</text:p>
          </table:table-cell>
          <table:table-cell table:style-name="ce5" office:value-type="float" office:value="208" calcext:value-type="float">
            <text:p>2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zykový Institut Praha s.r.o.</text:p>
          </table:table-cell>
          <table:table-cell table:style-name="ce2" office:value-type="string" calcext:value-type="string">
            <text:p>učebny, kanceláře, sklad vč. zázemí</text:p>
          </table:table-cell>
          <table:table-cell office:value-type="float" office:value="2279.45580559596" calcext:value-type="float">
            <text:p>2 279</text:p>
          </table:table-cell>
          <table:table-cell table:style-name="ce5" office:value-type="float" office:value="584.35" calcext:value-type="float">
            <text:p>584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Oplt Libor <text:s/></text:p>
          </table:table-cell>
          <table:table-cell table:style-name="ce2" office:value-type="string" calcext:value-type="string">
            <text:p>ateliér (tmavé)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56" calcext:value-type="float">
            <text:p>56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rochová Andrea</text:p>
          </table:table-cell>
          <table:table-cell table:style-name="ce2" office:value-type="string" calcext:value-type="string">
            <text:p>ateliér (tmavé, společné soc.zázemí mimo ateliér)</text:p>
          </table:table-cell>
          <table:table-cell office:value-type="float" office:value="1809.83606557377" calcext:value-type="float">
            <text:p>1 810</text:p>
          </table:table-cell>
          <table:table-cell table:style-name="ce5" office:value-type="float" office:value="30.5" calcext:value-type="float">
            <text:p>30,5</text:p>
          </table:table-cell>
          <table:table-cell office:value-type="date" office:date-value="2017-03-31" calcext:value-type="date">
            <text:p>31.03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 <text:s text:c="16"/></text:p>
          </table:table-cell>
          <table:table-cell table:style-name="ce2" office:value-type="string" calcext:value-type="string">
            <text:p>trafostanice</text:p>
          </table:table-cell>
          <table:table-cell office:value-type="float" office:value="610.285714285714" calcext:value-type="float">
            <text:p>610</text:p>
          </table:table-cell>
          <table:table-cell table:style-name="ce5" office:value-type="float" office:value="14" calcext:value-type="float">
            <text:p>14</text:p>
          </table:table-cell>
          <table:table-cell office:value-type="date" office:date-value="2019-10-31" calcext:value-type="date">
            <text:p>31.10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904.2904290429" calcext:value-type="float">
            <text:p>2 904</text:p>
          </table:table-cell>
          <table:table-cell table:style-name="ce5" office:value-type="float" office:value="181.8" calcext:value-type="float">
            <text:p>181,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6726.45739910314" calcext:value-type="float">
            <text:p>6 726</text:p>
          </table:table-cell>
          <table:table-cell table:style-name="ce5" office:value-type="float" office:value="89.2" calcext:value-type="float">
            <text:p>89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  <text:p>za námi požadovaných podmínek</text:p>
          </table:table-cell>
          <table:table-cell office:value-type="float" office:value="8108.10810810811" calcext:value-type="float">
            <text:p>8 108</text:p>
          </table:table-cell>
          <table:table-cell table:style-name="ce5" office:value-type="float" office:value="88.8" calcext:value-type="float">
            <text:p>88,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8080.80808080808" calcext:value-type="float">
            <text:p>8 081</text:p>
          </table:table-cell>
          <table:table-cell table:style-name="ce5" office:value-type="float" office:value="89.1" calcext:value-type="float">
            <text:p>89,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V Retail, s.r.o.</text:p>
          </table:table-cell>
          <table:table-cell table:style-name="ce2" office:value-type="string" calcext:value-type="string">
            <text:p>prodejna - nožířství</text:p>
          </table:table-cell>
          <table:table-cell office:value-type="float" office:value="28000" calcext:value-type="float">
            <text:p>28 000</text:p>
          </table:table-cell>
          <table:table-cell table:style-name="ce5" office:value-type="float" office:value="42" calcext:value-type="float">
            <text:p>42</text:p>
          </table:table-cell>
          <table:table-cell office:value-type="date" office:date-value="2020-06-30" calcext:value-type="date">
            <text:p>30.06.20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 office:value-type="string" calcext:value-type="string">
            <text:p>prodejna - sklo, porcelán</text:p>
          </table:table-cell>
          <table:table-cell office:value-type="float" office:value="4922.94774058115" calcext:value-type="float">
            <text:p>4 923</text:p>
          </table:table-cell>
          <table:table-cell table:style-name="ce5" office:value-type="float" office:value="271.53" calcext:value-type="float">
            <text:p>271,53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 office:value-type="string" calcext:value-type="string">
            <text:p>prodejna - zlato, klenoty</text:p>
          </table:table-cell>
          <table:table-cell office:value-type="float" office:value="32883.1363636364" calcext:value-type="float">
            <text:p>32 883</text:p>
          </table:table-cell>
          <table:table-cell table:style-name="ce5" office:value-type="float" office:value="88" calcext:value-type="float">
            <text:p>88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pean Travel Partner s.r.o.</text:p>
          </table:table-cell>
          <table:table-cell table:style-name="ce2" office:value-type="string" calcext:value-type="string">
            <text:p>turistická informační kancelář</text:p>
          </table:table-cell>
          <table:table-cell office:value-type="float" office:value="18418.6046511628" calcext:value-type="float">
            <text:p>18 419</text:p>
          </table:table-cell>
          <table:table-cell table:style-name="ce5" office:value-type="float" office:value="21.5" calcext:value-type="float">
            <text:p>21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LU,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56445.6" calcext:value-type="float">
            <text:p>56 446</text:p>
          </table:table-cell>
          <table:table-cell table:style-name="ce5" office:value-type="float" office:value="5" calcext:value-type="float">
            <text:p>5</text:p>
          </table:table-cell>
          <table:table-cell office:value-type="date" office:date-value="2021-06-30" calcext:value-type="date">
            <text:p>30.06.20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 office:value-type="string" calcext:value-type="string">
            <text:p>prodejna - sklo, lustry</text:p>
          </table:table-cell>
          <table:table-cell office:value-type="float" office:value="8502.88490737929" calcext:value-type="float">
            <text:p>8 503</text:p>
          </table:table-cell>
          <table:table-cell table:style-name="ce5" office:value-type="float" office:value="98.79" calcext:value-type="float">
            <text:p>98,7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R. Food Light,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043.3560818948" calcext:value-type="float">
            <text:p>12 043</text:p>
          </table:table-cell>
          <table:table-cell table:style-name="ce5" office:value-type="float" office:value="99.64" calcext:value-type="float">
            <text:p>99,6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evosadová Klára Ing. - ARTIRIS</text:p>
          </table:table-cell>
          <table:table-cell table:style-name="ce2" office:value-type="string" calcext:value-type="string">
            <text:p>kanceláře + prostory pro rekvalifikační kurzy</text:p>
          </table:table-cell>
          <table:table-cell office:value-type="float" office:value="2272.97106563162" calcext:value-type="float">
            <text:p>2 273</text:p>
          </table:table-cell>
          <table:table-cell table:style-name="ce5" office:value-type="float" office:value="141.7" calcext:value-type="float">
            <text:p>141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ubišta Jakub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3.3" calcext:value-type="float">
            <text:p>2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dová Milen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C PRINT, spol. s 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640" calcext:value-type="float">
            <text:p>2 640</text:p>
          </table:table-cell>
          <table:table-cell table:style-name="ce5" office:value-type="float" office:value="41" calcext:value-type="float">
            <text:p>41</text:p>
          </table:table-cell>
          <table:table-cell office:value-type="date" office:date-value="2016-02-29" calcext:value-type="date">
            <text:p>29.02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ňátko Zdeněk Mgr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600" calcext:value-type="float">
            <text:p>3 600</text:p>
          </table:table-cell>
          <table:table-cell table:style-name="ce5" office:value-type="float" office:value="35.5" calcext:value-type="float">
            <text:p>3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auermannová Vlasta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626.37362637363" calcext:value-type="float">
            <text:p>4 626</text:p>
          </table:table-cell>
          <table:table-cell table:style-name="ce5" office:value-type="float" office:value="54.6" calcext:value-type="float">
            <text:p>54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kl Jiří JUDr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5148.23300970874" calcext:value-type="float">
            <text:p>5 148</text:p>
          </table:table-cell>
          <table:table-cell table:style-name="ce5" office:value-type="float" office:value="103" calcext:value-type="float">
            <text:p>1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HELL REALTY CORPORATION PRAGUE spol. s 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076.92307692308" calcext:value-type="float">
            <text:p>3 077</text:p>
          </table:table-cell>
          <table:table-cell table:style-name="ce5" office:value-type="float" office:value="58.5" calcext:value-type="float">
            <text:p>5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kařová Daniela</text:p>
          </table:table-cell>
          <table:table-cell table:style-name="ce2" office:value-type="string" calcext:value-type="string">
            <text:p>oprava oděvů</text:p>
          </table:table-cell>
          <table:table-cell office:value-type="float" office:value="4176.04035308953" calcext:value-type="float">
            <text:p>4 176</text:p>
          </table:table-cell>
          <table:table-cell table:style-name="ce5" office:value-type="float" office:value="23.79" calcext:value-type="float">
            <text:p>23,79</text:p>
          </table:table-cell>
          <table:table-cell office:value-type="date" office:date-value="2016-06-30" calcext:value-type="date">
            <text:p>30.06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956.8" calcext:value-type="float">
            <text:p>3 957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tejlová Marija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14.61538461538" calcext:value-type="float">
            <text:p>1 215</text:p>
          </table:table-cell>
          <table:table-cell table:style-name="ce5" office:value-type="float" office:value="15.6" calcext:value-type="float">
            <text:p>1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aughton Lewis Yancy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971.42857142857" calcext:value-type="float">
            <text:p>2 971</text:p>
          </table:table-cell>
          <table:table-cell table:style-name="ce5" office:value-type="float" office:value="105" calcext:value-type="float">
            <text:p>1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rym Ladislav JUDr., Mika Miroslav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819.05388883664" calcext:value-type="float">
            <text:p>3 819</text:p>
          </table:table-cell>
          <table:table-cell table:style-name="ce5" office:value-type="float" office:value="106.33" calcext:value-type="float">
            <text:p>106,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TARMAN BOHEMIA, spol. s 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909.09090909091" calcext:value-type="float">
            <text:p>2 909</text:p>
          </table:table-cell>
          <table:table-cell table:style-name="ce5" office:value-type="float" office:value="66" calcext:value-type="float">
            <text:p>6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Inowit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876.71232876712" calcext:value-type="float">
            <text:p>2 877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Štoček Tomá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381.5" calcext:value-type="float">
            <text:p>1 38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</text:p>
          </table:table-cell>
          <table:table-cell table:style-name="ce2" office:value-type="string" calcext:value-type="string">
            <text:p>provoz trafostanice</text:p>
          </table:table-cell>
          <table:table-cell office:value-type="float" office:value="1361.45454545455" calcext:value-type="float">
            <text:p>1 361</text:p>
          </table:table-cell>
          <table:table-cell table:style-name="ce5" office:value-type="float" office:value="60.5" calcext:value-type="float">
            <text:p>60,5</text:p>
          </table:table-cell>
          <table:table-cell office:value-type="date" office:date-value="2021-06-30" calcext:value-type="date">
            <text:p>30.06.20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 office:value-type="string" calcext:value-type="string">
            <text:p>umístění antény</text:p>
          </table:table-cell>
          <table:table-cell office:value-type="float" office:value="16718" calcext:value-type="float">
            <text:p>16 718</text:p>
          </table:table-cell>
          <table:table-cell table:style-name="ce5" office:value-type="float" office:value="12" calcext:value-type="float">
            <text:p>12</text:p>
          </table:table-cell>
          <table:table-cell office:value-type="date" office:date-value="2016-10-31" calcext:value-type="date">
            <text:p>31.10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 od 31.12.2015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 office:value-type="float" office:value="3058.82352941176" calcext:value-type="float">
            <text:p>3 059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UCKY RABBIT, s.r.o.</text:p>
          </table:table-cell>
          <table:table-cell table:style-name="ce2" office:value-type="string" calcext:value-type="string">
            <text:p>restaurace, zázemí, dvůr, sklad, sklepy</text:p>
          </table:table-cell>
          <table:table-cell office:value-type="float" office:value="2586.20689655172" calcext:value-type="float">
            <text:p>2 586</text:p>
          </table:table-cell>
          <table:table-cell table:style-name="ce5" office:value-type="float" office:value="672.8" calcext:value-type="float">
            <text:p>672,8</text:p>
          </table:table-cell>
          <table:table-cell office:value-type="date" office:date-value="2020-04-30" calcext:value-type="date">
            <text:p>30.04.20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yskočil Hassan Anife Ismet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3001.71428571429" calcext:value-type="float">
            <text:p>3 002</text:p>
          </table:table-cell>
          <table:table-cell table:style-name="ce5" office:value-type="float" office:value="35" calcext:value-type="float">
            <text:p>35</text:p>
          </table:table-cell>
          <table:table-cell office:value-type="date" office:date-value="2021-06-30" calcext:value-type="date">
            <text:p>30.06.20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jša Petr</text:p>
          </table:table-cell>
          <table:table-cell table:style-name="ce2" office:value-type="string" calcext:value-type="string">
            <text:p>ateliér - příprava žaloby na vyklizení</text:p>
          </table:table-cell>
          <table:table-cell office:value-type="float" office:value="2799.96" calcext:value-type="float">
            <text:p>2 800</text:p>
          </table:table-cell>
          <table:table-cell table:style-name="ce5" office:value-type="float" office:value="100" calcext:value-type="float">
            <text:p>100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er - exekučně vyklizeno dne 30.10.2015,</text:p>
            <text:p>pro další pronájem nutná úprava prostor</text:p>
          </table:table-cell>
          <table:table-cell/>
          <table:table-cell table:style-name="ce5" office:value-type="float" office:value="116" calcext:value-type="float">
            <text:p>11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divadlo</text:p>
          </table:table-cell>
          <table:table-cell office:value-type="float" office:value="172.590140338251" calcext:value-type="float">
            <text:p>173</text:p>
          </table:table-cell>
          <table:table-cell table:style-name="ce5" office:value-type="float" office:value="2779" calcext:value-type="float">
            <text:p>2779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xalis dessous spol. s r.o.</text:p>
          </table:table-cell>
          <table:table-cell table:style-name="ce2" office:value-type="string" calcext:value-type="string">
            <text:p>prodejna prádla</text:p>
          </table:table-cell>
          <table:table-cell office:value-type="float" office:value="22758.6206896552" calcext:value-type="float">
            <text:p>22 759</text:p>
          </table:table-cell>
          <table:table-cell table:style-name="ce5" office:value-type="float" office:value="58" calcext:value-type="float">
            <text:p>58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TAVROSS-CZ.POL. s.r.o.</text:p>
          </table:table-cell>
          <table:table-cell table:style-name="ce2" office:value-type="string" calcext:value-type="string">
            <text:p>opravna obuvi</text:p>
          </table:table-cell>
          <table:table-cell office:value-type="float" office:value="10485" calcext:value-type="float">
            <text:p>10 485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řečková Zdena</text:p>
          </table:table-cell>
          <table:table-cell table:style-name="ce2" office:value-type="string" calcext:value-type="string">
            <text:p>prodejna obrazů</text:p>
          </table:table-cell>
          <table:table-cell office:value-type="float" office:value="19200" calcext:value-type="float">
            <text:p>19 200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avigante s.r.o.</text:p>
          </table:table-cell>
          <table:table-cell table:style-name="ce2" office:value-type="string" calcext:value-type="string">
            <text:p>restaurace vč. zázemí, terasy, skladu</text:p>
          </table:table-cell>
          <table:table-cell office:value-type="float" office:value="3441.17647058823" calcext:value-type="float">
            <text:p>3 441</text:p>
          </table:table-cell>
          <table:table-cell table:style-name="ce5" office:value-type="float" office:value="680" calcext:value-type="float">
            <text:p>680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DRUŽENÍ VÝTVARNÝCH KRITIKŮ A TEORETIKŮ</text:p>
          </table:table-cell>
          <table:table-cell table:style-name="ce2" office:value-type="string" calcext:value-type="string">
            <text:p>výstavní centrum</text:p>
          </table:table-cell>
          <table:table-cell office:value-type="float" office:value="913.705977382876" calcext:value-type="float">
            <text:p>914</text:p>
          </table:table-cell>
          <table:table-cell table:style-name="ce5" office:value-type="float" office:value="619" calcext:value-type="float">
            <text:p>6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perátor ICT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485.48" calcext:value-type="float">
            <text:p>1485,48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559.72027972028" calcext:value-type="float">
            <text:p>6 56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pokladna</text:p>
          </table:table-cell>
          <table:table-cell office:value-type="float" office:value="8121.85714285714" calcext:value-type="float">
            <text:p>8 122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UniCredit Bank Czech Republic and Slovakia, a.s.</text:p>
          </table:table-cell>
          <table:table-cell table:style-name="ce2" office:value-type="string" calcext:value-type="string">
            <text:p>banka, sklad</text:p>
          </table:table-cell>
          <table:table-cell office:value-type="float" office:value="18563.9971312455" calcext:value-type="float">
            <text:p>18 564</text:p>
          </table:table-cell>
          <table:table-cell table:style-name="ce5" office:value-type="float" office:value="418.3" calcext:value-type="float">
            <text:p>418,3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20.65742574258" calcext:value-type="float">
            <text:p>7 121</text:p>
          </table:table-cell>
          <table:table-cell table:style-name="ce5" office:value-type="float" office:value="505" calcext:value-type="float">
            <text:p>5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 office:value-type="string" calcext:value-type="string">
            <text:p>zákaznické centrum, kanceláře</text:p>
          </table:table-cell>
          <table:table-cell office:value-type="float" office:value="5629.36600544535" calcext:value-type="float">
            <text:p>5 629</text:p>
          </table:table-cell>
          <table:table-cell table:style-name="ce5" office:value-type="float" office:value="1542.6" calcext:value-type="float">
            <text:p>1542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5913.85842472582" calcext:value-type="float">
            <text:p>5 914</text:p>
          </table:table-cell>
          <table:table-cell table:style-name="ce5" office:value-type="float" office:value="401.2" calcext:value-type="float">
            <text:p>40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5913.84172661871" calcext:value-type="float">
            <text:p>5 914</text:p>
          </table:table-cell>
          <table:table-cell table:style-name="ce5" office:value-type="float" office:value="278" calcext:value-type="float">
            <text:p>27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zech ICT Alliance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1794.15441176471" calcext:value-type="float">
            <text:p>1 794</text:p>
          </table:table-cell>
          <table:table-cell table:style-name="ce5" office:value-type="float" office:value="544" calcext:value-type="float">
            <text:p>5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5913.75609756098" calcext:value-type="float">
            <text:p>5 914</text:p>
          </table:table-cell>
          <table:table-cell table:style-name="ce5" office:value-type="float" office:value="61.5" calcext:value-type="float">
            <text:p>61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Liška Štěpán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225" calcext:value-type="float">
            <text:p>6 225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ZA Trade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811.0987791343" calcext:value-type="float">
            <text:p>6 811</text:p>
          </table:table-cell>
          <table:table-cell table:style-name="ce5" office:value-type="float" office:value="90.1" calcext:value-type="float">
            <text:p>90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rettinger Václav JUDr., advokát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600" calcext:value-type="float">
            <text:p>6 600</text:p>
          </table:table-cell>
          <table:table-cell table:style-name="ce5" office:value-type="float" office:value="24.6" calcext:value-type="float">
            <text:p>24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ohemia Apartment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K Šarina,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400" calcext:value-type="float">
            <text:p>5 4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uro Cargo &amp; Transportation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GK cente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37.8" calcext:value-type="float">
            <text:p>37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lueEn Cze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400" calcext:value-type="float">
            <text:p>5 400</text:p>
          </table:table-cell>
          <table:table-cell table:style-name="ce5" office:value-type="float" office:value="19.4" calcext:value-type="float">
            <text:p>1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eolus, řecká cestovní kancelář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38.3" calcext:value-type="float">
            <text:p>38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emešová Ilona JUDr., <text:s/>notářka v Praze</text:p>
          </table:table-cell>
          <table:table-cell table:style-name="ce2" office:value-type="string" calcext:value-type="string">
            <text:p>kanceláře (pův.byt - dočasně rekolaudován)</text:p>
          </table:table-cell>
          <table:table-cell office:value-type="float" office:value="3331.11014366565" calcext:value-type="float">
            <text:p>3 331</text:p>
          </table:table-cell>
          <table:table-cell table:style-name="ce5" office:value-type="float" office:value="229.7" calcext:value-type="float">
            <text:p>229,7</text:p>
          </table:table-cell>
          <table:table-cell office:value-type="date" office:date-value="2017-04-30" calcext:value-type="date">
            <text:p>30.04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druško Jan Mgr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655.97992751603" calcext:value-type="float">
            <text:p>4 656</text:p>
          </table:table-cell>
          <table:table-cell table:style-name="ce5" office:value-type="float" office:value="430.44" calcext:value-type="float">
            <text:p>430,44</text:p>
          </table:table-cell>
          <table:table-cell office:value-type="date" office:date-value="2015-03-31" calcext:value-type="date">
            <text:p>31.03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bu Assad Maruan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1.9" calcext:value-type="float">
            <text:p>11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ndřejová Eva JUDr., LL.M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2.2" calcext:value-type="float">
            <text:p>12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Iuris Centrum s.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694.36819687648" calcext:value-type="float">
            <text:p>4 694</text:p>
          </table:table-cell>
          <table:table-cell table:style-name="ce5" office:value-type="float" office:value="211.3" calcext:value-type="float">
            <text:p>211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zechoslovak Models s.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14" calcext:value-type="float">
            <text:p>114</text:p>
          </table:table-cell>
          <table:table-cell office:value-type="date" office:date-value="2016-07-31" calcext:value-type="date">
            <text:p>31.07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ödl &amp; Partner Vorlíčková Tax,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omanova Natalia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15.6" calcext:value-type="float">
            <text:p>1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 office:value-type="float" office:value="5353.84615384615" calcext:value-type="float">
            <text:p>5 354</text:p>
          </table:table-cell>
          <table:table-cell table:style-name="ce5" office:value-type="float" office:value="130" calcext:value-type="float">
            <text:p>1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25.2" calcext:value-type="float">
            <text:p>25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40.3" calcext:value-type="float">
            <text:p>40,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 s.</text:p>
          </table:table-cell>
          <table:table-cell table:style-name="ce2" office:value-type="string" calcext:value-type="string">
            <text:p>zákaznické centrum, kanceláře, sklad</text:p>
          </table:table-cell>
          <table:table-cell office:value-type="float" office:value="410.992234685073" calcext:value-type="float">
            <text:p>411</text:p>
          </table:table-cell>
          <table:table-cell table:style-name="ce5" office:value-type="float" office:value="1159" calcext:value-type="float">
            <text:p>115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HARAFLI, s. r. o. <text:s text:c="19"/>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47673.75" calcext:value-type="float">
            <text:p>47 674</text:p>
          </table:table-cell>
          <table:table-cell table:style-name="ce5" office:value-type="float" office:value="9.6" calcext:value-type="float">
            <text:p>9,6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R - Cars s. r. o.</text:p>
          </table:table-cell>
          <table:table-cell table:style-name="ce2" office:value-type="string" calcext:value-type="string">
            <text:p>prodejna s hodinkami</text:p>
          </table:table-cell>
          <table:table-cell office:value-type="float" office:value="34912.5517241379" calcext:value-type="float">
            <text:p>34 913</text:p>
          </table:table-cell>
          <table:table-cell table:style-name="ce5" office:value-type="float" office:value="14.5" calcext:value-type="float">
            <text:p>14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KALAMAKI s. r. o.</text:p>
          </table:table-cell>
          <table:table-cell table:style-name="ce2" office:value-type="string" calcext:value-type="string">
            <text:p>prodejna telekomunikačních produktů </text:p>
          </table:table-cell>
          <table:table-cell office:value-type="float" office:value="115221.818181818" calcext:value-type="float">
            <text:p>115 222</text:p>
          </table:table-cell>
          <table:table-cell table:style-name="ce5" office:value-type="float" office:value="4.4" calcext:value-type="float">
            <text:p>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Thoralf Schenker </text:p>
          </table:table-cell>
          <table:table-cell table:style-name="ce2" office:value-type="string" calcext:value-type="string">
            <text:p>prodejna - bižutérie</text:p>
          </table:table-cell>
          <table:table-cell office:value-type="float" office:value="43500.5405405405" calcext:value-type="float">
            <text:p>43 501</text:p>
          </table:table-cell>
          <table:table-cell table:style-name="ce5" office:value-type="float" office:value="11.1" calcext:value-type="float">
            <text:p>11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NDr. Otto Kembický</text:p>
          </table:table-cell>
          <table:table-cell table:style-name="ce2" office:value-type="string" calcext:value-type="string">
            <text:p>prodejna - šperky, dárky, kameny</text:p>
          </table:table-cell>
          <table:table-cell office:value-type="float" office:value="41924.6017699115" calcext:value-type="float">
            <text:p>41 925</text:p>
          </table:table-cell>
          <table:table-cell table:style-name="ce5" office:value-type="float" office:value="11.3" calcext:value-type="float">
            <text:p>11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aleri style s. r. o.</text:p>
          </table:table-cell>
          <table:table-cell table:style-name="ce2" office:value-type="string" calcext:value-type="string">
            <text:p>prodejan - oděvy</text:p>
          </table:table-cell>
          <table:table-cell office:value-type="float" office:value="17962.7142857143" calcext:value-type="float">
            <text:p>17 963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ESCULAP Praha s. r. o.</text:p>
          </table:table-cell>
          <table:table-cell table:style-name="ce2" office:value-type="string" calcext:value-type="string">
            <text:p>kadeřnictví, kosmetika, masáže, sklad</text:p>
          </table:table-cell>
          <table:table-cell office:value-type="float" office:value="1769.95488721805" calcext:value-type="float">
            <text:p>1 770</text:p>
          </table:table-cell>
          <table:table-cell table:style-name="ce5" office:value-type="float" office:value="266" calcext:value-type="float">
            <text:p>266</text:p>
          </table:table-cell>
          <table:table-cell office:value-type="date" office:date-value="2019-05-31" calcext:value-type="date">
            <text:p>31.05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asyChange, s. r. o. <text:s text:c="12"/></text:p>
          </table:table-cell>
          <table:table-cell table:style-name="ce2" office:value-type="string" calcext:value-type="string">
            <text:p>kanceláře včetně zázemí</text:p>
          </table:table-cell>
          <table:table-cell office:value-type="float" office:value="10009.2" calcext:value-type="float">
            <text:p>10 009</text:p>
          </table:table-cell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/>
          <table:table-cell table:style-name="ce5" office:value-type="float" office:value="124.4" calcext:value-type="float">
            <text:p>124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a Steyrerová</text:p>
          </table:table-cell>
          <table:table-cell table:style-name="ce2" office:value-type="string" calcext:value-type="string">
            <text:p>prodejna - obuv</text:p>
          </table:table-cell>
          <table:table-cell office:value-type="float" office:value="13200" calcext:value-type="float">
            <text:p>13 200</text:p>
          </table:table-cell>
          <table:table-cell table:style-name="ce5" office:value-type="float" office:value="43.6" calcext:value-type="float">
            <text:p>43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Klára Štěpánková</text:p>
          </table:table-cell>
          <table:table-cell table:style-name="ce2" office:value-type="string" calcext:value-type="string">
            <text:p>prodejna - second hand</text:p>
          </table:table-cell>
          <table:table-cell office:value-type="float" office:value="10935.8441558442" calcext:value-type="float">
            <text:p>10 936</text:p>
          </table:table-cell>
          <table:table-cell table:style-name="ce5" office:value-type="float" office:value="46.2" calcext:value-type="float">
            <text:p>46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ermin Kulenovič</text:p>
          </table:table-cell>
          <table:table-cell table:style-name="ce2" office:value-type="string" calcext:value-type="string">
            <text:p>prodejna - dámská konfekce</text:p>
          </table:table-cell>
          <table:table-cell office:value-type="float" office:value="14716.7398119122" calcext:value-type="float">
            <text:p>14 717</text:p>
          </table:table-cell>
          <table:table-cell table:style-name="ce5" office:value-type="float" office:value="31.9" calcext:value-type="float">
            <text:p>31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agazza s. r. o.</text:p>
          </table:table-cell>
          <table:table-cell table:style-name="ce2" office:value-type="string" calcext:value-type="string">
            <text:p>prodejna - kabelky</text:p>
          </table:table-cell>
          <table:table-cell office:value-type="float" office:value="15052.6451612903" calcext:value-type="float">
            <text:p>15 053</text:p>
          </table:table-cell>
          <table:table-cell table:style-name="ce5" office:value-type="float" office:value="15.5" calcext:value-type="float">
            <text:p>1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h To Hai vč, skladu</text:p>
          </table:table-cell>
          <table:table-cell table:style-name="ce2" office:value-type="string" calcext:value-type="string">
            <text:p>prodejna - potraviny</text:p>
          </table:table-cell>
          <table:table-cell office:value-type="float" office:value="8920.72572038421" calcext:value-type="float">
            <text:p>8 921</text:p>
          </table:table-cell>
          <table:table-cell table:style-name="ce5" office:value-type="float" office:value="93.7" calcext:value-type="float">
            <text:p>93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artin Cígler</text:p>
          </table:table-cell>
          <table:table-cell table:style-name="ce2" office:value-type="string" calcext:value-type="string">
            <text:p>prodejna - zlatnictví, hodinářství</text:p>
          </table:table-cell>
          <table:table-cell office:value-type="float" office:value="14400" calcext:value-type="float">
            <text:p>14 40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ll IT spol. s. r. o.</text:p>
          </table:table-cell>
          <table:table-cell table:style-name="ce2" office:value-type="string" calcext:value-type="string">
            <text:p>prodejna - dětské oblečení</text:p>
          </table:table-cell>
          <table:table-cell office:value-type="float" office:value="12000" calcext:value-type="float">
            <text:p>12 000</text:p>
          </table:table-cell>
          <table:table-cell table:style-name="ce5" office:value-type="float" office:value="36.1" calcext:value-type="float">
            <text:p>36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EGAN-PARK s.r.o.</text:p>
          </table:table-cell>
          <table:table-cell table:style-name="ce2" office:value-type="string" calcext:value-type="string">
            <text:p>gastro provoz - bistro</text:p>
          </table:table-cell>
          <table:table-cell office:value-type="float" office:value="11217.0731707317" calcext:value-type="float">
            <text:p>11 217</text:p>
          </table:table-cell>
          <table:table-cell table:style-name="ce5" office:value-type="float" office:value="49.2" calcext:value-type="float">
            <text:p>49,2</text:p>
          </table:table-cell>
          <table:table-cell office:value-type="date" office:date-value="2019-02-28" calcext:value-type="date">
            <text:p>28.0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V KSČM</text:p>
          </table:table-cell>
          <table:table-cell table:style-name="ce2" office:value-type="string" calcext:value-type="string">
            <text:p>kanceláře, sklad </text:p>
          </table:table-cell>
          <table:table-cell office:value-type="float" office:value="216" calcext:value-type="float">
            <text:p>216</text:p>
          </table:table-cell>
          <table:table-cell table:style-name="ce5" office:value-type="float" office:value="75" calcext:value-type="float">
            <text:p>75</text:p>
          </table:table-cell>
          <table:table-cell office:value-type="date" office:date-value="2016-03-31" calcext:value-type="date">
            <text:p>31.03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gr. Pavla Štěpničková</text:p>
          </table:table-cell>
          <table:table-cell table:style-name="ce2" office:value-type="string" calcext:value-type="string">
            <text:p>kancelář (polosuterén)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 Mihle - STAROMÉSTSKÁ AGENTURA</text:p>
          </table:table-cell>
          <table:table-cell table:style-name="ce2" office:value-type="string" calcext:value-type="string">
            <text:p>kancelář 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 SOLUTIONS s. r. o.</text:p>
          </table:table-cell>
          <table:table-cell table:style-name="ce2" office:value-type="string" calcext:value-type="string">
            <text:p>kancelář </text:p>
          </table:table-cell>
          <table:table-cell office:value-type="float" office:value="2400" calcext:value-type="float">
            <text:p>2 400</text:p>
          </table:table-cell>
          <table:table-cell table:style-name="ce5" office:value-type="float" office:value="33.65" calcext:value-type="float">
            <text:p>33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obchod - hledáme nového nájemce</text:p>
            <text:p>za námi požadovaných podmínek</text:p>
          </table:table-cell>
          <table:table-cell office:value-type="float" office:value="14400" calcext:value-type="float">
            <text:p>14 4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ůvodně zubní ordinace + laboratoř, totálně vybydlené, nutná zásadní rekonstrukce</text:p>
          </table:table-cell>
          <table:table-cell/>
          <table:table-cell table:style-name="ce5" office:value-type="float" office:value="227" calcext:value-type="float">
            <text:p>2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ůvodně šicí dílna, totálně vybydlené, nutná zásadní rekonstrukce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amit, s.r.o. <text:s text:c="12"/></text:p>
          </table:table-cell>
          <table:table-cell table:style-name="ce2" office:value-type="string" calcext:value-type="string">
            <text:p>Prodejna vč. zázemí a skladu v sut.</text:p>
          </table:table-cell>
          <table:table-cell office:value-type="float" office:value="26564.8854961832" calcext:value-type="float">
            <text:p>26 565</text:p>
          </table:table-cell>
          <table:table-cell table:style-name="ce5" office:value-type="float" office:value="131" calcext:value-type="float">
            <text:p>131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 O L O s.r.o.    <text:span text:style-name="T1">prodejna</text:span><text:span text:style-name="T2">            </text:span></text:p>
          </table:table-cell>
          <table:table-cell table:style-name="ce2" office:value-type="string" calcext:value-type="string">
            <text:p>Prodejna vč. zázemí a kanceláře</text:p>
          </table:table-cell>
          <table:table-cell office:value-type="float" office:value="31215.7271095153" calcext:value-type="float">
            <text:p>31 216</text:p>
          </table:table-cell>
          <table:table-cell table:style-name="ce5" office:value-type="float" office:value="55.7" calcext:value-type="float">
            <text:p>55,7</text:p>
          </table:table-cell>
          <table:table-cell office:value-type="date" office:date-value="2016-12-31" calcext:value-type="date">
            <text:p>31.12.2016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OLO s.r.o.    <text:span text:style-name="T1">průchod  </text:span><text:span text:style-name="T2">         </text:span></text:p>
          </table:table-cell>
          <table:table-cell table:style-name="ce2" office:value-type="string" calcext:value-type="string">
            <text:p>Směnárna - mobilní buňka</text:p>
          </table:table-cell>
          <table:table-cell office:value-type="float" office:value="48000" calcext:value-type="float">
            <text:p>48 00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RAT Czech Republic s.r.o.</text:p>
          </table:table-cell>
          <table:table-cell table:style-name="ce2" office:value-type="string" calcext:value-type="string">
            <text:p>Kanceláře </text:p>
          </table:table-cell>
          <table:table-cell office:value-type="float" office:value="5011.33858267717" calcext:value-type="float">
            <text:p>5 011</text:p>
          </table:table-cell>
          <table:table-cell table:style-name="ce5" office:value-type="float" office:value="76.2" calcext:value-type="float">
            <text:p>76,2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IZEUM Czech Republic s.r.o.</text:p>
          </table:table-cell>
          <table:table-cell table:style-name="ce2" office:value-type="string" calcext:value-type="string">
            <text:p>Kanceláře vč. chodeb a zázemí</text:p>
          </table:table-cell>
          <table:table-cell office:value-type="float" office:value="4067.26200505476" calcext:value-type="float">
            <text:p>4 067</text:p>
          </table:table-cell>
          <table:table-cell table:style-name="ce5" office:value-type="float" office:value="118.7" calcext:value-type="float">
            <text:p>118,7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ENTSU AEGIS NETWORK <text:s/>CZECH REPUBLIC s.r.o. <text:s text:c="10"/></text:p>
          </table:table-cell>
          <table:table-cell table:style-name="ce2" office:value-type="string" calcext:value-type="string">
            <text:p>Kanceláře vč. chodeb a zázemí</text:p>
          </table:table-cell>
          <table:table-cell office:value-type="float" office:value="4520.13978296855" calcext:value-type="float">
            <text:p>4 520</text:p>
          </table:table-cell>
          <table:table-cell table:style-name="ce5" office:value-type="float" office:value="543.7" calcext:value-type="float">
            <text:p>543,7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Dr. Petra Habartová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797.75" calcext:value-type="float">
            <text:p>4 798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gentura theBESTtranslat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75" calcext:value-type="float">
            <text:p>25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RNESTA,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UDIT DANĚ CZ s. r. o.</text:p>
          </table:table-cell>
          <table:table-cell table:style-name="ce2" office:value-type="string" calcext:value-type="string">
            <text:p>kanceláře vč. chodby a zázemí</text:p>
          </table:table-cell>
          <table:table-cell office:value-type="float" office:value="2778.69625520111" calcext:value-type="float">
            <text:p>2 779</text:p>
          </table:table-cell>
          <table:table-cell table:style-name="ce5" office:value-type="float" office:value="108.15" calcext:value-type="float">
            <text:p>108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UROPEAN LEASE a.s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47.1" calcext:value-type="float">
            <text:p>47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ukamo plus-cz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1.4" calcext:value-type="float">
            <text:p>21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BI 2020 s. r. o.</text:p>
          </table:table-cell>
          <table:table-cell table:style-name="ce2" office:value-type="string" calcext:value-type="string">
            <text:p>kanceláře a skladové prostory</text:p>
          </table:table-cell>
          <table:table-cell office:value-type="float" office:value="2537.14285714286" calcext:value-type="float">
            <text:p>2 537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han Oleg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2" calcext:value-type="float">
            <text:p>25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nforum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17.3" calcext:value-type="float">
            <text:p>17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IVZ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5.8" calcext:value-type="float">
            <text:p>15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BET HOLDING, a. s.</text:p>
          </table:table-cell>
          <table:table-cell table:style-name="ce2" office:value-type="string" calcext:value-type="string">
            <text:p>kanceláře a spol. místnosti</text:p>
          </table:table-cell>
          <table:table-cell office:value-type="float" office:value="4211.81538461538" calcext:value-type="float">
            <text:p>4 212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HARMONIE FINANCE s. r. o.</text:p>
          </table:table-cell>
          <table:table-cell table:style-name="ce2" office:value-type="string" calcext:value-type="string">
            <text:p>kanceláře a spol. místnosti</text:p>
          </table:table-cell>
          <table:table-cell office:value-type="float" office:value="4172.92984869326" calcext:value-type="float">
            <text:p>4 173</text:p>
          </table:table-cell>
          <table:table-cell table:style-name="ce5" office:value-type="float" office:value="72.7" calcext:value-type="float">
            <text:p>7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au Praha, s. r. o.</text:p>
          </table:table-cell>
          <table:table-cell table:style-name="ce2" office:value-type="string" calcext:value-type="string">
            <text:p>kanceláře, chodby, zázemí</text:p>
          </table:table-cell>
          <table:table-cell office:value-type="float" office:value="2797.35730531788" calcext:value-type="float">
            <text:p>2 797</text:p>
          </table:table-cell>
          <table:table-cell table:style-name="ce5" office:value-type="float" office:value="276.99" calcext:value-type="float">
            <text:p>276,9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EALTOM,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967.67857142857" calcext:value-type="float">
            <text:p>4 968</text:p>
          </table:table-cell>
          <table:table-cell table:style-name="ce5" office:value-type="float" office:value="22.4" calcext:value-type="float">
            <text:p>2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RÁLOVSKÁ REALITNÍ,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797.71428571429" calcext:value-type="float">
            <text:p>4 798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g. Karina Uhlíková, CSc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480.26607538803" calcext:value-type="float">
            <text:p>3 480</text:p>
          </table:table-cell>
          <table:table-cell table:style-name="ce5" office:value-type="float" office:value="22.55" calcext:value-type="float">
            <text:p>22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ader Business Consulting Grou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dustrial Dynamics,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725.8407079646" calcext:value-type="float">
            <text:p>3 726</text:p>
          </table:table-cell>
          <table:table-cell table:style-name="ce5" office:value-type="float" office:value="45.2" calcext:value-type="float">
            <text:p>45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rigor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7.25" calcext:value-type="float">
            <text:p>17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arov.NET,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31.69811320755" calcext:value-type="float">
            <text:p>3 032</text:p>
          </table:table-cell>
          <table:table-cell table:style-name="ce5" office:value-type="float" office:value="21.2" calcext:value-type="float">
            <text:p>2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mages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48.75" calcext:value-type="float">
            <text:p>48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gr. Jana Vyhnal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7.1" calcext:value-type="float">
            <text:p>17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arie Ingold, Di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5.5" calcext:value-type="float">
            <text:p>1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B WIDE TRADING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38.05" calcext:value-type="float">
            <text:p>38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ukční a účetní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2.6" calcext:value-type="float">
            <text:p>22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onika Ťap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uroZone CZ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0.6" calcext:value-type="float">
            <text:p>20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reative Unit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65.75" calcext:value-type="float">
            <text:p>65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ICHONOV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725.94752186589" calcext:value-type="float">
            <text:p>3 726</text:p>
          </table:table-cell>
          <table:table-cell table:style-name="ce5" office:value-type="float" office:value="17.15" calcext:value-type="float">
            <text:p>17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oman Čud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4.3" calcext:value-type="float">
            <text:p>2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ERSIAL s. r. 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4346.76923076923" calcext:value-type="float">
            <text:p>4 347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teriérové dveře Brno s.r.o.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89.4" calcext:value-type="float">
            <text:p>8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FIRMIN Praha s. r. 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50.2" calcext:value-type="float">
            <text:p>50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nti GASTRO s. r. o.</text:p>
          </table:table-cell>
          <table:table-cell table:style-name="ce2" office:value-type="string" calcext:value-type="string">
            <text:p>pivní bar, vč. dvorku a skladů</text:p>
          </table:table-cell>
          <table:table-cell office:value-type="float" office:value="1641.4686825054" calcext:value-type="float">
            <text:p>1 641</text:p>
          </table:table-cell>
          <table:table-cell table:style-name="ce5" office:value-type="float" office:value="277.8" calcext:value-type="float">
            <text:p>277,8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iří Maňas - skla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 - skla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65.217391304348" calcext:value-type="float">
            <text:p>965</text:p>
          </table:table-cell>
          <table:table-cell table:style-name="ce5" office:value-type="float" office:value="9.2" calcext:value-type="float">
            <text:p>9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příprava nájemní smlouvy od 1.3.2016</text:p>
          </table:table-cell>
          <table:table-cell office:value-type="float" office:value="2832.98969072165" calcext:value-type="float">
            <text:p>2 833</text:p>
          </table:table-cell>
          <table:table-cell table:style-name="ce5" office:value-type="float" office:value="19.4" calcext:value-type="float">
            <text:p>19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4.9" calcext:value-type="float">
            <text:p>24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příprava nájemní smlouvy od 1.3.2016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3.5" calcext:value-type="float">
            <text:p>23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78.05" calcext:value-type="float">
            <text:p>78,0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OVACH VASYL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6.7" calcext:value-type="float">
            <text:p>26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ELLER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.14" calcext:value-type="float">
            <text:p>1 018</text:p>
          </table:table-cell>
          <table:table-cell table:style-name="ce5" office:value-type="float" office:value="52.52" calcext:value-type="float">
            <text:p>52,5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DOLEŽALOVÁ IVET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2.08" calcext:value-type="float">
            <text:p>52,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LEJSEK ONDŘEJ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52.12" calcext:value-type="float">
            <text:p>52,1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GOLD CAPITAL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14" calcext:value-type="float">
            <text:p>52,1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ZATŘEPÁLE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52.19" calcext:value-type="float">
            <text:p>52,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BABY MARKE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7.1" calcext:value-type="float">
            <text:p>917</text:p>
          </table:table-cell>
          <table:table-cell table:style-name="ce5" office:value-type="float" office:value="122.4" calcext:value-type="float">
            <text:p>12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79/23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939/1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DŽALIČ HEDIJ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8.87" calcext:value-type="float">
            <text:p>1 039</text:p>
          </table:table-cell>
          <table:table-cell table:style-name="ce5" office:value-type="float" office:value="47.4" calcext:value-type="float">
            <text:p>47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0/1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939/1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RABCOVÁ RAD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1/3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939/1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58.7" calcext:value-type="float">
            <text:p>58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2/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939/1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UD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OW A SPOL.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8.21" calcext:value-type="float">
            <text:p>1 208</text:p>
          </table:table-cell>
          <table:table-cell table:style-name="ce5" office:value-type="float" office:value="47.1" calcext:value-type="float">
            <text:p>47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1.7" calcext:value-type="float">
            <text:p>7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Šejbalové</text:p>
          </table:table-cell>
          <table:table-cell table:style-name="ce2" office:value-type="string" calcext:value-type="string">
            <text:p>889/6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939/2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/>
          <table:table-cell table:style-name="ce5" office:value-type="float" office:value="45.3" calcext:value-type="float">
            <text:p>45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MOLA STANISLAV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.67" calcext:value-type="float">
            <text:p>1 221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LAŽANIN PET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61.19" calcext:value-type="float">
            <text:p>1 261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3/15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939/3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GOLD CAPITA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28.5" calcext:value-type="float">
            <text:p>1 529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URBANEC PETR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7" calcext:value-type="float">
            <text:p>8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2.82" calcext:value-type="float">
            <text:p>32,8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5/4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1798/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RYKO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4.72" calcext:value-type="float">
            <text:p>54,7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6/3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1798/6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1.76" calcext:value-type="float">
            <text:p>632</text:p>
          </table:table-cell>
          <table:table-cell table:style-name="ce5" office:value-type="float" office:value="82.1" calcext:value-type="float">
            <text:p>82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HA J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.32" calcext:value-type="float">
            <text:p>32,3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61/4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string" calcext:value-type="string">
            <text:p>1798/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A SPOR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.5" calcext:value-type="float">
            <text:p>19,5</text:p>
          </table:table-cell>
          <table:table-cell office:value-type="string" calcext:value-type="string">
            <text:p>3.12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79.7" calcext:value-type="float">
            <text:p>79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O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11.4" calcext:value-type="float">
            <text:p>611</text:p>
          </table:table-cell>
          <table:table-cell table:style-name="ce5" office:value-type="float" office:value="17.22" calcext:value-type="float">
            <text:p>17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NECKÝ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31.1" calcext:value-type="float">
            <text:p>631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AVŮREK PAVE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95.2" calcext:value-type="float">
            <text:p>1 395</text:p>
          </table:table-cell>
          <table:table-cell table:style-name="ce5" office:value-type="float" office:value="33.2" calcext:value-type="float">
            <text:p>33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Španielova</text:p>
          </table:table-cell>
          <table:table-cell table:style-name="ce2" office:value-type="string" calcext:value-type="string">
            <text:p>1329/29</text:p>
          </table:table-cell>
          <table:table-cell table:style-name="ce2" office:value-type="float" office:value="1329" calcext:value-type="float">
            <text:p>1329</text:p>
          </table:table-cell>
          <table:table-cell table:style-name="ce2" office:value-type="string" calcext:value-type="string">
            <text:p>1293/59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3.22" calcext:value-type="float">
            <text:p>163,2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BABY GODDS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33" calcext:value-type="float">
            <text:p>1 333</text:p>
          </table:table-cell>
          <table:table-cell table:style-name="ce5" office:value-type="float" office:value="166.46" calcext:value-type="float">
            <text:p>166,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HRONEK LIBO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92" calcext:value-type="float">
            <text:p>61,9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AKŠTEJN J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165.46" calcext:value-type="float">
            <text:p>165,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EGIMAX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0" calcext:value-type="float">
            <text:p>510</text:p>
          </table:table-cell>
          <table:table-cell table:style-name="ce5" office:value-type="float" office:value="83.37" calcext:value-type="float">
            <text:p>83,3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9/57</text:p>
          </table:table-cell>
          <table:table-cell table:style-name="ce2" office:value-type="float" office:value="2529" calcext:value-type="float">
            <text:p>2529</text:p>
          </table:table-cell>
          <table:table-cell table:style-name="ce2" office:value-type="string" calcext:value-type="string">
            <text:p>2780/32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THERMIC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24.7" calcext:value-type="float">
            <text:p>1 325</text:p>
          </table:table-cell>
          <table:table-cell table:style-name="ce5" office:value-type="float" office:value="90.19" calcext:value-type="float">
            <text:p>90,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30/59</text:p>
          </table:table-cell>
          <table:table-cell table:style-name="ce2" office:value-type="float" office:value="2530" calcext:value-type="float">
            <text:p>2530</text:p>
          </table:table-cell>
          <table:table-cell table:style-name="ce2" office:value-type="string" calcext:value-type="string">
            <text:p>2780/32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INARIK RICHAR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6.15" calcext:value-type="float">
            <text:p>866</text:p>
          </table:table-cell>
          <table:table-cell table:style-name="ce5" office:value-type="float" office:value="148.94" calcext:value-type="float">
            <text:p>148,9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79/8</text:p>
          </table:table-cell>
          <table:table-cell table:style-name="ce2" office:value-type="float" office:value="2579" calcext:value-type="float">
            <text:p>2579</text:p>
          </table:table-cell>
          <table:table-cell table:style-name="ce2" office:value-type="string" calcext:value-type="string">
            <text:p>273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-IMPO S.R.O. RATH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210.7" calcext:value-type="float">
            <text:p>21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KULTURNÍ CENTRUM 12</text:p>
          </table:table-cell>
          <table:table-cell table:style-name="ce2" office:value-type="string" calcext:value-type="string">
            <text:p>kultumi služby</text:p>
          </table:table-cell>
          <table:table-cell/>
          <table:table-cell table:style-name="ce5" office:value-type="float" office:value="680.07" calcext:value-type="float">
            <text:p>680,07</text:p>
          </table:table-cell>
          <table:table-cell office:value-type="string" calcext:value-type="string">
            <text:p>31.7.2023</text:p>
          </table:table-cell>
          <table:table-cell table:style-name="ce5" office:value-type="float" office:value="1000" calcext:value-type="float">
            <text:p>1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HARENČÁK RUDOLF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BENEŠ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 table:number-rows-repeated="10473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Nebytové_prostory_2014_10_02_Bá.$A$1" table:cell-range-address="$Nebytové_prostory_2014_10_02_Bá.$P$1:.$P$1086"/>
        </table:named-expressions>
      </table:table>
      <table:table table:name="tcp" table:style-name="ta2">
        <office:forms form:automatic-focus="false" form:apply-design-mode="false"/>
        <table:table-column table:style-name="co18" table:number-columns-repeated="4" table:default-cell-style-name="Default"/>
        <table:table-row table:style-name="ro3">
          <table:table-cell table:number-columns-repeated="3"/>
          <table:table-cell table:style-name="ce12" office:value-type="string" calcext:value-type="string">
            <text:p>nazev</text:p>
          </table:table-cell>
        </table:table-row>
        <table:table-row table:style-name="ro3">
          <table:table-cell/>
          <table:table-cell table:style-name="ce5" office:value-type="string" calcext:value-type="string">
            <text:p>A - DRIVE s. r. o.</text:p>
          </table:table-cell>
          <table:table-cell table:style-name="ce11" table:formula="of:=EXACT([.D2];[.B2])" office:value-type="boolean" office:boolean-value="false" calcext:value-type="boolean">
            <text:p>NEPRAVDA</text:p>
          </table:table-cell>
          <table:table-cell table:style-name="ce12"/>
        </table:table-row>
        <table:table-row table:style-name="ro3">
          <table:table-cell/>
          <table:table-cell table:style-name="ce5" office:value-type="string" calcext:value-type="string">
            <text:p>ALADIN ANTIK s.r.o.</text:p>
          </table:table-cell>
          <table:table-cell table:style-name="ce11" table:formula="of:=EXACT([.D3];[.B3])" office:value-type="boolean" office:boolean-value="true" calcext:value-type="boolean">
            <text:p>PRAVDA</text:p>
          </table:table-cell>
          <table:table-cell table:style-name="ce13" office:value-type="string" calcext:value-type="string">
            <text:p>ALADIN ANTIK s.r.o.</text:p>
          </table:table-cell>
        </table:table-row>
        <table:table-row table:style-name="ro3">
          <table:table-cell/>
          <table:table-cell table:style-name="ce5" office:value-type="string" calcext:value-type="string">
            <text:p>ALBE PRAHA s.r.o. <text:s text:c="16"/></text:p>
          </table:table-cell>
          <table:table-cell table:style-name="ce11" table:formula="of:=EXACT([.D4];[.B4])" office:value-type="boolean" office:boolean-value="true" calcext:value-type="boolean">
            <text:p>PRAVDA</text:p>
          </table:table-cell>
          <table:table-cell table:style-name="ce13" office:value-type="string" calcext:value-type="string">
            <text:p>ALBE PRAHA s.r.o. <text:s text:c="16"/></text:p>
          </table:table-cell>
        </table:table-row>
        <table:table-row table:style-name="ro3">
          <table:table-cell/>
          <table:table-cell table:style-name="ce5"/>
          <table:table-cell table:style-name="ce11" table:formula="of:=EXACT([.D5];[.B5])" office:value-type="boolean" office:boolean-value="false" calcext:value-type="boolean">
            <text:p>NEPRAVDA</text:p>
          </table:table-cell>
          <table:table-cell table:style-name="ce13" office:value-type="string" calcext:value-type="string">
            <text:p>Bajer Martin</text:p>
          </table:table-cell>
        </table:table-row>
        <table:table-row table:style-name="ro3">
          <table:table-cell/>
          <table:table-cell table:style-name="ce5" office:value-type="string" calcext:value-type="string">
            <text:p>Benediktová Martina</text:p>
          </table:table-cell>
          <table:table-cell table:style-name="ce11" table:formula="of:=EXACT([.D6];[.B6])" office:value-type="boolean" office:boolean-value="true" calcext:value-type="boolean">
            <text:p>PRAVDA</text:p>
          </table:table-cell>
          <table:table-cell table:style-name="ce13" office:value-type="string" calcext:value-type="string">
            <text:p>Benediktová Martina</text:p>
          </table:table-cell>
        </table:table-row>
        <table:table-row table:style-name="ro3">
          <table:table-cell/>
          <table:table-cell table:style-name="ce5" office:value-type="string" calcext:value-type="string">
            <text:p>Café Bar Platýz s. r. o.</text:p>
          </table:table-cell>
          <table:table-cell table:style-name="ce11" table:formula="of:=EXACT([.D7];[.B7])" office:value-type="boolean" office:boolean-value="true" calcext:value-type="boolean">
            <text:p>PRAVDA</text:p>
          </table:table-cell>
          <table:table-cell table:style-name="ce13" office:value-type="string" calcext:value-type="string">
            <text:p>Café Bar Platýz s. r. o.</text:p>
          </table:table-cell>
        </table:table-row>
        <table:table-row table:style-name="ro3">
          <table:table-cell/>
          <table:table-cell table:style-name="ce5" office:value-type="string" calcext:value-type="string">
            <text:p>CULTRA PRAHA s.r.o.</text:p>
          </table:table-cell>
          <table:table-cell table:style-name="ce11" table:formula="of:=EXACT([.D8];[.B8])" office:value-type="boolean" office:boolean-value="true" calcext:value-type="boolean">
            <text:p>PRAVDA</text:p>
          </table:table-cell>
          <table:table-cell table:style-name="ce13" office:value-type="string" calcext:value-type="string">
            <text:p>CULTRA PRAHA s.r.o.</text:p>
          </table:table-cell>
        </table:table-row>
        <table:table-row table:style-name="ro3">
          <table:table-cell/>
          <table:table-cell table:style-name="ce5" office:value-type="string" calcext:value-type="string">
            <text:p>Di Mia s.r.o.</text:p>
          </table:table-cell>
          <table:table-cell table:style-name="ce11" table:formula="of:=EXACT([.D9];[.B9])" office:value-type="boolean" office:boolean-value="true" calcext:value-type="boolean">
            <text:p>PRAVDA</text:p>
          </table:table-cell>
          <table:table-cell table:style-name="ce13" office:value-type="string" calcext:value-type="string">
            <text:p>Di Mia s.r.o.</text:p>
          </table:table-cell>
        </table:table-row>
        <table:table-row table:style-name="ro3">
          <table:table-cell/>
          <table:table-cell table:style-name="ce5" office:value-type="string" calcext:value-type="string">
            <text:p>Di Mia s.r.o.</text:p>
          </table:table-cell>
          <table:table-cell table:style-name="ce11" table:formula="of:=EXACT([.D10];[.B10])" office:value-type="boolean" office:boolean-value="false" calcext:value-type="boolean">
            <text:p>NEPRAVDA</text:p>
          </table:table-cell>
          <table:table-cell table:style-name="ce13"/>
        </table:table-row>
        <table:table-row table:style-name="ro3">
          <table:table-cell/>
          <table:table-cell table:style-name="ce5" office:value-type="string" calcext:value-type="string">
            <text:p>Dudychová Alena</text:p>
          </table:table-cell>
          <table:table-cell table:style-name="ce11" table:formula="of:=EXACT([.D11];[.B11])" office:value-type="boolean" office:boolean-value="true" calcext:value-type="boolean">
            <text:p>PRAVDA</text:p>
          </table:table-cell>
          <table:table-cell table:style-name="ce14" office:value-type="string" calcext:value-type="string">
            <text:p>Dudychová Alena</text:p>
          </table:table-cell>
        </table:table-row>
        <table:table-row table:style-name="ro3">
          <table:table-cell/>
          <table:table-cell table:style-name="ce5" office:value-type="string" calcext:value-type="string">
            <text:p>EXCES 5555 s.r.o.</text:p>
          </table:table-cell>
          <table:table-cell table:style-name="ce11" table:formula="of:=EXACT([.D12];[.B12])" office:value-type="boolean" office:boolean-value="false" calcext:value-type="boolean">
            <text:p>NEPRAVDA</text:p>
          </table:table-cell>
          <table:table-cell table:style-name="ce14"/>
        </table:table-row>
        <table:table-row table:style-name="ro3">
          <table:table-cell/>
          <table:table-cell table:style-name="ce5"/>
          <table:table-cell table:style-name="ce11" table:formula="of:=EXACT([.D13];[.B13])" office:value-type="boolean" office:boolean-value="false" calcext:value-type="boolean">
            <text:p>NEPRAVDA</text:p>
          </table:table-cell>
          <table:table-cell table:style-name="ce13" office:value-type="string" calcext:value-type="string">
            <text:p>FISHKY ART s. r. o.</text:p>
          </table:table-cell>
        </table:table-row>
        <table:table-row table:style-name="ro3">
          <table:table-cell/>
          <table:table-cell table:style-name="ce5" office:value-type="string" calcext:value-type="string">
            <text:p>FOKUS optik a.s. <text:s text:c="5"/></text:p>
          </table:table-cell>
          <table:table-cell table:style-name="ce11" table:formula="of:=EXACT([.D14];[.B14])" office:value-type="boolean" office:boolean-value="true" calcext:value-type="boolean">
            <text:p>PRAVDA</text:p>
          </table:table-cell>
          <table:table-cell table:style-name="ce12" office:value-type="string" calcext:value-type="string">
            <text:p>FOKUS optik a.s. <text:s text:c="5"/></text:p>
          </table:table-cell>
        </table:table-row>
        <table:table-row table:style-name="ro3">
          <table:table-cell/>
          <table:table-cell table:style-name="ce5" office:value-type="string" calcext:value-type="string">
            <text:p>Gammy Gold s.r.o. <text:s text:c="8"/></text:p>
          </table:table-cell>
          <table:table-cell table:style-name="ce11" table:formula="of:=EXACT([.D15];[.B15])" office:value-type="boolean" office:boolean-value="true" calcext:value-type="boolean">
            <text:p>PRAVDA</text:p>
          </table:table-cell>
          <table:table-cell table:style-name="ce13" office:value-type="string" calcext:value-type="string">
            <text:p>Gammy Gold s.r.o. <text:s text:c="8"/></text:p>
          </table:table-cell>
        </table:table-row>
        <table:table-row table:style-name="ro3">
          <table:table-cell/>
          <table:table-cell table:style-name="ce5" office:value-type="string" calcext:value-type="string">
            <text:p>HILKEN <text:s/>s.r.o. <text:s text:c="6"/></text:p>
          </table:table-cell>
          <table:table-cell table:style-name="ce11" table:formula="of:=EXACT([.D16];[.B16])" office:value-type="boolean" office:boolean-value="true" calcext:value-type="boolean">
            <text:p>PRAVDA</text:p>
          </table:table-cell>
          <table:table-cell table:style-name="ce15" office:value-type="string" calcext:value-type="string">
            <text:p>HILKEN <text:s/>s.r.o. <text:s text:c="6"/></text:p>
          </table:table-cell>
        </table:table-row>
        <table:table-row table:style-name="ro3">
          <table:table-cell/>
          <table:table-cell table:style-name="ce5" office:value-type="string" calcext:value-type="string">
            <text:p>Hrochová Andrea</text:p>
          </table:table-cell>
          <table:table-cell table:style-name="ce11" table:formula="of:=EXACT([.D17];[.B17])" office:value-type="boolean" office:boolean-value="true" calcext:value-type="boolean">
            <text:p>PRAVDA</text:p>
          </table:table-cell>
          <table:table-cell table:style-name="ce13" office:value-type="string" calcext:value-type="string">
            <text:p>Hrochová Andrea</text:p>
          </table:table-cell>
        </table:table-row>
        <table:table-row table:style-name="ro4">
          <table:table-cell/>
          <table:table-cell table:style-name="ce5" office:value-type="string" calcext:value-type="string">
            <text:p>Jazykový Institut Praha s.r.o.</text:p>
          </table:table-cell>
          <table:table-cell table:style-name="ce11" table:formula="of:=EXACT([.D18];[.B18])" office:value-type="boolean" office:boolean-value="true" calcext:value-type="boolean">
            <text:p>PRAVDA</text:p>
          </table:table-cell>
          <table:table-cell table:style-name="ce16" office:value-type="string" calcext:value-type="string">
            <text:p>Jazykový Institut Praha s.r.o.</text:p>
          </table:table-cell>
        </table:table-row>
        <table:table-row table:style-name="ro3">
          <table:table-cell/>
          <table:table-cell table:style-name="ce5" office:value-type="string" calcext:value-type="string">
            <text:p>KARA Trutnov a.s. <text:s/></text:p>
          </table:table-cell>
          <table:table-cell table:style-name="ce11" table:formula="of:=EXACT([.D19];[.B19])" office:value-type="boolean" office:boolean-value="true" calcext:value-type="boolean">
            <text:p>PRAVDA</text:p>
          </table:table-cell>
          <table:table-cell table:style-name="ce13" office:value-type="string" calcext:value-type="string">
            <text:p>KARA Trutnov a.s. <text:s/></text:p>
          </table:table-cell>
        </table:table-row>
        <table:table-row table:style-name="ro3">
          <table:table-cell/>
          <table:table-cell table:style-name="ce5" office:value-type="string" calcext:value-type="string">
            <text:p>Králová Terezie</text:p>
          </table:table-cell>
          <table:table-cell table:style-name="ce11" table:formula="of:=EXACT([.D20];[.B20])" office:value-type="boolean" office:boolean-value="false" calcext:value-type="boolean">
            <text:p>NEPRAVDA</text:p>
          </table:table-cell>
          <table:table-cell table:style-name="ce13" office:value-type="string" calcext:value-type="string">
            <text:p>LINPITRI a. s.</text:p>
          </table:table-cell>
        </table:table-row>
        <table:table-row table:style-name="ro3">
          <table:table-cell/>
          <table:table-cell table:style-name="ce5" office:value-type="string" calcext:value-type="string">
            <text:p>Linkeová Dana <text:s text:c="2"/></text:p>
          </table:table-cell>
          <table:table-cell table:style-name="ce11" table:formula="of:=EXACT([.D21];[.B21])" office:value-type="boolean" office:boolean-value="false" calcext:value-type="boolean">
            <text:p>NEPRAVDA</text:p>
          </table:table-cell>
          <table:table-cell table:style-name="ce13" office:value-type="string" calcext:value-type="string">
            <text:p>Magon Pascal</text:p>
          </table:table-cell>
        </table:table-row>
        <table:table-row table:style-name="ro5">
          <table:table-cell/>
          <table:table-cell table:style-name="ce5" office:value-type="string" calcext:value-type="string">
            <text:p>Mateřská škola Národní se zaměřením na ranou péči Národní 416/37</text:p>
          </table:table-cell>
          <table:table-cell table:style-name="ce11" table:formula="of:=EXACT([.D22];[.B22])" office:value-type="boolean" office:boolean-value="true" calcext:value-type="boolean">
            <text:p>PRAVDA</text:p>
          </table:table-cell>
          <table:table-cell table:style-name="ce17" office:value-type="string" calcext:value-type="string">
            <text:p>Mateřská škola Národní se zaměřením na ranou péči Národní 416/37</text:p>
          </table:table-cell>
        </table:table-row>
        <table:table-row table:style-name="ro3">
          <table:table-cell/>
          <table:table-cell table:style-name="ce5" office:value-type="string" calcext:value-type="string">
            <text:p>MODAD s. r. o. </text:p>
          </table:table-cell>
          <table:table-cell table:style-name="ce11" table:formula="of:=EXACT([.D23];[.B23])" office:value-type="boolean" office:boolean-value="true" calcext:value-type="boolean">
            <text:p>PRAVDA</text:p>
          </table:table-cell>
          <table:table-cell table:style-name="ce13" office:value-type="string" calcext:value-type="string">
            <text:p>MODAD s. r. o. </text:p>
          </table:table-cell>
        </table:table-row>
        <table:table-row table:style-name="ro6">
          <table:table-cell/>
          <table:table-cell table:style-name="ce5" office:value-type="string" calcext:value-type="string">
            <text:p>Nadační fond Festival spisovatelů Praha </text:p>
          </table:table-cell>
          <table:table-cell table:style-name="ce11" table:formula="of:=EXACT([.D24];[.B24])" office:value-type="boolean" office:boolean-value="true" calcext:value-type="boolean">
            <text:p>PRAVDA</text:p>
          </table:table-cell>
          <table:table-cell table:style-name="ce18" office:value-type="string" calcext:value-type="string">
            <text:p>Nadační fond Festival spisovatelů Praha </text:p>
          </table:table-cell>
        </table:table-row>
        <table:table-row table:style-name="ro3">
          <table:table-cell/>
          <table:table-cell table:style-name="ce5" office:value-type="string" calcext:value-type="string">
            <text:p>Oplt Libor <text:s/></text:p>
          </table:table-cell>
          <table:table-cell table:style-name="ce11" table:formula="of:=EXACT([.D25];[.B25])" office:value-type="boolean" office:boolean-value="true" calcext:value-type="boolean">
            <text:p>PRAVDA</text:p>
          </table:table-cell>
          <table:table-cell table:style-name="ce13" office:value-type="string" calcext:value-type="string">
            <text:p>Oplt Libor <text:s/></text:p>
          </table:table-cell>
        </table:table-row>
        <table:table-row table:style-name="ro3">
          <table:table-cell/>
          <table:table-cell table:style-name="ce5" office:value-type="string" calcext:value-type="string">
            <text:p>PREdistribuce, a.s. <text:s text:c="16"/></text:p>
          </table:table-cell>
          <table:table-cell table:style-name="ce11" table:formula="of:=EXACT([.D26];[.B26])" office:value-type="boolean" office:boolean-value="true" calcext:value-type="boolean">
            <text:p>PRAVDA</text:p>
          </table:table-cell>
          <table:table-cell table:style-name="ce13" office:value-type="string" calcext:value-type="string">
            <text:p>PREdistribuce, a.s. <text:s text:c="16"/></text:p>
          </table:table-cell>
        </table:table-row>
        <table:table-row table:style-name="ro3">
          <table:table-cell/>
          <table:table-cell table:style-name="ce5" office:value-type="string" calcext:value-type="string">
            <text:p>RANNÝ ARCHITECTS s.r.o.</text:p>
          </table:table-cell>
          <table:table-cell table:style-name="ce11" table:formula="of:=EXACT([.D27];[.B27])" office:value-type="boolean" office:boolean-value="true" calcext:value-type="boolean">
            <text:p>PRAVDA</text:p>
          </table:table-cell>
          <table:table-cell table:style-name="ce19" office:value-type="string" calcext:value-type="string">
            <text:p>RANNÝ ARCHITECTS s.r.o.</text:p>
          </table:table-cell>
        </table:table-row>
        <table:table-row table:style-name="ro3">
          <table:table-cell/>
          <table:table-cell table:style-name="ce5" office:value-type="string" calcext:value-type="string">
            <text:p>Ranný Mojmír, Ing.arch.</text:p>
          </table:table-cell>
          <table:table-cell table:style-name="ce11" table:formula="of:=EXACT([.D28];[.B28])" office:value-type="boolean" office:boolean-value="false" calcext:value-type="boolean">
            <text:p>NEPRAVDA</text:p>
          </table:table-cell>
          <table:table-cell table:style-name="ce19"/>
        </table:table-row>
        <table:table-row table:style-name="ro3">
          <table:table-cell/>
          <table:table-cell table:style-name="ce5" office:value-type="string" calcext:value-type="string">
            <text:p>TOK Plus s.r.o.</text:p>
          </table:table-cell>
          <table:table-cell table:style-name="ce11" table:formula="of:=EXACT([.D29];[.B29])" office:value-type="boolean" office:boolean-value="true" calcext:value-type="boolean">
            <text:p>PRAVDA</text:p>
          </table:table-cell>
          <table:table-cell table:style-name="ce13" office:value-type="string" calcext:value-type="string">
            <text:p>TOK Plus s.r.o.</text:p>
          </table:table-cell>
        </table:table-row>
        <table:table-row table:style-name="ro3">
          <table:table-cell/>
          <table:table-cell table:style-name="ce5" office:value-type="string" calcext:value-type="string">
            <text:p>Tomková Zuzana</text:p>
          </table:table-cell>
          <table:table-cell table:style-name="ce11" table:formula="of:=EXACT([.D30];[.B30])" office:value-type="boolean" office:boolean-value="true" calcext:value-type="boolean">
            <text:p>PRAVDA</text:p>
          </table:table-cell>
          <table:table-cell table:style-name="ce13" office:value-type="string" calcext:value-type="string">
            <text:p>Tomková Zuzana</text:p>
          </table:table-cell>
        </table:table-row>
        <table:table-row table:style-name="ro3">
          <table:table-cell/>
          <table:table-cell table:style-name="ce5" office:value-type="string" calcext:value-type="string">
            <text:p>Ularia Company <text:s/>s.r.o.</text:p>
          </table:table-cell>
          <table:table-cell table:style-name="ce11" table:formula="of:=EXACT([.D31];[.B31])" office:value-type="boolean" office:boolean-value="true" calcext:value-type="boolean">
            <text:p>PRAVDA</text:p>
          </table:table-cell>
          <table:table-cell table:style-name="ce13" office:value-type="string" calcext:value-type="string">
            <text:p>Ularia Company <text:s/>s.r.o.</text:p>
          </table:table-cell>
        </table:table-row>
        <table:table-row table:style-name="ro3">
          <table:table-cell/>
          <table:table-cell table:style-name="ce5" office:value-type="string" calcext:value-type="string">
            <text:p>Volkorp s. r. o.</text:p>
          </table:table-cell>
          <table:table-cell table:style-name="ce11" table:formula="of:=EXACT([.D32];[.B32])" office:value-type="boolean" office:boolean-value="false" calcext:value-type="boolean">
            <text:p>NEPRAVDA</text:p>
          </table:table-cell>
          <table:table-cell table:style-name="ce20" office:value-type="string" calcext:value-type="string">
            <text:p>Volné</text:p>
          </table:table-cell>
        </table:table-row>
        <table:table-row table:style-name="ro3">
          <table:table-cell table:number-columns-repeated="2"/>
          <table:table-cell table:style-name="ce11" table:formula="of:=EXACT([.D33];[.B36])" office:value-type="boolean" office:boolean-value="false" calcext:value-type="boolean">
            <text:p>NEPRAVDA</text:p>
          </table:table-cell>
          <table:table-cell table:style-name="ce21" office:value-type="string" calcext:value-type="string">
            <text:p>Volné</text:p>
          </table:table-cell>
        </table:table-row>
        <table:table-row table:style-name="ro3">
          <table:table-cell table:number-columns-repeated="2"/>
          <table:table-cell table:style-name="ce11" table:formula="of:=EXACT([.D34];[.B34])" office:value-type="boolean" office:boolean-value="false" calcext:value-type="boolean">
            <text:p>NEPRAVDA</text:p>
          </table:table-cell>
          <table:table-cell table:style-name="ce22" office:value-type="string" calcext:value-type="string">
            <text:p>Volné</text:p>
          </table:table-cell>
        </table:table-row>
        <table:table-row table:style-name="ro3">
          <table:table-cell table:number-columns-repeated="2"/>
          <table:table-cell table:style-name="ce11" table:formula="of:=EXACT([.D35];[.B35])" office:value-type="boolean" office:boolean-value="false" calcext:value-type="boolean">
            <text:p>NEPRAVDA</text:p>
          </table:table-cell>
          <table:table-cell table:style-name="ce21" office:value-type="string" calcext:value-type="string">
            <text:p>Volné </text:p>
          </table:table-cell>
        </table:table-row>
        <table:table-row table:style-name="ro3">
          <table:table-cell/>
          <table:table-cell table:style-name="ce5" office:value-type="string" calcext:value-type="string">
            <text:p>Zlatá loď, s.r.o. <text:s text:c="8"/></text:p>
          </table:table-cell>
          <table:table-cell table:style-name="ce11" table:formula="of:=EXACT([.D36];[.B36])" office:value-type="boolean" office:boolean-value="true" calcext:value-type="boolean">
            <text:p>PRAVDA</text:p>
          </table:table-cell>
          <table:table-cell table:style-name="ce13" office:value-type="string" calcext:value-type="string">
            <text:p>Zlatá loď, s.r.o. <text:s text:c="8"/></text:p>
          </table:table-cell>
        </table:table-row>
        <table:table-row table:style-name="ro3" table:number-rows-repeated="1048539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List3" table:style-name="ta2">
        <office:forms form:automatic-focus="false" form:apply-design-mode="false"/>
        <table:table-column table:style-name="co18" table:number-columns-repeated="2" table:default-cell-style-name="Default"/>
        <table:table-column table:style-name="co18" table:default-cell-style-name="ce5"/>
        <table:table-row table:style-name="ro7">
          <table:table-cell table:number-columns-repeated="2"/>
          <table:table-cell table:style-name="Default" office:value-type="string" calcext:value-type="string">
            <text:p>nazev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 - DRIVE s. r. o.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LADIN ANTIK s.r.o.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LBE PRAHA s.r.o. <text:s text:c="16"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enediktová Martin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afé Bar Platýz s. r. o.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ULTRA PRAHA s.r.o.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i Mia s.r.o.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i Mia s.r.o.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udychová Alen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XCES 5555 s.r.o.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OKUS optik a.s. <text:s text:c="5"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Gammy Gold s.r.o. <text:s text:c="8"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HILKEN <text:s/>s.r.o. <text:s text:c="6"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Hrochová Andre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Jazykový Institut Praha s.r.o.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KARA Trutnov a.s.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Králová Terezi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Linkeová Dana <text:s text:c="2"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ateřská škola Národní se zaměřením na ranou péči Národní 416/3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ODAD s. r. o.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Nadační fond Festival spisovatelů Praha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Oplt Libor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REdistribuce, a.s. <text:s text:c="16"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NNÝ ARCHITECTS s.r.o.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nný Mojmír, Ing.arch.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OK Plus s.r.o.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omková Zuzan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laria Company <text:s/>s.r.o.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olkorp s. r. o.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Zlatá loď, s.r.o. <text:s text:c="8"/></text:p>
          </table:table-cell>
        </table:table-row>
      </table:table>
      <table:named-expressions>
        <table:named-range table:name="Nebytové_prostory_2014_10_02_Bárta" table:base-cell-address="$Nebytové_prostory_2014_10_02_Bá.$A$1" table:cell-range-address="$Nebytové_prostory_2014_10_02_Bá.$A$1:.$P$1086"/>
      </table:named-expressions>
      <table:database-ranges>
        <table:database-range table:name="__Anonymous_Sheet_DB__0" table:target-range-address="Nebytové_prostory_2014_10_02_Bá.A1:Nebytové_prostory_2014_10_02_Bá.P125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cp.D1:tcp.D36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List3.C1:List3.C3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MS Sans Serif" svg:font-family="'MS Sans Serif'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1" number:grouping="true"/>
      <number:text> Kč</number:text>
    </number:number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fill-character> </loext:fill-character>
      <number:text>-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fill-character> </loext:fill-character>
      <number:text>- Kč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1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0P1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42P2" style:volatile="true">
      <loext:text> </loext:text>
      <loext:fill-character> </loext:fill-character>
      <number:text>- Kč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loext:min-decimal-places="2" number:min-integer-digits="1"/>
    </number:number-style>
    <number:number-style style:name="N151">
      <style:text-properties fo:color="#ff0000"/>
      <number:number number:decimal-places="2" loext:min-decimal-places="2" number:min-integer-digits="1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style:text-properties fo:color="#ff0000"/>
      <number:number number:decimal-places="2" loext:min-decimal-places="2" number:min-integer-digits="1" number:grouping="true"/>
      <style:map style:condition="value()&gt;=0" style:apply-style-name="N152P0"/>
    </number:number-style>
    <number:date-style style:name="N153">
      <number:day/>
      <number:text>.</number:text>
      <number:month/>
    </number:date-style>
    <number:number-style style:name="N155P0" style:volatile="true">
      <number:number number:decimal-places="2" loext:min-decimal-places="2" number:min-integer-digits="1" number:grouping="true"/>
      <number:text> </number:text>
    </number:number-style>
    <number:number-style style:name="N15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55P0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On</number:text>
    </number:number-style>
    <number:number-style style:name="N161P1" style:volatile="true">
      <number:text>On</number:text>
    </number:number-style>
    <number:number-style style:name="N161">
      <number:text>Off</number:text>
      <style:map style:condition="value()&gt;0" style:apply-style-name="N161P0"/>
      <style:map style:condition="value()&lt;0" style:apply-style-name="N161P1"/>
    </number:number-style>
    <number:number-style style:name="N162">
      <number:number number:decimal-places="1" loext:min-decimal-places="1" number:min-integer-digits="1" number:grouping="true"/>
    </number:number-style>
    <number:number-style style:name="N163">
      <number:number number:decimal-places="0" loext:min-decimal-places="0" number:min-integer-digits="1" number:grouping="true"/>
      <number:text>     </number:text>
    </number:number-style>
    <number:currency-style style:name="N165P0" style:volatile="true">
      <number:currency-symbol number:language="cs" number:country="CZ">¥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65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65P0"/>
    </number:currency-style>
    <number:date-style style:name="N166">
      <number:month number:textual="true"/>
      <number:text>.</number:text>
      <number:year number:style="long"/>
    </number:date-style>
    <number:currency-style style:name="N168P0" style:volatile="true"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68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68P0"/>
    </number:currency-style>
    <number:number-style style:name="N169P0" style:volatile="true">
      <number:number number:decimal-places="0" loext:min-decimal-places="0" number:min-integer-digits="1" number:grouping="true"/>
      <number:text> Kč</number:text>
    </number:number-style>
    <number:number-style style:name="N169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69P0"/>
    </number:number-style>
    <number:number-style style:name="N170P0" style:volatile="true">
      <number:number number:decimal-places="0" loext:min-decimal-places="0" number:min-integer-digits="1" number:grouping="true"/>
      <number:text> Kč</number:text>
    </number:number-style>
    <number:number-style style:name="N170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70P0"/>
    </number:number-style>
    <number:number-style style:name="N171P0" style:volatile="true">
      <number:number number:decimal-places="2" loext:min-decimal-places="2" number:min-integer-digits="1" number:grouping="true"/>
      <number:text> Kč</number:text>
    </number:number-style>
    <number:number-style style:name="N171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71P0"/>
    </number:number-style>
    <number:number-style style:name="N172P0" style:volatile="true">
      <number:number number:decimal-places="2" loext:min-decimal-places="2" number:min-integer-digits="1" number:grouping="true"/>
      <number:text> Kč</number:text>
    </number:number-style>
    <number:number-style style:name="N172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72P0"/>
    </number:number-style>
    <number:number-style style:name="N17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7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73P2" style:volatile="true">
      <loext:text> </loext:text>
      <loext:fill-character> </loext:fill-character>
      <number:text>- 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74P2" style:volatile="true">
      <loext:text> </loext:text>
      <loext:fill-character> </loext:fill-character>
      <number:text>- Kč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76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8P0" style:volatile="true">
      <number:number number:decimal-places="2" loext:min-decimal-places="2" number:min-integer-digits="1" number:grouping="true"/>
      <number:text> </number:text>
    </number:number-style>
    <number:number-style style:name="N17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text>On</number:text>
    </number:number-style>
    <number:number-style style:name="N181P1" style:volatile="true">
      <number:text>On</number:text>
    </number:number-style>
    <number:number-style style:name="N181">
      <number:text>Off</number:text>
      <style:map style:condition="value()&gt;0" style:apply-style-name="N181P0"/>
      <style:map style:condition="value()&lt;0" style:apply-style-name="N181P1"/>
    </number:number-style>
    <number:number-style style:name="N182">
      <number:number number:decimal-places="0" loext:min-decimal-places="0" number:min-integer-digits="1" number:grouping="true"/>
      <number:text> Kč</number:text>
    </number:number-style>
    <number:number-style style:name="N183">
      <number:number number:decimal-places="0" loext:min-decimal-places="0" number:min-integer-digits="1" number:grouping="true"/>
      <number:text>     </number:text>
    </number:number-style>
    <number:currency-style style:name="N184P0" style:volatile="true">
      <number:currency-symbol number:language="cs" number:country="CZ">¥€</number:currency-symbol>
      <number:text> </number:text>
      <number:number number:decimal-places="0" loext:min-decimal-places="0" number:min-integer-digits="3" number:grouping="true">
        <number:embedded-text number:position="5"> </number:embedded-text>
      </number:number>
      <number:text> </number:text>
    </number:currency-style>
    <number:currency-style style:name="N184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 number:grouping="true">
        <number:embedded-text number:position="5"> </number:embedded-text>
      </number:number>
      <number:text>)</number:text>
      <style:map style:condition="value()&gt;=0" style:apply-style-name="N184P0"/>
    </number:currency-style>
    <number:currency-style style:name="N185P0" style:volatile="true">
      <number:currency-symbol number:language="cs" number:country="CZ">€</number:currency-symbol>
      <number:text> </number:text>
      <number:number number:decimal-places="0" loext:min-decimal-places="0" number:min-integer-digits="3" number:grouping="true">
        <number:embedded-text number:position="5"> </number:embedded-text>
      </number:number>
      <number:text> </number:text>
    </number:currency-style>
    <number:currency-style style:name="N185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 number:grouping="true">
        <number:embedded-text number:position="5"> </number:embedded-text>
      </number:number>
      <number:text>)</number:text>
      <style:map style:condition="value()&gt;=0" style:apply-style-name="N185P0"/>
    </number:currency-style>
    <number:number-style style:name="N186">
      <number:number number:decimal-places="2" loext:min-decimal-places="2" number:min-integer-digits="1" number:grouping="true"/>
      <number:text>     </number:text>
    </number:number-style>
    <number:number-style style:name="N187">
      <number:number number:decimal-places="2" loext:min-decimal-places="2" number:min-integer-digits="1" number:grouping="true"/>
      <number:text> Kč</number:text>
    </number:number-style>
    <number:date-style style:name="N10107" number:language="cs" number:country="CZ">
      <number:day/>
      <number:text>.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MS Sans Serif" fo:font-family="'MS Sans Serif'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.00.0000</text:date>, <text:time style:data-style-name="N2" text:time-value="11:14:17.020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Nebytové_5f_prostory_5f_2014_5f_10_5f_02_5f_Bá" style:display-name="PageStyle_Nebytové_prostory_2014_10_02_Bá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6T12:22:23.431000000</dc:date>
    <meta:generator>LibreOffice/5.0.3.2$Windows_x86 LibreOffice_project/e5f16313668ac592c1bfb310f4390624e3dbfb75</meta:generator>
    <meta:editing-duration>PT13H20M46S</meta:editing-duration>
    <meta:editing-cycles>9</meta:editing-cycles>
    <meta:document-statistic meta:table-count="3" meta:cell-count="16559" meta:object-count="0"/>
  </office:meta>
</office:document-meta>
</file>